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1931in" table:align="left"/>
    </style:style>
    <style:style style:name="Table1.A" style:family="table-column">
      <style:table-column-properties style:column-width="0.5743in"/>
    </style:style>
    <style:style style:name="Table1.B" style:family="table-column">
      <style:table-column-properties style:column-width="2.0583in"/>
    </style:style>
    <style:style style:name="Table1.C" style:family="table-column">
      <style:table-column-properties style:column-width="2.5604in"/>
    </style:style>
    <style:style style:name="Table1.A1" style:family="table-cell">
      <style:table-cell-properties style:vertical-align="middle" fo:padding="0.0194in" fo:border="none"/>
    </style:style>
    <style:style style:name="Table2" style:family="table">
      <style:table-properties style:width="4.6299in" table:align="left"/>
    </style:style>
    <style:style style:name="Table2.A" style:family="table-column">
      <style:table-column-properties style:column-width="0.7597in"/>
    </style:style>
    <style:style style:name="Table2.B" style:family="table-column">
      <style:table-column-properties style:column-width="1.9736in"/>
    </style:style>
    <style:style style:name="Table2.C" style:family="table-column">
      <style:table-column-properties style:column-width="1.8965in"/>
    </style:style>
    <style:style style:name="Table2.A1" style:family="table-cell">
      <style:table-cell-properties style:vertical-align="middle" fo:padding="0.0194in" fo:border="none"/>
    </style:style>
    <style:style style:name="Table3" style:family="table">
      <style:table-properties style:width="3.0535in" table:align="left"/>
    </style:style>
    <style:style style:name="Table3.A" style:family="table-column">
      <style:table-column-properties style:column-width="1.125in"/>
    </style:style>
    <style:style style:name="Table3.B" style:family="table-column">
      <style:table-column-properties style:column-width="1.9285in"/>
    </style:style>
    <style:style style:name="Table3.A1" style:family="table-cell">
      <style:table-cell-properties style:vertical-align="middle" fo:padding="0.0194in" fo:border="none"/>
    </style:style>
    <style:style style:name="Table4" style:family="table">
      <style:table-properties style:width="6.0424in" table:align="left"/>
    </style:style>
    <style:style style:name="Table4.A" style:family="table-column">
      <style:table-column-properties style:column-width="0.7326in"/>
    </style:style>
    <style:style style:name="Table4.B" style:family="table-column">
      <style:table-column-properties style:column-width="5.3097in"/>
    </style:style>
    <style:style style:name="Table4.A1" style:family="table-cell">
      <style:table-cell-properties style:vertical-align="middle" fo:padding="0.0194in" fo:border="none"/>
    </style:style>
    <style:style style:name="Table5" style:family="table">
      <style:table-properties style:width="5.7208in" table:align="left"/>
    </style:style>
    <style:style style:name="Table5.A" style:family="table-column">
      <style:table-column-properties style:column-width="1.884in"/>
    </style:style>
    <style:style style:name="Table5.B" style:family="table-column">
      <style:table-column-properties style:column-width="2.9681in"/>
    </style:style>
    <style:style style:name="Table5.C" style:family="table-column">
      <style:table-column-properties style:column-width="0.868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3.0097in"/>
    </style:style>
    <style:style style:name="Table6.B" style:family="table-column">
      <style:table-column-properties style:column-width="3.6833in"/>
    </style:style>
    <style:style style:name="Table6.A1" style:family="table-cell">
      <style:table-cell-properties style:vertical-align="middle" fo:padding="0.0194in" fo:border="none"/>
    </style:style>
    <style:style style:name="Table7" style:family="table">
      <style:table-properties style:width="2.4111in" table:align="left"/>
    </style:style>
    <style:style style:name="Table7.A" style:family="table-column">
      <style:table-column-properties style:column-width="0.5743in"/>
    </style:style>
    <style:style style:name="Table7.B" style:family="table-column">
      <style:table-column-properties style:column-width="1.0319in"/>
    </style:style>
    <style:style style:name="Table7.C" style:family="table-column">
      <style:table-column-properties style:column-width="0.8049in"/>
    </style:style>
    <style:style style:name="Table7.A1" style:family="table-cell">
      <style:table-cell-properties style:vertical-align="middle" fo:padding="0.0194in" fo:border="none"/>
    </style:style>
    <style:style style:name="Table8" style:family="table">
      <style:table-properties style:width="4.5403in" table:align="left"/>
    </style:style>
    <style:style style:name="Table8.A" style:family="table-column">
      <style:table-column-properties style:column-width="2.075in"/>
    </style:style>
    <style:style style:name="Table8.B" style:family="table-column">
      <style:table-column-properties style:column-width="2.4653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3.2625in"/>
    </style:style>
    <style:style style:name="Table9.B" style:family="table-column">
      <style:table-column-properties style:column-width="1.0181in"/>
    </style:style>
    <style:style style:name="Table9.C" style:family="table-column">
      <style:table-column-properties style:column-width="2.4125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1.5417in"/>
    </style:style>
    <style:style style:name="Table10.B" style:family="table-column">
      <style:table-column-properties style:column-width="1.5313in"/>
    </style:style>
    <style:style style:name="Table10.C" style:family="table-column">
      <style:table-column-properties style:column-width="2.0125in"/>
    </style:style>
    <style:style style:name="Table10.D" style:family="table-column">
      <style:table-column-properties style:column-width="1.6076in"/>
    </style:style>
    <style:style style:name="Table10.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list-style-name="L15"/>
    <style:style style:name="P6" style:family="paragraph" style:parent-style-name="Preformatted_20_Text" style:list-style-name="L15">
      <style:paragraph-properties fo:margin-top="0in" fo:margin-bottom="0.1965in" style:contextual-spacing="false" style:writing-mode="lr-tb"/>
    </style:style>
    <style:style style:name="P7" style:family="paragraph" style:parent-style-name="Preformatted_20_Text" style:list-style-name="L15">
      <style:paragraph-properties fo:margin-left="0in" fo:margin-right="0in" fo:margin-top="0in" fo:margin-bottom="0.1965in" style:contextual-spacing="false" fo:text-indent="0in" style:auto-text-indent="false" style:writing-mode="lr-tb"/>
    </style:style>
    <style:style style:name="P8" style:family="paragraph" style:parent-style-name="Preformatted_20_Text" style:list-style-name="L15">
      <style:paragraph-properties fo:margin-left="0in" fo:margin-right="0in" fo:text-indent="0in" style:auto-text-indent="false" style:writing-mode="lr-tb"/>
    </style:style>
    <style:style style:name="P9" style:family="paragraph" style:parent-style-name="Preformatted_20_Text" style:list-style-name="L32"/>
    <style:style style:name="P10" style:family="paragraph" style:parent-style-name="Preformatted_20_Text" style:list-style-name="L32">
      <style:paragraph-properties fo:margin-left="0in" fo:margin-right="0in" fo:margin-top="0in" fo:margin-bottom="0.1965in" style:contextual-spacing="false" fo:text-indent="0in" style:auto-text-indent="false" style:writing-mode="lr-tb"/>
    </style:style>
    <style:style style:name="P11" style:family="paragraph" style:parent-style-name="Preformatted_20_Text" style:list-style-name="L36"/>
    <style:style style:name="P12" style:family="paragraph" style:parent-style-name="Preformatted_20_Text" style:list-style-name="L36">
      <style:paragraph-properties fo:margin-top="0in" fo:margin-bottom="0.1965in" style:contextual-spacing="false" style:writing-mode="lr-tb"/>
    </style:style>
    <style:style style:name="P13" style:family="paragraph" style:parent-style-name="Preformatted_20_Text" style:list-style-name="L36">
      <style:paragraph-properties fo:margin-left="0in" fo:margin-right="0in" fo:text-indent="0in" style:auto-text-indent="false" style:writing-mode="lr-tb"/>
    </style:style>
    <style:style style:name="P14" style:family="paragraph" style:parent-style-name="Preformatted_20_Text" style:list-style-name="L46"/>
    <style:style style:name="P15" style:family="paragraph" style:parent-style-name="Preformatted_20_Text" style:list-style-name="L46">
      <style:paragraph-properties fo:margin-top="0in" fo:margin-bottom="0.1965in" style:contextual-spacing="false" style:writing-mode="lr-tb"/>
    </style:style>
    <style:style style:name="P16" style:family="paragraph" style:parent-style-name="Preformatted_20_Text" style:list-style-name="L46">
      <style:paragraph-properties fo:margin-left="0in" fo:margin-right="0in" fo:text-indent="0in" style:auto-text-indent="false" style:writing-mode="lr-tb"/>
    </style:style>
    <style:style style:name="P17" style:family="paragraph" style:parent-style-name="Preformatted_20_Text" style:list-style-name="L46">
      <style:paragraph-properties fo:margin-left="0in" fo:margin-right="0in" fo:margin-top="0in" fo:margin-bottom="0.1965in" style:contextual-spacing="false" fo:text-indent="0in" style:auto-text-indent="false" style:writing-mode="lr-tb"/>
    </style:style>
    <style:style style:name="P18" style:family="paragraph" style:parent-style-name="Preformatted_20_Text" style:list-style-name="L57"/>
    <style:style style:name="P19" style:family="paragraph" style:parent-style-name="Preformatted_20_Text" style:list-style-name="L57">
      <style:paragraph-properties fo:margin-left="0in" fo:margin-right="0in" fo:margin-top="0in" fo:margin-bottom="0.1965in" style:contextual-spacing="false" fo:text-indent="0in" style:auto-text-indent="false" style:writing-mode="lr-tb"/>
    </style:style>
    <style:style style:name="P20" style:family="paragraph" style:parent-style-name="Preformatted_20_Text" style:list-style-name="L60"/>
    <style:style style:name="P21" style:family="paragraph" style:parent-style-name="Preformatted_20_Text" style:list-style-name="L60">
      <style:paragraph-properties fo:margin-left="0in" fo:margin-right="0in" fo:margin-top="0in" fo:margin-bottom="0.1965in" style:contextual-spacing="false" fo:text-indent="0in" style:auto-text-indent="false" style:writing-mode="lr-tb"/>
    </style:style>
    <style:style style:name="P22" style:family="paragraph" style:parent-style-name="Preformatted_20_Text" style:list-style-name="L61"/>
    <style:style style:name="P23" style:family="paragraph" style:parent-style-name="Preformatted_20_Text" style:list-style-name="L61">
      <style:paragraph-properties fo:margin-top="0in" fo:margin-bottom="0.1965in" style:contextual-spacing="false" style:writing-mode="lr-tb"/>
    </style:style>
    <style:style style:name="P24" style:family="paragraph" style:parent-style-name="Preformatted_20_Text" style:list-style-name="L61">
      <style:paragraph-properties fo:margin-left="0in" fo:margin-right="0in" fo:text-indent="0in" style:auto-text-indent="false" style:writing-mode="lr-tb"/>
    </style:style>
    <style:style style:name="P25" style:family="paragraph" style:parent-style-name="Standard">
      <style:paragraph-properties fo:margin-top="0in" fo:margin-bottom="0.1965in" style:contextual-spacing="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60"/>
    <style:style style:name="P86" style:family="paragraph" style:parent-style-name="Text_20_body" style:list-style-name="L61"/>
    <style:style style:name="P87" style:family="paragraph" style:parent-style-name="Text_20_body" style:list-style-name="L62"/>
    <style:style style:name="P88" style:family="paragraph" style:parent-style-name="Text_20_body" style:list-style-name="L63"/>
    <style:style style:name="P89" style:family="paragraph" style:parent-style-name="Text_20_body" style:list-style-name="L64"/>
    <style:style style:name="P90" style:family="paragraph" style:parent-style-name="Text_20_body" style:list-style-name="L65"/>
    <style:style style:name="P91" style:family="paragraph" style:parent-style-name="Text_20_body" style:list-style-name="L66"/>
    <style:style style:name="P92" style:family="paragraph" style:parent-style-name="Text_20_body" style:list-style-name="L67"/>
    <style:style style:name="P93" style:family="paragraph" style:parent-style-name="Text_20_body" style:list-style-name="L68"/>
    <style:style style:name="P94" style:family="paragraph" style:parent-style-name="Text_20_body" style:list-style-name="L69"/>
    <style:style style:name="P95" style:family="paragraph" style:parent-style-name="Text_20_body" style:list-style-name="L70"/>
    <style:style style:name="P96" style:family="paragraph" style:parent-style-name="Text_20_body" style:list-style-name="L71"/>
    <style:style style:name="P97" style:family="paragraph" style:parent-style-name="Text_20_body" style:list-style-name="L72"/>
    <style:style style:name="P98" style:family="paragraph" style:parent-style-name="Text_20_body" style:list-style-name="L73"/>
    <style:style style:name="P99" style:family="paragraph" style:parent-style-name="Text_20_body" style:list-style-name="L74"/>
    <style:style style:name="P100" style:family="paragraph" style:parent-style-name="Text_20_body" style:list-style-name="L75"/>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root@server2 ~]# cat /etc/hosts 127.0.0.1 localhost localhost.localdomain localhost4 localhost4.localdomain4 ::1 localhost localhost.localdomain localhost6 localhost6.localdomain6 127.0.1.1 server2.local server2 192.168.56.12 server2 [vagrant@server1 ~]$ ping server2 ping: server2: Name or service not known di server2 sudah saya setup di host namun ketika di ping dari server1 kenapa tidak bisa ya</text:p>
      <text:h text:style-name="Heading_20_6" text:outline-level="6">ChatGPT said:</text:h>
      <text:p text:style-name="Text_20_body">Oke Budi, ini masalah klasik di dunia networking lokal antar server—dan kita bahas satu-satu dengan gaya warung kopi biar gampang nyantol. Kamu udah tambahin entri <text:span text:style-name="Source_20_Text">192.168.56.12 server2</text:span> di <text:span text:style-name="Strong_20_Emphasis"><text:span text:style-name="Source_20_Text">/etc/hosts</text:span></text:span>, <text:span text:style-name="Strong_20_Emphasis">tapi hanya di </text:span><text:span text:style-name="Strong_20_Emphasis"><text:span text:style-name="Source_20_Text">server2</text:span></text:span>, bukan di <text:span text:style-name="Source_20_Text">server1</text:span>.</text:p>
      <text:h text:style-name="Heading_20_3" text:outline-level="3">😬 Kenapa <text:span text:style-name="Source_20_Text">ping server2</text:span> dari <text:span text:style-name="Source_20_Text">server1</text:span> gak bisa?</text:h>
      <text:p text:style-name="Text_20_body">Karena:</text:p>
      <text:list text:style-name="L1">
        <text:list-item>
          <text:p text:style-name="P26"><text:span text:style-name="Source_20_Text">ping</text:span> itu butuh <text:span text:style-name="Strong_20_Emphasis">resolusi nama</text:span> (name resolution).</text:p>
        </text:list-item>
        <text:list-item>
          <text:p text:style-name="P26">Di sistem Linux, urutan resolusi nama biasanya:</text:p>
          <text:list>
            <text:list-item>
              <text:p text:style-name="P26"><text:span text:style-name="Source_20_Text">/etc/hosts</text:span> dulu</text:p>
            </text:list-item>
            <text:list-item>
              <text:p text:style-name="P26">DNS (kalau gak ada di hosts)</text:p>
            </text:list-item>
          </text:list>
        </text:list-item>
      </text:list>
      <text:p text:style-name="Text_20_body">Jadi si <text:span text:style-name="Source_20_Text">server1</text:span> bakal cek ke <text:span text:style-name="Strong_20_Emphasis"><text:span text:style-name="Source_20_Text">/etc/hosts</text:span></text:span><text:span text:style-name="Strong_20_Emphasis"> miliknya sendiri</text:span>, bukan <text:span text:style-name="Source_20_Text">server2</text:span>.</text:p>
      <text:p text:style-name="Horizontal_20_Line"/>
      <text:h text:style-name="Heading_20_3" text:outline-level="3">✅ Solusinya</text:h>
      <text:p text:style-name="Text_20_body">Edit <text:span text:style-name="Source_20_Text">/etc/hosts</text:span> di <text:span text:style-name="Strong_20_Emphasis">server1</text:span>, tambahkan entri IP dan hostname <text:span text:style-name="Source_20_Text">server2</text:span>. Contoh:</text:p>
      <text:p text:style-name="Preformatted_20_Text">bash</text:p>
      <text:p text:style-name="Preformatted_20_Text">CopyEdit</text:p>
      <text:p text:style-name="P2"><text:span text:style-name="Source_20_Text">sudo nano /etc/hosts</text:span></text:p>
      <text:p text:style-name="Text_20_body">Lalu tambahkan di baris bawah:</text:p>
      <text:p text:style-name="Preformatted_20_Text">CopyEdit</text:p>
      <text:p text:style-name="P2"><text:span text:style-name="Source_20_Text">192.168.56.12 server2</text:span></text:p>
      <text:p text:style-name="Text_20_body">Kalau kamu juga pakai nama FQDN (kayak <text:span text:style-name="Source_20_Text">server2.local</text:span>), bisa sekalian:</text:p>
      <text:p text:style-name="Preformatted_20_Text">lua</text:p>
      <text:p text:style-name="Preformatted_20_Text">CopyEdit</text:p>
      <text:p text:style-name="P2"><text:span text:style-name="Source_20_Text">192.168.56.12 server2.local server2</text:span></text:p>
      <text:p text:style-name="Horizontal_20_Line"/>
      <text:h text:style-name="Heading_20_3" text:outline-level="3">🔁 Uji coba lagi</text:h>
      <text:p text:style-name="Text_20_body">Setelah itu, di <text:span text:style-name="Source_20_Text">server1</text:span>:</text:p>
      <text:p text:style-name="Preformatted_20_Text">bash</text:p>
      <text:p text:style-name="Preformatted_20_Text">CopyEdit</text:p>
      <text:p text:style-name="P2"><text:span text:style-name="Source_20_Text">ping server2</text:span></text:p>
      <text:p text:style-name="Text_20_body">Kalau muncul reply, berarti sukses.</text:p>
      <text:p text:style-name="Horizontal_20_Line"><text:soft-page-break/></text:p>
      <text:h text:style-name="Heading_20_3" text:outline-level="3">💡Tips tambahan</text:h>
      <text:p text:style-name="Text_20_body">Kalau kamu punya banyak server dan gak mau nambah <text:span text:style-name="Source_20_Text">/etc/hosts</text:span> satu-satu, nanti bisa pakai <text:span text:style-name="Strong_20_Emphasis">DNS server internal</text:span>. Tapi itu buat step berikutnya ya... sekarang mah fokus di basic dulu, satu-satu.</text:p>
      <text:p text:style-name="Horizontal_20_Line"/>
      <text:p text:style-name="Text_20_body">Kalau masih belum bisa setelah update hosts, tinggal kita cek:</text:p>
      <text:list text:style-name="L2">
        <text:list-item>
          <text:p text:style-name="P27">IP address di kedua VM (<text:span text:style-name="Source_20_Text">ip a</text:span>)</text:p>
        </text:list-item>
        <text:list-item>
          <text:p text:style-name="P27">Apakah mereka <text:span text:style-name="Strong_20_Emphasis">satu network segment</text:span> (kayaknya kamu pakai <text:span text:style-name="Source_20_Text">192.168.56.x</text:span>, jadi harusnya ok)</text:p>
        </text:list-item>
        <text:list-item>
          <text:p text:style-name="P27">Cek juga <text:span text:style-name="Source_20_Text">firewalld</text:span> apakah memblokir ICMP (ping) dari luar</text:p>
        </text:list-item>
      </text:list>
      <text:p text:style-name="Text_20_body">Mau dibantu cek step-by-step juga boleh, tinggal bilang aja.</text:p>
      <text:h text:style-name="Heading_20_5" text:outline-level="5">You said:</text:h>
      <text:p text:style-name="Text_20_body">[root@server2 ~]# cat /etc/hosts 127.0.0.1 localhost localhost.localdomain localhost4 localhost4.localdomain4 ::1 localhost localhost.localdomain localhost6 localhost6.localdomain6 127.0.1.1 server2.local server2 192.168.56.12 server2 tp ini kan sudah saya tambahkan 192.168.56.12 server2 di server2 </text:p>
      <text:h text:style-name="Heading_20_6" text:outline-level="6">ChatGPT said:</text:h>
      <text:p text:style-name="Text_20_body">Yes, Budi, <text:span text:style-name="Strong_20_Emphasis">benar banget</text:span> kamu udah tambahkan:</text:p>
      <text:p text:style-name="Preformatted_20_Text">CopyEdit</text:p>
      <text:p text:style-name="P2"><text:span text:style-name="Source_20_Text">192.168.56.12 server2</text:span></text:p>
      <text:p text:style-name="Text_20_body">TAPI... 👀 <text:span text:style-name="Strong_20_Emphasis">itu kamu tambahkan di </text:span><text:span text:style-name="Strong_20_Emphasis"><text:span text:style-name="Source_20_Text">server2</text:span></text:span>, sedangkan kamu ping dari <text:span text:style-name="Strong_20_Emphasis"><text:span text:style-name="Source_20_Text">server1</text:span></text:span>, dan <text:span text:style-name="Strong_20_Emphasis"><text:span text:style-name="Source_20_Text">server1</text:span></text:span><text:span text:style-name="Strong_20_Emphasis"> gak tahu siapa itu </text:span><text:span text:style-name="Strong_20_Emphasis"><text:span text:style-name="Source_20_Text">server2</text:span></text:span> karena gak ada entri <text:span text:style-name="Source_20_Text">server2</text:span> di file <text:span text:style-name="Source_20_Text">/etc/hosts</text:span>-nya <text:span text:style-name="Source_20_Text">server1</text:span>.</text:p>
      <text:p text:style-name="Horizontal_20_Line"/>
      <text:h text:style-name="Heading_20_3" text:outline-level="3">🔁 Ingat: <text:span text:style-name="Source_20_Text">/etc/hosts</text:span> itu <text:span text:style-name="Strong_20_Emphasis">lokal</text:span> ke masing-masing mesin</text:h>
      <text:p text:style-name="Text_20_body">Setiap server cuma baca file <text:span text:style-name="Source_20_Text">/etc/hosts</text:span> <text:span text:style-name="Strong_20_Emphasis">di dirinya sendiri</text:span>, bukan dari server lain.</text:p>
      <text:p text:style-name="Text_20_body">Kalau kamu mau <text:span text:style-name="Source_20_Text">server1</text:span> bisa <text:span text:style-name="Source_20_Text">ping server2</text:span>, <text:span text:style-name="Strong_20_Emphasis">kamu harus tambahkan juga IP dan nama </text:span><text:span text:style-name="Strong_20_Emphasis"><text:span text:style-name="Source_20_Text">server2</text:span></text:span><text:span text:style-name="Strong_20_Emphasis"> ke file </text:span><text:span text:style-name="Strong_20_Emphasis"><text:span text:style-name="Source_20_Text">/etc/hosts</text:span></text:span><text:span text:style-name="Strong_20_Emphasis"> di server1</text:span>, misalnya:</text:p>
      <text:p text:style-name="Preformatted_20_Text">bash</text:p>
      <text:p text:style-name="Preformatted_20_Text">CopyEdit</text:p>
      <text:p text:style-name="P2"><text:span text:style-name="Source_20_Text">[vagrant@server1 ~]$ sudo nano /etc/hosts</text:span></text:p>
      <text:p text:style-name="Text_20_body">Lalu tambahkan:</text:p>
      <text:p text:style-name="Preformatted_20_Text">CopyEdit</text:p>
      <text:p text:style-name="P2"><text:span text:style-name="Source_20_Text">192.168.56.12 server2</text:span></text:p>
      <text:p text:style-name="Text_20_body">Atau lengkapnya:</text:p>
      <text:p text:style-name="Preformatted_20_Text"><text:soft-page-break/>lua</text:p>
      <text:p text:style-name="Preformatted_20_Text">CopyEdit</text:p>
      <text:p text:style-name="P2"><text:span text:style-name="Source_20_Text">192.168.56.12 server2.local server2</text:span></text:p>
      <text:p text:style-name="Horizontal_20_Line"/>
      <text:h text:style-name="Heading_20_3" text:outline-level="3">Jadi ringkasnya:</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rver</text:p>
            </table:table-cell>
            <table:table-cell table:style-name="Table1.A1" office:value-type="string">
              <text:p text:style-name="Table_20_Heading">File <text:span text:style-name="Source_20_Text">/etc/hosts</text:span></text:p>
            </table:table-cell>
            <table:table-cell table:style-name="Table1.A1" office:value-type="string">
              <text:p text:style-name="Table_20_Heading">Tujuannya</text:p>
            </table:table-cell>
          </table:table-row>
        </table:table-header-rows>
        <table:table-row>
          <table:table-cell table:style-name="Table1.A1" office:value-type="string">
            <text:p text:style-name="Table_20_Contents">server1</text:p>
          </table:table-cell>
          <table:table-cell table:style-name="Table1.A1" office:value-type="string">
            <text:p text:style-name="Table_20_Contents">Tambah <text:span text:style-name="Source_20_Text">server2</text:span></text:p>
          </table:table-cell>
          <table:table-cell table:style-name="Table1.A1" office:value-type="string">
            <text:p text:style-name="Table_20_Contents">Supaya bisa ping nama <text:span text:style-name="Source_20_Text">server2</text:span></text:p>
          </table:table-cell>
        </table:table-row>
        <table:table-row>
          <table:table-cell table:style-name="Table1.A1" office:value-type="string">
            <text:p text:style-name="Table_20_Contents">server2</text:p>
          </table:table-cell>
          <table:table-cell table:style-name="Table1.A1" office:value-type="string">
            <text:p text:style-name="Table_20_Contents">Tambah <text:span text:style-name="Source_20_Text">server1</text:span> <text:span text:style-name="Emphasis">(optional)</text:span></text:p>
          </table:table-cell>
          <table:table-cell table:style-name="Table1.A1" office:value-type="string">
            <text:p text:style-name="Table_20_Contents">Supaya bisa ping balik ke <text:span text:style-name="Source_20_Text">server1</text:span></text:p>
          </table:table-cell>
        </table:table-row>
      </table:table>
      <text:p text:style-name="Horizontal_20_Line"/>
      <text:h text:style-name="Heading_20_3" text:outline-level="3">Cek Ulang:</text:h>
      <text:p text:style-name="Text_20_body">Setelah nambah di <text:span text:style-name="Source_20_Text">server1</text:span>, coba:</text:p>
      <text:p text:style-name="Preformatted_20_Text">bash</text:p>
      <text:p text:style-name="Preformatted_20_Text">CopyEdit</text:p>
      <text:p text:style-name="P2"><text:span text:style-name="Source_20_Text">ping server2</text:span></text:p>
      <text:p text:style-name="Text_20_body">Kalau masih error, kita bisa lanjut cek:</text:p>
      <text:list text:style-name="L3">
        <text:list-item>
          <text:p text:style-name="P28"><text:span text:style-name="Source_20_Text">ip a</text:span> di kedua server</text:p>
        </text:list-item>
        <text:list-item>
          <text:p text:style-name="P28">Cek <text:span text:style-name="Source_20_Text">ping 192.168.56.12</text:span> langsung</text:p>
        </text:list-item>
        <text:list-item>
          <text:p text:style-name="P28">Tes konektivitas jaringan Vagrant (pastikan sama-sama pakai <text:span text:style-name="Source_20_Text">private_network</text:span>)</text:p>
        </text:list-item>
        <text:list-item>
          <text:p text:style-name="P28">Cek apakah ada firewall aktif (<text:span text:style-name="Source_20_Text">firewalld</text:span>, <text:span text:style-name="Source_20_Text">iptables</text:span>) yang ngeblok</text:p>
        </text:list-item>
      </text:list>
      <text:p text:style-name="Text_20_body">Mau lanjut dicekin bareng juga boleh banget!</text:p>
      <text:h text:style-name="Heading_20_5" text:outline-level="5">You said:</text:h>
      <text:p text:style-name="Text_20_body">owh berarti di server1 tambahin server2 di /etc/host lalu di server2 juga seperti itu ya bukan memberikan nama sendiri di masing" server hostnya</text:p>
      <text:h text:style-name="Heading_20_6" text:outline-level="6">ChatGPT said:</text:h>
      <text:p text:style-name="Text_20_body"><text:span text:style-name="Strong_20_Emphasis">YEP! 100% bener banget, Budi!</text:span> 🎯<text:line-break/>Kamu udah nangkep konsep dasarnya sekarang! Nih, biar makin nempel, ane jelasin dengan analogi yang absurd tapi manjur:</text:p>
      <text:p text:style-name="Horizontal_20_Line"/>
      <text:h text:style-name="Heading_20_3" text:outline-level="3">🧠 <text:span text:style-name="Strong_20_Emphasis">Analogi: Daftar Kontak di HP</text:span></text:h>
      <text:p text:style-name="Text_20_body">Bayangin kamu punya dua orang temen: si server1 dan server2.</text:p>
      <text:list text:style-name="L4">
        <text:list-item>
          <text:p text:style-name="P29">Di HP kamu (server1), kamu <text:span text:style-name="Strong_20_Emphasis">harus simpan nama + nomor HP si server2</text:span>, biar waktu kamu mau chat tinggal klik "server2", bukan ngetik nomornya.</text:p>
        </text:list-item>
        <text:list-item>
          <text:p text:style-name="P29">Tapi HP kamu <text:span text:style-name="Strong_20_Emphasis">gak otomatis tahu</text:span> siapa "server2" kalau belum kamu simpan di kontak sendiri.</text:p>
        </text:list-item>
        <text:list-item>
          <text:p text:style-name="P29">Begitu juga sebaliknya. Si server2 juga <text:span text:style-name="Strong_20_Emphasis">harus simpan kontak si server1</text:span> supaya bisa balas atau kirim balik.</text:p>
        </text:list-item>
      </text:list>
      <text:p text:style-name="Horizontal_20_Line"><text:soft-page-break/></text:p>
      <text:h text:style-name="Heading_20_3" text:outline-level="3">💡 Implementasi nyatanya:</text:h>
      <text:h text:style-name="Heading_20_4" text:outline-level="4">Di <text:span text:style-name="Source_20_Text">server1</text:span>:</text:h>
      <text:p text:style-name="Text_20_body">Tambahkan ke <text:span text:style-name="Source_20_Text">/etc/hosts</text:span>:</text:p>
      <text:p text:style-name="Preformatted_20_Text">lua</text:p>
      <text:p text:style-name="Preformatted_20_Text">CopyEdit</text:p>
      <text:p text:style-name="P2"><text:span text:style-name="Source_20_Text">192.168.56.12 server2.local server2</text:span></text:p>
      <text:h text:style-name="Heading_20_4" text:outline-level="4">Di <text:span text:style-name="Source_20_Text">server2</text:span>:</text:h>
      <text:p text:style-name="Text_20_body">Kalau mau server2 bisa akses balik ke <text:span text:style-name="Source_20_Text">server1</text:span> pakai nama, tambahkan juga:</text:p>
      <text:p text:style-name="Preformatted_20_Text">lua</text:p>
      <text:p text:style-name="Preformatted_20_Text">CopyEdit</text:p>
      <text:p text:style-name="P2"><text:span text:style-name="Source_20_Text">192.168.56.11 server1.local server1</text:span></text:p>
      <text:p text:style-name="Horizontal_20_Line"/>
      <text:h text:style-name="Heading_20_3" text:outline-level="3">🔄 Hasilnya:</text:h>
      <text:list text:style-name="L5">
        <text:list-item>
          <text:p text:style-name="P30"><text:span text:style-name="Source_20_Text">server1</text:span> bisa ping <text:span text:style-name="Source_20_Text">server2</text:span></text:p>
        </text:list-item>
        <text:list-item>
          <text:p text:style-name="P30"><text:span text:style-name="Source_20_Text">server2</text:span> bisa ping <text:span text:style-name="Source_20_Text">server1</text:span></text:p>
        </text:list-item>
        <text:list-item>
          <text:p text:style-name="P30">Tanpa perlu DNS, tanpa perlu ribet — cukup modal <text:span text:style-name="Source_20_Text">/etc/hosts</text:span></text:p>
        </text:list-item>
      </text:list>
      <text:p text:style-name="Horizontal_20_Line"/>
      <text:p text:style-name="Text_20_body">Kalau udah kelar ini, kamu siap lanjut ke praktek komunikasi antar server kayak:</text:p>
      <text:list text:style-name="L6">
        <text:list-item>
          <text:p text:style-name="P31">SSH-an antar server pakai hostname</text:p>
        </text:list-item>
        <text:list-item>
          <text:p text:style-name="P31">NFS, rsync, HAProxy dan semua yang kamu rencanain itu</text:p>
        </text:list-item>
      </text:list>
      <text:p text:style-name="Text_20_body">Siap lanjut ke tahap itu kalau udah beres bagian <text:span text:style-name="Source_20_Text">ping</text:span> dan <text:span text:style-name="Source_20_Text">/etc/hosts</text:span> ini ya. Mau dibikin checklist-nya juga boleh biar sistematis belajar SysOps-nya 😎</text:p>
      <text:h text:style-name="Heading_20_5" text:outline-level="5">You said:</text:h>
      <text:p text:style-name="Text_20_body">tadi kan juga di kasih tau kalau bisa pakai nama FQDN itu apa ya maksudnya FQDN</text:p>
      <text:h text:style-name="Heading_20_6" text:outline-level="6">ChatGPT said:</text:h>
      <text:p text:style-name="Text_20_body">Oke ini pertanyaan penting dan top banget buat kamu yang lagi ngulik networking, Budi! 🧠🔥<text:line-break/>Yuk kita bedah pelan-pelan.</text:p>
      <text:p text:style-name="Horizontal_20_Line"/>
      <text:h text:style-name="Heading_20_2" text:outline-level="2">💬 Apa itu FQDN?</text:h>
      <text:p text:style-name="Text_20_body"><text:span text:style-name="Strong_20_Emphasis">FQDN</text:span> = <text:span text:style-name="Strong_20_Emphasis">Fully Qualified Domain Name</text:span></text:p>
      <text:p text:style-name="Text_20_body">Artinya: nama domain <text:span text:style-name="Strong_20_Emphasis">lengkap</text:span> yang mengidentifikasi sebuah host (server) <text:span text:style-name="Strong_20_Emphasis">secara unik di jaringan</text:span>, dari nama host sampai ke domain paling atas.</text:p>
      <text:p text:style-name="Horizontal_20_Line"/>
      <text:h text:style-name="Heading_20_3" text:outline-level="3"><text:soft-page-break/>🔍 Struktur FQDN</text:h>
      <text:p text:style-name="Text_20_body">FQDN itu bentuk lengkap dari hostname + domain hierarchy, contohnya:</text:p>
      <text:p text:style-name="Preformatted_20_Text">CopyEdit</text:p>
      <text:p text:style-name="P2"><text:span text:style-name="Source_20_Text">server1.localdomain</text:span></text:p>
      <text:p text:style-name="Text_20_body">Atau yang sering kamu lihat di internet:</text:p>
      <text:p text:style-name="Preformatted_20_Text">CopyEdit</text:p>
      <text:p text:style-name="P2"><text:span text:style-name="Source_20_Text">mail.google.com</text:span></text:p>
      <text:p text:style-name="Text_20_body">Penjelasan:</text:p>
      <text:list text:style-name="L7">
        <text:list-item>
          <text:p text:style-name="P32"><text:span text:style-name="Source_20_Text">mail</text:span> → nama host (hostname)</text:p>
        </text:list-item>
        <text:list-item>
          <text:p text:style-name="P32"><text:span text:style-name="Source_20_Text">google</text:span> → nama domain</text:p>
        </text:list-item>
        <text:list-item>
          <text:p text:style-name="P32"><text:span text:style-name="Source_20_Text">.com</text:span> → top-level domain (TLD)</text:p>
        </text:list-item>
      </text:list>
      <text:p text:style-name="Text_20_body">Jadi <text:span text:style-name="Strong_20_Emphasis">FQDN = hostname + domain + TLD</text:span></text:p>
      <text:p text:style-name="Horizontal_20_Line"/>
      <text:h text:style-name="Heading_20_3" text:outline-level="3">🔄 Bedanya dengan hostname biasa?</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a</text:p>
            </table:table-cell>
            <table:table-cell table:style-name="Table2.A1" office:value-type="string">
              <text:p text:style-name="Table_20_Heading">Contoh</text:p>
            </table:table-cell>
            <table:table-cell table:style-name="Table2.A1" office:value-type="string">
              <text:p text:style-name="Table_20_Heading">Keterangan</text:p>
            </table:table-cell>
          </table:table-row>
        </table:table-header-rows>
        <table:table-row>
          <table:table-cell table:style-name="Table2.A1" office:value-type="string">
            <text:p text:style-name="Table_20_Contents">Hostname</text:p>
          </table:table-cell>
          <table:table-cell table:style-name="Table2.A1" office:value-type="string">
            <text:p text:style-name="Table_20_Contents"><text:span text:style-name="Source_20_Text">server1</text:span></text:p>
          </table:table-cell>
          <table:table-cell table:style-name="Table2.A1" office:value-type="string">
            <text:p text:style-name="Table_20_Contents">Cuma nama pendek</text:p>
          </table:table-cell>
        </table:table-row>
        <table:table-row>
          <table:table-cell table:style-name="Table2.A1" office:value-type="string">
            <text:p text:style-name="Table_20_Contents">FQDN</text:p>
          </table:table-cell>
          <table:table-cell table:style-name="Table2.A1" office:value-type="string">
            <text:p text:style-name="Table_20_Contents"><text:span text:style-name="Source_20_Text">server1.localdomain</text:span></text:p>
          </table:table-cell>
          <table:table-cell table:style-name="Table2.A1" office:value-type="string">
            <text:p text:style-name="Table_20_Contents">Nama lengkap sampai root</text:p>
          </table:table-cell>
        </table:table-row>
      </table:table>
      <text:p text:style-name="Horizontal_20_Line"/>
      <text:h text:style-name="Heading_20_3" text:outline-level="3">🧪 Contoh langsung di server kamu:</text:h>
      <text:p text:style-name="Text_20_body">Misalnya di <text:span text:style-name="Source_20_Text">/etc/hosts</text:span> kamu bikin:</text:p>
      <text:p text:style-name="Preformatted_20_Text">CopyEdit</text:p>
      <text:p text:style-name="P2"><text:span text:style-name="Source_20_Text">192.168.56.11 server1.localdomain server1</text:span></text:p>
      <text:p text:style-name="Text_20_body">Maka:</text:p>
      <text:list text:style-name="L8">
        <text:list-item>
          <text:p text:style-name="P33"><text:span text:style-name="Strong_20_Emphasis"><text:span text:style-name="Source_20_Text">server1.localdomain</text:span></text:span> = FQDN</text:p>
        </text:list-item>
        <text:list-item>
          <text:p text:style-name="P33"><text:span text:style-name="Strong_20_Emphasis"><text:span text:style-name="Source_20_Text">server1</text:span></text:span> = hostname biasa</text:p>
        </text:list-item>
      </text:list>
      <text:p text:style-name="Text_20_body">Jadi dari <text:span text:style-name="Source_20_Text">server2</text:span>, kamu bisa <text:span text:style-name="Source_20_Text">ping server1.localdomain</text:span> (FQDN-nya) atau <text:span text:style-name="Source_20_Text">ping server1</text:span> (kalau udah dikenalin juga di <text:span text:style-name="Source_20_Text">/etc/hosts</text:span>).</text:p>
      <text:p text:style-name="Horizontal_20_Line"/>
      <text:h text:style-name="Heading_20_3" text:outline-level="3">📌 Kenapa FQDN itu penting?</text:h>
      <text:list text:style-name="L9">
        <text:list-item>
          <text:p text:style-name="P34">✅ Dipakai oleh banyak aplikasi yang butuh identifikasi unik (web server, mail server, DNS, dll).</text:p>
        </text:list-item>
        <text:list-item>
          <text:p text:style-name="P34">✅ Lebih spesifik, bisa diandalkan di lingkungan besar (misalnya ada banyak <text:span text:style-name="Source_20_Text">server1</text:span> tapi beda domain).</text:p>
        </text:list-item>
        <text:list-item>
          <text:p text:style-name="P34">✅ Kadang syarat minimal di setup software (misalnya Postfix, SSL, dll).</text:p>
        </text:list-item>
      </text:list>
      <text:p text:style-name="Horizontal_20_Line"><text:soft-page-break/></text:p>
      <text:h text:style-name="Heading_20_3" text:outline-level="3">💡 Tips di lab lokal kayak kamu:</text:h>
      <text:p text:style-name="Text_20_body">Kalau kamu belum pakai DNS server, tapi mau belajar konsep FQDN, cukup edit <text:span text:style-name="Source_20_Text">/etc/hosts</text:span>:</text:p>
      <text:p text:style-name="Preformatted_20_Text">bash</text:p>
      <text:p text:style-name="Preformatted_20_Text">CopyEdit</text:p>
      <text:p text:style-name="P1"><text:span text:style-name="Source_20_Text">192.168.56.11 server1.localdomain server1</text:span></text:p>
      <text:p text:style-name="P4"><text:span text:style-name="Source_20_Text">192.168.56.12 server2.localdomain server2</text:span></text:p>
      <text:p text:style-name="Text_20_body">Dan kamu bisa:</text:p>
      <text:p text:style-name="Preformatted_20_Text">bash</text:p>
      <text:p text:style-name="Preformatted_20_Text">CopyEdit</text:p>
      <text:p text:style-name="P1"><text:span text:style-name="Source_20_Text">ping server2.localdomain</text:span></text:p>
      <text:p text:style-name="P4"><text:span text:style-name="Source_20_Text">ping server1.localdomain</text:span></text:p>
      <text:p text:style-name="Horizontal_20_Line"/>
      <text:p text:style-name="Text_20_body">Kalau masih bingung, mau aku bantu kasih <text:span text:style-name="Strong_20_Emphasis">diagram atau ilustrasi</text:span> juga boleh.<text:line-break/>Tapi kalau udah nangkep, kamu udah tinggal selangkah lagi buat ngerti sistem DNS &amp; jaringan tingkat lanjut 🎉</text:p>
      <text:h text:style-name="Heading_20_5" text:outline-level="5">You said:</text:h>
      <text:p text:style-name="Text_20_body">ya saya sudah tau maksudnya FQDN adalah agar lebih spesifik memberikan alamat ke beberapa server agar tidak terjadi conflict karena nama server yang sama ok lanjut ke DNS</text:p>
      <text:h text:style-name="Heading_20_6" text:outline-level="6">ChatGPT said:</text:h>
      <text:p text:style-name="Text_20_body">Wuih mantap Budi! 🔥🔥<text:line-break/>Udah paham konsep FQDN — itu fondasi penting banget sebelum masuk ke <text:span text:style-name="Strong_20_Emphasis">DNS</text:span>.<text:line-break/>Oke sekarang kita masuk ke topik <text:span text:style-name="Strong_20_Emphasis">DNS</text:span>, si juru translate nama jadi alamat IP!</text:p>
      <text:p text:style-name="Horizontal_20_Line"/>
      <text:h text:style-name="Heading_20_2" text:outline-level="2">🧠 Apa itu DNS?</text:h>
      <text:p text:style-name="Text_20_body"><text:span text:style-name="Strong_20_Emphasis">DNS (Domain Name System)</text:span> itu sistem yang tugasnya <text:span text:style-name="Strong_20_Emphasis">menerjemahkan nama domain (kayak </text:span><text:span text:style-name="Strong_20_Emphasis"><text:span text:style-name="Source_20_Text">google.com</text:span></text:span><text:span text:style-name="Strong_20_Emphasis">) jadi alamat IP</text:span> (kayak <text:span text:style-name="Source_20_Text">142.250.72.14</text:span>), biar komputer bisa ngerti dan nyambungin koneksi.</text:p>
      <text:p text:style-name="Text_20_body">🗣️ <text:span text:style-name="Strong_20_Emphasis">Manusia:</text:span> “Akses dong <text:span text:style-name="Source_20_Text">server2.localdomain</text:span>”<text:line-break/>💻 <text:span text:style-name="Strong_20_Emphasis">Komputer:</text:span> “Oke, gue cari IP-nya dulu via DNS…”</text:p>
      <text:p text:style-name="Horizontal_20_Line"/>
      <text:h text:style-name="Heading_20_3" text:outline-level="3">🔁 Analogi gampang:</text:h>
      <text:p text:style-name="Text_20_body">DNS itu seperti <text:span text:style-name="Strong_20_Emphasis">buku telepon digital</text:span>.<text:line-break/>Kamu tahu nama orangnya (<text:span text:style-name="Source_20_Text">server2.localdomain</text:span>), tapi kamu butuh nomor HP-nya (IP address) buat nelpon — nah DNS bantuin cari itu.</text:p>
      <text:p text:style-name="Horizontal_20_Line"/>
      <text:h text:style-name="Heading_20_2" text:outline-level="2"><text:soft-page-break/>📦 Tipe DNS yang biasa ditemui:</text:h>
      <table:table table:name="Table3" table:style-name="Table3">
        <table:table-column table:style-name="Table3.A"/>
        <table:table-column table:style-name="Table3.B"/>
        <table:table-header-rows>
          <table:table-row>
            <table:table-cell table:style-name="Table3.A1" office:value-type="string">
              <text:p text:style-name="Table_20_Heading">Tipe DNS</text:p>
            </table:table-cell>
            <table:table-cell table:style-name="Table3.A1" office:value-type="string">
              <text:p text:style-name="Table_20_Heading">Fungsi</text:p>
            </table:table-cell>
          </table:table-row>
        </table:table-header-rows>
        <table:table-row>
          <table:table-cell table:style-name="Table3.A1" office:value-type="string">
            <text:p text:style-name="Table_20_Contents"><text:span text:style-name="Strong_20_Emphasis">A Record</text:span></text:p>
          </table:table-cell>
          <table:table-cell table:style-name="Table3.A1" office:value-type="string">
            <text:p text:style-name="Table_20_Contents">Nama → IP (IPv4)</text:p>
          </table:table-cell>
        </table:table-row>
        <table:table-row>
          <table:table-cell table:style-name="Table3.A1" office:value-type="string">
            <text:p text:style-name="Table_20_Contents"><text:span text:style-name="Strong_20_Emphasis">AAAA Record</text:span></text:p>
          </table:table-cell>
          <table:table-cell table:style-name="Table3.A1" office:value-type="string">
            <text:p text:style-name="Table_20_Contents">Nama → IP (IPv6)</text:p>
          </table:table-cell>
        </table:table-row>
        <table:table-row>
          <table:table-cell table:style-name="Table3.A1" office:value-type="string">
            <text:p text:style-name="Table_20_Contents"><text:span text:style-name="Strong_20_Emphasis">CNAME</text:span></text:p>
          </table:table-cell>
          <table:table-cell table:style-name="Table3.A1" office:value-type="string">
            <text:p text:style-name="Table_20_Contents">Alias ke domain lain</text:p>
          </table:table-cell>
        </table:table-row>
        <table:table-row>
          <table:table-cell table:style-name="Table3.A1" office:value-type="string">
            <text:p text:style-name="Table_20_Contents"><text:span text:style-name="Strong_20_Emphasis">MX</text:span></text:p>
          </table:table-cell>
          <table:table-cell table:style-name="Table3.A1" office:value-type="string">
            <text:p text:style-name="Table_20_Contents">Email routing</text:p>
          </table:table-cell>
        </table:table-row>
        <table:table-row>
          <table:table-cell table:style-name="Table3.A1" office:value-type="string">
            <text:p text:style-name="Table_20_Contents"><text:span text:style-name="Strong_20_Emphasis">NS</text:span></text:p>
          </table:table-cell>
          <table:table-cell table:style-name="Table3.A1" office:value-type="string">
            <text:p text:style-name="Table_20_Contents">Delegasi DNS zone</text:p>
          </table:table-cell>
        </table:table-row>
        <table:table-row>
          <table:table-cell table:style-name="Table3.A1" office:value-type="string">
            <text:p text:style-name="Table_20_Contents"><text:span text:style-name="Strong_20_Emphasis">PTR</text:span></text:p>
          </table:table-cell>
          <table:table-cell table:style-name="Table3.A1" office:value-type="string">
            <text:p text:style-name="Table_20_Contents">Reverse DNS (IP → nama)</text:p>
          </table:table-cell>
        </table:table-row>
      </table:table>
      <text:p text:style-name="Text_20_body">Tapi buat SysOps kayak kamu, paling sering itu:</text:p>
      <text:list text:style-name="L10">
        <text:list-item>
          <text:p text:style-name="P35"><text:span text:style-name="Strong_20_Emphasis">A Record</text:span> buat IP mapping</text:p>
        </text:list-item>
        <text:list-item>
          <text:p text:style-name="P35"><text:span text:style-name="Strong_20_Emphasis">PTR</text:span> buat reverse lookup</text:p>
        </text:list-item>
        <text:list-item>
          <text:p text:style-name="P35"><text:span text:style-name="Strong_20_Emphasis">dan setting DNS resolver</text:span></text:p>
        </text:list-item>
      </text:list>
      <text:p text:style-name="Horizontal_20_Line"/>
      <text:h text:style-name="Heading_20_2" text:outline-level="2">💻 Di sisi client: /etc/resolv.conf</text:h>
      <text:p text:style-name="Text_20_body">Nah, di sistem Linux, file penting buat DNS resolver adalah:</text:p>
      <text:p text:style-name="Preformatted_20_Text">bash</text:p>
      <text:p text:style-name="Preformatted_20_Text">CopyEdit</text:p>
      <text:p text:style-name="P2"><text:span text:style-name="Source_20_Text">/etc/resolv.conf</text:span></text:p>
      <text:p text:style-name="Text_20_body">Isinya biasanya kayak gini:</text:p>
      <text:p text:style-name="Preformatted_20_Text">bash</text:p>
      <text:p text:style-name="Preformatted_20_Text">CopyEdit</text:p>
      <text:p text:style-name="P1"><text:span text:style-name="Source_20_Text">nameserver 8.8.8.8</text:span></text:p>
      <text:p text:style-name="P4"><text:span text:style-name="Source_20_Text">nameserver 1.1.1.1</text:span></text:p>
      <text:p text:style-name="Text_20_body">Itu artinya:</text:p>
      <text:list text:style-name="L11">
        <text:list-item>
          <text:p text:style-name="P36">Server akan tanya ke <text:span text:style-name="Strong_20_Emphasis">Google DNS</text:span> (<text:span text:style-name="Source_20_Text">8.8.8.8</text:span>) atau <text:span text:style-name="Strong_20_Emphasis">Cloudflare DNS</text:span> (<text:span text:style-name="Source_20_Text">1.1.1.1</text:span>) kalau butuh cari alamat dari nama domain.</text:p>
        </text:list-item>
      </text:list>
      <text:p text:style-name="Horizontal_20_Line"/>
      <text:h text:style-name="Heading_20_3" text:outline-level="3">🧪 Cek DNS sekarang di server kamu:</text:h>
      <text:p text:style-name="Preformatted_20_Text">bash</text:p>
      <text:p text:style-name="Preformatted_20_Text">CopyEdit</text:p>
      <text:p text:style-name="P2"><text:span text:style-name="Source_20_Text">cat /etc/resolv.conf</text:span></text:p>
      <text:p text:style-name="Text_20_body">Kalau kosong, DNS gak bisa resolve apa-apa.</text:p>
      <text:p text:style-name="Horizontal_20_Line"/>
      <text:h text:style-name="Heading_20_2" text:outline-level="2">👨‍🔧 Contoh praktek:</text:h>
      <text:p text:style-name="Text_20_body">Misalnya kamu mau resolve:</text:p>
      <text:p text:style-name="Preformatted_20_Text">bash</text:p>
      <text:p text:style-name="Preformatted_20_Text"><text:soft-page-break/>CopyEdit</text:p>
      <text:p text:style-name="P2"><text:span text:style-name="Source_20_Text">ping google.com</text:span></text:p>
      <text:p text:style-name="Text_20_body">Langkah di balik layar:</text:p>
      <text:list text:style-name="L12">
        <text:list-item>
          <text:p text:style-name="P37">Cek <text:span text:style-name="Source_20_Text">/etc/hosts</text:span> → gak ada? lanjut ke:</text:p>
        </text:list-item>
        <text:list-item>
          <text:p text:style-name="P37">Cek <text:span text:style-name="Source_20_Text">/etc/resolv.conf</text:span> → cari ke <text:span text:style-name="Source_20_Text">8.8.8.8</text:span></text:p>
        </text:list-item>
        <text:list-item>
          <text:p text:style-name="P37"><text:span text:style-name="Source_20_Text">google.com</text:span> di-resolve jadi <text:span text:style-name="Source_20_Text">142.250.72.14</text:span></text:p>
        </text:list-item>
        <text:list-item>
          <text:p text:style-name="P37">Ping ke IP itu</text:p>
        </text:list-item>
      </text:list>
      <text:p text:style-name="Horizontal_20_Line"/>
      <text:h text:style-name="Heading_20_2" text:outline-level="2">🛠️ DNS Local (Optional Lanjut)</text:h>
      <text:p text:style-name="Text_20_body">Kalau kamu nanti udah mau lebih serius, kamu bisa bikin:</text:p>
      <text:list text:style-name="L13">
        <text:list-item>
          <text:p text:style-name="P38"><text:span text:style-name="Strong_20_Emphasis">DNS lokal sendiri pakai </text:span><text:span text:style-name="Strong_20_Emphasis"><text:span text:style-name="Source_20_Text">bind</text:span></text:span> (buat lab internal)</text:p>
        </text:list-item>
        <text:list-item>
          <text:p text:style-name="P38">Jadi kamu bisa bikin nama-nama kayak <text:span text:style-name="Source_20_Text">web.internal</text:span>, <text:span text:style-name="Source_20_Text">db.internal</text:span>, <text:span text:style-name="Source_20_Text">server1.lab.local</text:span></text:p>
        </text:list-item>
      </text:list>
      <text:p text:style-name="Text_20_body">Tapi untuk sekarang, cukup tahu:</text:p>
      <text:list text:style-name="L14">
        <text:list-item>
          <text:p text:style-name="P39"><text:span text:style-name="Strong_20_Emphasis">/etc/hosts</text:span> = lokal &amp; manual</text:p>
        </text:list-item>
        <text:list-item>
          <text:p text:style-name="P39"><text:span text:style-name="Strong_20_Emphasis">DNS (via /etc/resolv.conf)</text:span> = otomatis, pakai server resolver</text:p>
        </text:list-item>
      </text:list>
      <text:p text:style-name="Horizontal_20_Line"/>
      <text:h text:style-name="Heading_20_2" text:outline-level="2">🧪 Coba Praktek Yuk!</text:h>
      <text:list text:style-name="L15">
        <text:list-item>
          <text:p text:style-name="P40">Di <text:span text:style-name="Source_20_Text">server1</text:span>, cek:</text:p>
          <text:p text:style-name="P5">bash</text:p>
          <text:p text:style-name="P5">CopyEdit</text:p>
          <text:p text:style-name="P7"><text:span text:style-name="Source_20_Text">cat /etc/resolv.conf</text:span></text:p>
          <text:p text:style-name="P40">Pastikan ada <text:span text:style-name="Source_20_Text">nameserver</text:span>.</text:p>
        </text:list-item>
        <text:list-item>
          <text:p text:style-name="P40">Uji DNS:</text:p>
          <text:p text:style-name="P5">bash</text:p>
          <text:p text:style-name="P5">CopyEdit</text:p>
          <text:p text:style-name="P7"><text:span text:style-name="Source_20_Text">ping google.com</text:span></text:p>
        </text:list-item>
        <text:list-item>
          <text:p text:style-name="P40">Kalau mau debug DNS:</text:p>
          <text:p text:style-name="P5">bash</text:p>
          <text:p text:style-name="P5">CopyEdit</text:p>
          <text:p text:style-name="P8"><text:span text:style-name="Source_20_Text">dig google.com</text:span></text:p>
          <text:p text:style-name="P6"><text:span text:style-name="Source_20_Text">nslookup google.com</text:span></text:p>
        </text:list-item>
      </text:list>
      <text:p text:style-name="Horizontal_20_Line"/>
      <text:p text:style-name="Text_20_body">Kalau kamu mau, nanti kita bisa praktek bikin DNS server sendiri. Atau pengen ngerti <text:span text:style-name="Strong_20_Emphasis">reverse DNS (PTR)</text:span>, <text:span text:style-name="Strong_20_Emphasis">CNAME</text:span>, atau cara bikin domain sendiri di lab? Tinggal bilang aja 😎</text:p>
      <text:h text:style-name="Heading_20_5" text:outline-level="5"><text:soft-page-break/>You said:</text:h>
      <text:p text:style-name="Text_20_body">[root@server1 ~]# cat /etc/resolv.conf # Generated by NetworkManager search local nameserver 10.0.2.3 [root@server1 ~]# ping -c 5 google.com PING forcesafesearch.google.com (216.239.38.120) 56(84) bytes of data. 64 bytes from any-in-2678.1e100.net (216.239.38.120): icmp_seq=1 ttl=255 time=16.5 ms 64 bytes from any-in-2678.1e100.net (216.239.38.120): icmp_seq=2 ttl=255 time=116 ms 64 bytes from any-in-2678.1e100.net (216.239.38.120): icmp_seq=3 ttl=255 time=35.1 ms 64 bytes from any-in-2678.1e100.net (216.239.38.120): icmp_seq=4 ttl=255 time=57.6 ms 64 bytes from any-in-2678.1e100.net (216.239.38.120): icmp_seq=5 ttl=255 time=66.5 ms --- forcesafesearch.google.com ping statistics --- 5 packets transmitted, 5 received, 0% packet loss, time 4007ms rtt min/avg/max/mdev = 16.545/58.267/115.569/33.548 ms [root@server1 ~]# dig google.com -bash: dig: command not found [root@server1 ~]# nslookup google.com -bash: nslookup: command not found</text:p>
      <text:h text:style-name="Heading_20_6" text:outline-level="6">ChatGPT said:</text:h>
      <text:p text:style-name="Text_20_body">🔥 Sip banget Budi! Kamu udah berhasil ping ke <text:span text:style-name="Source_20_Text">google.com</text:span> artinya <text:span text:style-name="Strong_20_Emphasis">DNS-mu jalan mulus!</text:span><text:line-break/>Resolusi dari <text:span text:style-name="Source_20_Text">google.com → 216.239.38.120</text:span> itu bukti nyata kalau DNS-nya bekerja dengan baik via <text:span text:style-name="Source_20_Text">nameserver 10.0.2.3</text:span>.</text:p>
      <text:p text:style-name="Horizontal_20_Line"/>
      <text:h text:style-name="Heading_20_2" text:outline-level="2">🔎 Penjelasan Singkat:</text:h>
      <text:list text:style-name="L16">
        <text:list-item>
          <text:p text:style-name="P41"><text:span text:style-name="Source_20_Text">/etc/resolv.conf</text:span> diatur otomatis oleh <text:span text:style-name="Strong_20_Emphasis">NetworkManager</text:span>.</text:p>
        </text:list-item>
        <text:list-item>
          <text:p text:style-name="P41"><text:span text:style-name="Source_20_Text">nameserver 10.0.2.3</text:span> itu DNS bawaan dari Vagrant/VirtualBox NAT.</text:p>
        </text:list-item>
        <text:list-item>
          <text:p text:style-name="P41">Karena bisa resolve <text:span text:style-name="Source_20_Text">google.com</text:span>, berarti koneksi ke DNS dan internet aman jaya!</text:p>
        </text:list-item>
      </text:list>
      <text:p text:style-name="Horizontal_20_Line"/>
      <text:h text:style-name="Heading_20_2" text:outline-level="2">🤔 Tapi kenapa <text:span text:style-name="Source_20_Text">dig</text:span> dan <text:span text:style-name="Source_20_Text">nslookup</text:span> gak ada?</text:h>
      <text:p text:style-name="Text_20_body">Karena dua tool ini gak ter-install secara default di CentOS. Tapi gampang, tinggal install aja.</text:p>
      <text:h text:style-name="Heading_20_3" text:outline-level="3">💡 Cara install:</text:h>
      <text:p text:style-name="Text_20_body">Untuk <text:span text:style-name="Strong_20_Emphasis">CentOS Stream 9</text:span>, install paket berikut:</text:p>
      <text:p text:style-name="Preformatted_20_Text">bash</text:p>
      <text:p text:style-name="Preformatted_20_Text">CopyEdit</text:p>
      <text:p text:style-name="P2"><text:span text:style-name="Source_20_Text">sudo dnf install bind-utils -y</text:span></text:p>
      <text:p text:style-name="Text_20_body">Itu akan install:</text:p>
      <text:list text:style-name="L17">
        <text:list-item>
          <text:p text:style-name="P42"><text:span text:style-name="Source_20_Text">dig</text:span></text:p>
        </text:list-item>
        <text:list-item>
          <text:p text:style-name="P42"><text:span text:style-name="Source_20_Text">nslookup</text:span></text:p>
        </text:list-item>
        <text:list-item>
          <text:p text:style-name="P42"><text:span text:style-name="Source_20_Text">host</text:span></text:p>
        </text:list-item>
      </text:list>
      <text:p text:style-name="Horizontal_20_Line"/>
      <text:h text:style-name="Heading_20_3" text:outline-level="3"><text:soft-page-break/>🧪 Setelah itu coba:</text:h>
      <text:p text:style-name="Preformatted_20_Text">bash</text:p>
      <text:p text:style-name="Preformatted_20_Text">CopyEdit</text:p>
      <text:p text:style-name="P2"><text:span text:style-name="Source_20_Text">dig google.com</text:span></text:p>
      <text:p text:style-name="Text_20_body">Output-nya bakal kasih informasi super lengkap:</text:p>
      <text:list text:style-name="L18">
        <text:list-item>
          <text:p text:style-name="P43">IP hasil resolve</text:p>
        </text:list-item>
        <text:list-item>
          <text:p text:style-name="P43">Waktu query</text:p>
        </text:list-item>
        <text:list-item>
          <text:p text:style-name="P43">Server DNS yang dipakai</text:p>
        </text:list-item>
        <text:list-item>
          <text:p text:style-name="P43">TTL, dll</text:p>
        </text:list-item>
      </text:list>
      <text:p text:style-name="Text_20_body">Contoh (kira-kira):</text:p>
      <text:p text:style-name="Preformatted_20_Text">less</text:p>
      <text:p text:style-name="Preformatted_20_Text">CopyEdit</text:p>
      <text:p text:style-name="P1"><text:span text:style-name="Source_20_Text">;; ANSWER SECTION:</text:span></text:p>
      <text:p text:style-name="P4"><text:span text:style-name="Source_20_Text">google.com. <text:s text:c="12"/>300 <text:s text:c="4"/>IN <text:s text:c="5"/>A <text:s text:c="6"/>142.250.72.14</text:span></text:p>
      <text:p text:style-name="Horizontal_20_Line"/>
      <text:h text:style-name="Heading_20_3" text:outline-level="3">🔄 Bonus: Cek juga dari server2</text:h>
      <text:p text:style-name="Text_20_body">Kalau kamu install juga <text:span text:style-name="Source_20_Text">bind-utils</text:span> di server2, kamu bisa:</text:p>
      <text:list text:style-name="L19">
        <text:list-item>
          <text:p text:style-name="P44">Bandingin hasil <text:span text:style-name="Source_20_Text">dig</text:span></text:p>
        </text:list-item>
        <text:list-item>
          <text:p text:style-name="P44">Pastikan server2 juga resolve domain via DNS</text:p>
        </text:list-item>
      </text:list>
      <text:p text:style-name="Horizontal_20_Line"/>
      <text:p text:style-name="Text_20_body">Kalau kamu udah ngerti dasar DNS client kayak gini, kamu bisa lanjut ke:</text:p>
      <text:list text:style-name="L20">
        <text:list-item>
          <text:p text:style-name="P45">🔧 Setup DNS server internal (pakai <text:span text:style-name="Source_20_Text">bind9</text:span>)</text:p>
        </text:list-item>
        <text:list-item>
          <text:p text:style-name="P45">🔁 Konfigurasi reverse DNS (PTR)</text:p>
        </text:list-item>
        <text:list-item>
          <text:p text:style-name="P45">📛 Simulasi domain internal (<text:span text:style-name="Source_20_Text">*.lab.local</text:span>, <text:span text:style-name="Source_20_Text">*.internal</text:span>, dll)</text:p>
        </text:list-item>
        <text:list-item>
          <text:p text:style-name="P45">👷‍♂️ DNS caching lokal (misalnya pakai <text:span text:style-name="Source_20_Text">dnsmasq</text:span> atau <text:span text:style-name="Source_20_Text">unbound</text:span>)</text:p>
        </text:list-item>
      </text:list>
      <text:p text:style-name="Text_20_body">Mau lanjut ke mana dulu? DNS server internal? PTR? Atau kita setup <text:span text:style-name="Source_20_Text">dnsmasq</text:span> ringan buat belajar? 😎</text:p>
      <text:h text:style-name="Heading_20_5" text:outline-level="5">You said:</text:h>
      <text:p text:style-name="Text_20_body">[vagrant@server2 ~]$ traceroute 8.8.8.8 traceroute to 8.8.8.8 (8.8.8.8), 30 hops max, 60 byte packets 1 _gateway (10.0.2.2) 0.264 ms 0.238 ms 0.187 ms 2 _gateway (192.168.18.1) 82.042 ms 82.027 ms 81.983 ms 3 10.53.0.1 (10.53.0.1) 84.611 ms 84.594 ms 84.553 ms 4 * * * 5 * * * 6 host-103-130-18-65.myrepublic.co.id (103.130.18.65) 84.838 ms * 5.412 ms 7 ip-103-154-84-129.moratelindo.net.id (103.154.84.129) 6.223 ms 5.363 ms 5.339 ms 8 ip-103-83-6-82.moratelindo.net.id (103.83.6.82) 19.138 ms 103.177.9.13 (103.177.9.13) 18.478 ms 18.459 ms 9 72.14.194.82 (72.14.194.82) 19.019 ms * 18.884 ms 10 * * * 11 dns.google (8.8.8.8) 16.346 ms 17.200 ms 15.737 ms bagimana y cara baca hasil traceroute</text:p>
      <text:h text:style-name="Heading_20_6" text:outline-level="6"><text:soft-page-break/>ChatGPT said:</text:h>
      <text:p text:style-name="Text_20_body">Wah keren Budi, kamu udah masuk ke <text:span text:style-name="Strong_20_Emphasis">traceroute</text:span> nih — ini salah satu tool andalan SysOps buat <text:span text:style-name="Strong_20_Emphasis">ngintip jalur paket</text:span> dari server kita menuju IP tujuan, contohnya <text:span text:style-name="Source_20_Text">8.8.8.8</text:span> (Google DNS). Yuk kita bedah <text:span text:style-name="Strong_20_Emphasis">cara bacanya</text:span> step-by-step!</text:p>
      <text:p text:style-name="Horizontal_20_Line"/>
      <text:h text:style-name="Heading_20_2" text:outline-level="2">📦 Apa itu <text:span text:style-name="Source_20_Text">traceroute</text:span>?</text:h>
      <text:p text:style-name="Text_20_body"><text:span text:style-name="Source_20_Text">traceroute</text:span> ngasih kita informasi <text:span text:style-name="Strong_20_Emphasis">jalur/persinggahan (hops)</text:span> yang dilewati paket dari komputer kita ke server tujuan, lengkap dengan:</text:p>
      <text:list text:style-name="L21">
        <text:list-item>
          <text:p text:style-name="P46"><text:span text:style-name="Strong_20_Emphasis">Nama gateway atau router</text:span></text:p>
        </text:list-item>
        <text:list-item>
          <text:p text:style-name="P46"><text:span text:style-name="Strong_20_Emphasis">IP-nya</text:span></text:p>
        </text:list-item>
        <text:list-item>
          <text:p text:style-name="P46"><text:span text:style-name="Strong_20_Emphasis">Waktu tempuhnya</text:span> dalam milidetik (ms)</text:p>
        </text:list-item>
      </text:list>
      <text:p text:style-name="Horizontal_20_Line"/>
      <text:h text:style-name="Heading_20_2" text:outline-level="2">💡 Cara Bacanya</text:h>
      <text:p text:style-name="Text_20_body">Contoh potongan output kamu:</text:p>
      <text:p text:style-name="Preformatted_20_Text">scss</text:p>
      <text:p text:style-name="Preformatted_20_Text">CopyEdit</text:p>
      <text:p text:style-name="P1"><text:span text:style-name="Source_20_Text"><text:s/>1 <text:s/>_gateway (10.0.2.2) <text:s text:c="18"/>0.264 ms <text:s/>0.238 ms <text:s/>0.187 ms</text:span></text:p>
      <text:p text:style-name="P3"><text:span text:style-name="Source_20_Text"><text:s/>2 <text:s/>_gateway (192.168.18.1) <text:s text:c="13"/>82.042 ms <text:s/>82.027 ms <text:s/>81.983 ms</text:span></text:p>
      <text:p text:style-name="P3"><text:span text:style-name="Source_20_Text"><text:s/>3 <text:s/>10.53.0.1 <text:s text:c="27"/>84.611 ms <text:s/>84.594 ms <text:s/>84.553 ms</text:span></text:p>
      <text:p text:style-name="P3"><text:span text:style-name="Source_20_Text"><text:s/>4 <text:s/>* * *</text:span></text:p>
      <text:p text:style-name="P3"><text:span text:style-name="Source_20_Text"><text:s/>5 <text:s/>* * *</text:span></text:p>
      <text:p text:style-name="P4"><text:span text:style-name="Source_20_Text"><text:s/>6 <text:s/>host-103-130-18-65.myrepublic.co.id <text:s/>84.838 ms <text:s/>5.412 ms</text:span></text:p>
      <text:h text:style-name="Heading_20_3" text:outline-level="3">Setiap baris = 1 <text:span text:style-name="Strong_20_Emphasis">hop</text:span> (lompatan router/gateway)</text:h>
      <text:p text:style-name="Horizontal_20_Line"/>
      <text:h text:style-name="Heading_20_3" text:outline-level="3">🧠 Penjelasan baris per baris:</text:h>
      <text:h text:style-name="Heading_20_4" text:outline-level="4">🔢 Baris 1:</text:h>
      <text:p text:style-name="Preformatted_20_Text">scss</text:p>
      <text:p text:style-name="Preformatted_20_Text">CopyEdit</text:p>
      <text:p text:style-name="P2"><text:span text:style-name="Source_20_Text">1 <text:s/>_gateway (10.0.2.2) <text:s/>0.2 ms ...</text:span></text:p>
      <text:p text:style-name="Text_20_body">➡ Ini adalah <text:span text:style-name="Strong_20_Emphasis">default gateway</text:span> virtual dari <text:span text:style-name="Strong_20_Emphasis">VirtualBox NAT</text:span><text:line-break/>Itu yang pertama kali menerima paket dari VM kamu.</text:p>
      <text:h text:style-name="Heading_20_4" text:outline-level="4">🔢 Baris 2:</text:h>
      <text:p text:style-name="Preformatted_20_Text">scss</text:p>
      <text:p text:style-name="Preformatted_20_Text">CopyEdit</text:p>
      <text:p text:style-name="P2"><text:span text:style-name="Source_20_Text">2 <text:s/>_gateway (192.168.18.1) <text:s/>82 ms ...</text:span></text:p>
      <text:p text:style-name="Text_20_body">➡ Ini kemungkinan <text:span text:style-name="Strong_20_Emphasis">router lokal kamu</text:span> (modem rumah), IP-nya private.</text:p>
      <text:h text:style-name="Heading_20_4" text:outline-level="4"><text:soft-page-break/>🔢 Baris 3:</text:h>
      <text:p text:style-name="Preformatted_20_Text">CopyEdit</text:p>
      <text:p text:style-name="P2"><text:span text:style-name="Source_20_Text">3 <text:s/>10.53.0.1 ...</text:span></text:p>
      <text:p text:style-name="Text_20_body">➡ Ini router dari <text:span text:style-name="Strong_20_Emphasis">ISP kamu (MyRepublic)</text:span> — IP-nya juga private karena jalur internal ISP.</text:p>
      <text:h text:style-name="Heading_20_4" text:outline-level="4">🔢 Baris 4-5:</text:h>
      <text:p text:style-name="Preformatted_20_Text">CopyEdit</text:p>
      <text:p text:style-name="P1"><text:span text:style-name="Source_20_Text">4 <text:s/>* * *</text:span></text:p>
      <text:p text:style-name="P4"><text:span text:style-name="Source_20_Text">5 <text:s/>* * *</text:span></text:p>
      <text:p text:style-name="Text_20_body">➡ Ini artinya: <text:span text:style-name="Strong_20_Emphasis">tidak ada balasan ICMP TTL-exceeded</text:span> dari hop tersebut.<text:line-break/>Kemungkinan:</text:p>
      <text:list text:style-name="L22">
        <text:list-item>
          <text:p text:style-name="P47">Router sengaja <text:span text:style-name="Strong_20_Emphasis">memblokir traceroute</text:span></text:p>
        </text:list-item>
        <text:list-item>
          <text:p text:style-name="P47">Atau drop paket ICMP TTL (biasa di jalur publik)</text:p>
        </text:list-item>
      </text:list>
      <text:p text:style-name="Text_20_body">❗ Bukan error, hanya jalur tidak mau kasih info. Biasa kok.</text:p>
      <text:h text:style-name="Heading_20_4" text:outline-level="4">🔢 Baris 6 sampai seterusnya:</text:h>
      <text:p text:style-name="Preformatted_20_Text">python</text:p>
      <text:p text:style-name="Preformatted_20_Text">CopyEdit</text:p>
      <text:p text:style-name="P1"><text:span text:style-name="Source_20_Text">6 <text:s/>host-103-130-18-65.myrepublic.co.id ...</text:span></text:p>
      <text:p text:style-name="P3"><text:span text:style-name="Source_20_Text">7 <text:s/>ip-103-154-84-129.moratelindo.net.id ...</text:span></text:p>
      <text:p text:style-name="P3"><text:span text:style-name="Source_20_Text">...</text:span></text:p>
      <text:p text:style-name="P4"><text:span text:style-name="Source_20_Text">11 dns.google (8.8.8.8) ...</text:span></text:p>
      <text:p text:style-name="Text_20_body">➡ Ini adalah <text:span text:style-name="Strong_20_Emphasis">router-router publik dari ISP &amp; Google</text:span>, yang jadi jalur kamu ke DNS Google.</text:p>
      <text:p text:style-name="Horizontal_20_Line"/>
      <text:h text:style-name="Heading_20_2" text:outline-level="2">⏱️ Waktu (ms)</text:h>
      <text:p text:style-name="Text_20_body">Kolom <text:span text:style-name="Source_20_Text">ms</text:span> itu <text:span text:style-name="Strong_20_Emphasis">RTT</text:span> (Round-Trip Time) — waktu pergi-pulang paket dari VM ke hop tsb.</text:p>
      <text:p text:style-name="Text_20_body">Misal:</text:p>
      <text:p text:style-name="Preformatted_20_Text">scss</text:p>
      <text:p text:style-name="Preformatted_20_Text">CopyEdit</text:p>
      <text:p text:style-name="P2"><text:span text:style-name="Source_20_Text">dns.google (8.8.8.8) <text:s/>16.346 ms <text:s/>17.200 ms <text:s/>15.737 ms</text:span></text:p>
      <text:p text:style-name="Text_20_body">Berarti rata-rata 16ms dari VM kamu ke DNS Google — cepet banget tuh! 🚀</text:p>
      <text:p text:style-name="Horizontal_20_Line"/>
      <text:h text:style-name="Heading_20_2" text:outline-level="2">🧠 Intinya:</text:h>
      <text:p text:style-name="Text_20_body"><text:span text:style-name="Source_20_Text">traceroute</text:span> nunjukkin:</text:p>
      <text:list text:style-name="L23">
        <text:list-item>
          <text:p text:style-name="P48">Jalur yang dilewati paket dari server ke tujuan (dalam hal ini <text:span text:style-name="Source_20_Text">8.8.8.8</text:span>)</text:p>
        </text:list-item>
        <text:list-item>
          <text:p text:style-name="P48">Jumlah hop (maksimal 30 by default)</text:p>
        </text:list-item>
        <text:list-item>
          <text:p text:style-name="P48">Waktu tempuh per hop</text:p>
        </text:list-item>
        <text:list-item>
          <text:p text:style-name="P48"><text:soft-page-break/>Apakah ada hop yang drop/filtered (<text:span text:style-name="Source_20_Text">*</text:span>)</text:p>
        </text:list-item>
      </text:list>
      <text:p text:style-name="Horizontal_20_Line"/>
      <text:h text:style-name="Heading_20_2" text:outline-level="2">🔧 Gunanya buat SysOps:</text:h>
      <text:list text:style-name="L24">
        <text:list-item>
          <text:p text:style-name="P49">🔍 Ngecek koneksi lambat, kira-kira bottleneck di mana</text:p>
        </text:list-item>
        <text:list-item>
          <text:p text:style-name="P49">🚫 Ngecek apakah ada firewall atau hop yang ngeblok koneksi</text:p>
        </text:list-item>
        <text:list-item>
          <text:p text:style-name="P49">🔀 Ngecek jalur routing beda antar server (misalnya di lab-mu)</text:p>
        </text:list-item>
      </text:list>
      <text:p text:style-name="Horizontal_20_Line"/>
      <text:p text:style-name="Text_20_body">Mau coba <text:span text:style-name="Source_20_Text">traceroute</text:span> ke nama domain juga bisa:</text:p>
      <text:p text:style-name="Preformatted_20_Text">bash</text:p>
      <text:p text:style-name="Preformatted_20_Text">CopyEdit</text:p>
      <text:p text:style-name="P2"><text:span text:style-name="Source_20_Text">traceroute google.com</text:span></text:p>
      <text:p text:style-name="Text_20_body">Atau mau praktek seru: kita bandingin traceroute dari <text:span text:style-name="Source_20_Text">server1</text:span> dan <text:span text:style-name="Source_20_Text">server2</text:span> ke tujuan yang sama, terus lihat apakah mereka lewat jalur yang sama atau beda?</text:p>
      <text:p text:style-name="Text_20_body">Siap lanjut kapan aja, Bro SysOps! 😎</text:p>
      <text:h text:style-name="Heading_20_5" text:outline-level="5">You said:</text:h>
      <text:p text:style-name="Text_20_body">[vagrant@server2 ~]$ traceroute server1 traceroute to server1 (192.168.56.11), 30 hops max, 60 byte packets 1 server1 (192.168.56.11) 0.405 ms 0.287 ms 0.172 ms</text:p>
      <text:h text:style-name="Heading_20_6" text:outline-level="6">ChatGPT said:</text:h>
      <text:p text:style-name="Text_20_body">💥 BAM! Itu dia hasil traceroute impian seorang SysOps, Budi! 😎<text:line-break/>Langsung aja kita terjemahkan hasilnya:</text:p>
      <text:p text:style-name="Horizontal_20_Line"/>
      <text:h text:style-name="Heading_20_2" text:outline-level="2">🔍 Output:</text:h>
      <text:p text:style-name="Preformatted_20_Text">nginx</text:p>
      <text:p text:style-name="Preformatted_20_Text">CopyEdit</text:p>
      <text:p text:style-name="P1"><text:span text:style-name="Source_20_Text">traceroute to server1 (192.168.56.11), 30 hops max, 60 byte packets</text:span></text:p>
      <text:p text:style-name="P4"><text:span text:style-name="Source_20_Text"><text:s/>1 <text:s/>server1 (192.168.56.11) <text:s/>0.405 ms <text:s/>0.287 ms <text:s/>0.172 ms</text:span></text:p>
      <text:p text:style-name="Horizontal_20_Line"/>
      <text:h text:style-name="Heading_20_2" text:outline-level="2">✅ Apa artinya?</text:h>
      <text:list text:style-name="L25">
        <text:list-item>
          <text:p text:style-name="P50">Paket dari <text:span text:style-name="Strong_20_Emphasis">server2 langsung ketemu server1</text:span> dalam <text:span text:style-name="Strong_20_Emphasis">1 lompatan (hop)</text:span></text:p>
        </text:list-item>
        <text:list-item>
          <text:p text:style-name="P50">Artinya mereka ada di <text:span text:style-name="Strong_20_Emphasis">jaringan lokal langsung</text:span>, yaitu <text:span text:style-name="Strong_20_Emphasis">jaringan </text:span><text:span text:style-name="Strong_20_Emphasis"><text:span text:style-name="Source_20_Text">192.168.56.x</text:span></text:span> (private network dari Vagrant/VirtualBox)</text:p>
        </text:list-item>
        <text:list-item>
          <text:p text:style-name="P50">Dan waktu tempuhnya super cepet banget: &lt; 1ms — karena ya... literally langsung antar VM di satu host fisik</text:p>
        </text:list-item>
      </text:list>
      <text:p text:style-name="Horizontal_20_Line"/>
      <text:h text:style-name="Heading_20_2" text:outline-level="2"><text:soft-page-break/>📦 Kenapa cuma 1 hop?</text:h>
      <text:p text:style-name="Text_20_body">Karena kamu pakai <text:span text:style-name="Strong_20_Emphasis">Vagrant dengan private network</text:span>, biasanya dikonfigurasi seperti ini di <text:span text:style-name="Source_20_Text">Vagrantfile</text:span>:</text:p>
      <text:p text:style-name="Preformatted_20_Text">ruby</text:p>
      <text:p text:style-name="Preformatted_20_Text">CopyEdit</text:p>
      <text:p text:style-name="P2"><text:span text:style-name="Source_20_Text">config.vm.network "private_network", ip: "192.168.56.11"</text:span></text:p>
      <text:p text:style-name="Text_20_body">Dan karena <text:span text:style-name="Source_20_Text">server2</text:span> juga di subnet yang sama (<text:span text:style-name="Source_20_Text">192.168.56.x</text:span>), maka:</text:p>
      <text:list text:style-name="L26">
        <text:list-item>
          <text:p text:style-name="P51">Tidak butuh routing keluar</text:p>
        </text:list-item>
        <text:list-item>
          <text:p text:style-name="P51">Tidak lewati router</text:p>
        </text:list-item>
        <text:list-item>
          <text:p text:style-name="P51">Langsung sikat ke IP tujuan — hence 1 hop</text:p>
        </text:list-item>
      </text:list>
      <text:p text:style-name="Horizontal_20_Line"/>
      <text:h text:style-name="Heading_20_2" text:outline-level="2">💡 Artinya apa buat kamu?</text:h>
      <text:list text:style-name="L27">
        <text:list-item>
          <text:p text:style-name="P52">✅ <text:span text:style-name="Strong_20_Emphasis">Komunikasi antar server berjalan mulus</text:span></text:p>
        </text:list-item>
        <text:list-item>
          <text:p text:style-name="P52">✅ Jaringan private-mu udah siap buat simulasi layanan: NFS, rsync, HAProxy, monitoring, dll</text:p>
        </text:list-item>
        <text:list-item>
          <text:p text:style-name="P52">❌ Tidak ada kendala firewall, routing, atau DNS</text:p>
        </text:list-item>
      </text:list>
      <text:p text:style-name="Horizontal_20_Line"/>
      <text:h text:style-name="Heading_20_2" text:outline-level="2">🔥 Mau Langkah Selanjutnya?</text:h>
      <text:p text:style-name="Text_20_body">Sekarang kamu udah:<text:line-break/>✅ Bisa ping antar server<text:line-break/>✅ Paham FQDN dan DNS<text:line-break/>✅ Bisa traceroute internal dan eksternal</text:p>
      <text:p text:style-name="Text_20_body">Artinya kamu siap lanjut ke:</text:p>
      <text:list text:style-name="L28">
        <text:list-item>
          <text:p text:style-name="P53">🔁 Setup <text:span text:style-name="Strong_20_Emphasis">NFS share antar VM</text:span></text:p>
        </text:list-item>
        <text:list-item>
          <text:p text:style-name="P53">💾 Backup pakai <text:span text:style-name="Strong_20_Emphasis">rsync</text:span></text:p>
        </text:list-item>
        <text:list-item>
          <text:p text:style-name="P53">🔥 Uji firewall (<text:span text:style-name="Source_20_Text">firewalld</text:span>)</text:p>
        </text:list-item>
        <text:list-item>
          <text:p text:style-name="P53">⚖️ Load balancing dummy pakai HAProxy</text:p>
        </text:list-item>
        <text:list-item>
          <text:p text:style-name="P53">🔐 Setup Fail2ban untuk keamanan SSH</text:p>
        </text:list-item>
      </text:list>
      <text:p text:style-name="Text_20_body">Tinggal pilih, Budi. Mau kita geber yang mana duluan? 😁</text:p>
      <text:h text:style-name="Heading_20_5" text:outline-level="5">You said:</text:h>
      <text:p text:style-name="Text_20_body">[vagrant@server2 ~]$ nmcli con show NAME UUID TYPE DEVICE System eth0 5fb06bd0-0bb0-7ffb-45f1-d6edd65f3e03 ethernet eth0 System eth1 9c92fad9-6ecb-3e6c-eb4d-8a47c6f50c04 ethernet eth1 lo b7a47c82-55b4-4d26-82fe-7b2735c5445c loopback lo ens3 faf1ce00-2e82-4aa2-<text:soft-page-break/>95ae-dc6eb3f8f7ad ethernet -- Wired connection 1 fc1e3f32-ea3d-3c95-9408-5d64cd3088f2 ethernet -- </text:p>
      <text:h text:style-name="Heading_20_6" text:outline-level="6">ChatGPT said:</text:h>
      <text:p text:style-name="Text_20_body">Nice, Budi! 🔍 Kamu udah berhasil lihat daftar koneksi network yang terdaftar via <text:span text:style-name="Source_20_Text">nmcli con show</text:span>.</text:p>
      <text:p text:style-name="Text_20_body">Sekarang yuk kita bahas satu-satu biar kamu paham betul <text:span text:style-name="Strong_20_Emphasis">apa arti dari setiap baris</text:span> dan cara baca output <text:span text:style-name="Source_20_Text">nmcli</text:span> ini, terutama buat troubleshooting dan setup jaringan di VM-mu.</text:p>
      <text:p text:style-name="Horizontal_20_Line"/>
      <text:h text:style-name="Heading_20_2" text:outline-level="2">📋 Output kamu:</text:h>
      <text:p text:style-name="Preformatted_20_Text">pgsql</text:p>
      <text:p text:style-name="Preformatted_20_Text">CopyEdit</text:p>
      <text:p text:style-name="P1"><text:span text:style-name="Source_20_Text">NAME <text:s text:c="15"/>UUID <text:s text:c="33"/>TYPE <text:s text:c="5"/>DEVICE </text:span></text:p>
      <text:p text:style-name="P3"><text:span text:style-name="Source_20_Text">System eth0 <text:s text:c="8"/>5fb06bd0-0bb0-7ffb-45f1-d6edd65f3e03 <text:s/>ethernet <text:s/>eth0 <text:s text:c="2"/></text:span></text:p>
      <text:p text:style-name="P3"><text:span text:style-name="Source_20_Text">System eth1 <text:s text:c="8"/>9c92fad9-6ecb-3e6c-eb4d-8a47c6f50c04 <text:s/>ethernet <text:s/>eth1 <text:s text:c="2"/></text:span></text:p>
      <text:p text:style-name="P3"><text:span text:style-name="Source_20_Text">lo <text:s text:c="17"/>b7a47c82-55b4-4d26-82fe-7b2735c5445c <text:s/>loopback <text:s/>lo <text:s text:c="4"/></text:span></text:p>
      <text:p text:style-name="P3"><text:span text:style-name="Source_20_Text">ens3 <text:s text:c="15"/>faf1ce00-2e82-4aa2-95ae-dc6eb3f8f7ad <text:s/>ethernet <text:s/>-- <text:s text:c="4"/></text:span></text:p>
      <text:p text:style-name="P4"><text:span text:style-name="Source_20_Text">Wired connection 1 <text:s/>fc1e3f32-ea3d-3c95-9408-5d64cd3088f2 <text:s/>ethernet <text:s/>-- <text:s text:c="3"/></text:span></text:p>
      <text:p text:style-name="Horizontal_20_Line"/>
      <text:h text:style-name="Heading_20_2" text:outline-level="2">🧠 Penjelasan Kolom:</text:h>
      <table:table table:name="Table4" table:style-name="Table4">
        <table:table-column table:style-name="Table4.A"/>
        <table:table-column table:style-name="Table4.B"/>
        <table:table-header-rows>
          <table:table-row>
            <table:table-cell table:style-name="Table4.A1" office:value-type="string">
              <text:p text:style-name="Table_20_Heading">Kolom</text:p>
            </table:table-cell>
            <table:table-cell table:style-name="Table4.A1" office:value-type="string">
              <text:p text:style-name="Table_20_Heading">Penjelasan</text:p>
            </table:table-cell>
          </table:table-row>
        </table:table-header-rows>
        <table:table-row>
          <table:table-cell table:style-name="Table4.A1" office:value-type="string">
            <text:p text:style-name="Table_20_Contents"><text:span text:style-name="Strong_20_Emphasis">NAME</text:span></text:p>
          </table:table-cell>
          <table:table-cell table:style-name="Table4.A1" office:value-type="string">
            <text:p text:style-name="Table_20_Contents">Nama koneksi (profile) yang dikenali oleh NetworkManager</text:p>
          </table:table-cell>
        </table:table-row>
        <table:table-row>
          <table:table-cell table:style-name="Table4.A1" office:value-type="string">
            <text:p text:style-name="Table_20_Contents"><text:span text:style-name="Strong_20_Emphasis">UUID</text:span></text:p>
          </table:table-cell>
          <table:table-cell table:style-name="Table4.A1" office:value-type="string">
            <text:p text:style-name="Table_20_Contents">ID unik koneksi (jangan pusingin dulu)</text:p>
          </table:table-cell>
        </table:table-row>
        <table:table-row>
          <table:table-cell table:style-name="Table4.A1" office:value-type="string">
            <text:p text:style-name="Table_20_Contents"><text:span text:style-name="Strong_20_Emphasis">TYPE</text:span></text:p>
          </table:table-cell>
          <table:table-cell table:style-name="Table4.A1" office:value-type="string">
            <text:p text:style-name="Table_20_Contents">Jenis koneksi (umumnya <text:span text:style-name="Source_20_Text">ethernet</text:span>, bisa juga <text:span text:style-name="Source_20_Text">wifi</text:span>, dll)</text:p>
          </table:table-cell>
        </table:table-row>
        <table:table-row>
          <table:table-cell table:style-name="Table4.A1" office:value-type="string">
            <text:p text:style-name="Table_20_Contents"><text:span text:style-name="Strong_20_Emphasis">DEVICE</text:span></text:p>
          </table:table-cell>
          <table:table-cell table:style-name="Table4.A1" office:value-type="string">
            <text:p text:style-name="Table_20_Contents">Interface fisik mana yang lagi <text:span text:style-name="Strong_20_Emphasis">pakai</text:span> koneksi ini (kalau <text:span text:style-name="Source_20_Text">--</text:span>, berarti tidak aktif)</text:p>
          </table:table-cell>
        </table:table-row>
      </table:table>
      <text:p text:style-name="Horizontal_20_Line"/>
      <text:h text:style-name="Heading_20_2" text:outline-level="2">🔍 Analisis koneksi kamu:</text:h>
      <text:h text:style-name="Heading_20_3" text:outline-level="3">✅ <text:span text:style-name="Source_20_Text">System eth0</text:span> aktif</text:h>
      <text:list text:style-name="L29">
        <text:list-item>
          <text:p text:style-name="P54">Terkait dengan interface <text:span text:style-name="Source_20_Text">eth0</text:span></text:p>
        </text:list-item>
        <text:list-item>
          <text:p text:style-name="P54">Ini kemungkinan interface NAT (akses ke internet via 10.0.2.x)</text:p>
        </text:list-item>
      </text:list>
      <text:h text:style-name="Heading_20_3" text:outline-level="3">✅ <text:span text:style-name="Source_20_Text">System eth1</text:span> aktif</text:h>
      <text:list text:style-name="L30">
        <text:list-item>
          <text:p text:style-name="P55">Terkait dengan interface <text:span text:style-name="Source_20_Text">eth1</text:span></text:p>
        </text:list-item>
        <text:list-item>
          <text:p text:style-name="P55">Ini biasanya interface untuk private network (<text:span text:style-name="Source_20_Text">192.168.56.x</text:span>)</text:p>
        </text:list-item>
      </text:list>
      <text:h text:style-name="Heading_20_3" text:outline-level="3">⭕ <text:span text:style-name="Source_20_Text">ens3</text:span> &amp; <text:span text:style-name="Source_20_Text">Wired connection 1</text:span> → <text:span text:style-name="Strong_20_Emphasis">Tidak aktif</text:span></text:h>
      <text:list text:style-name="L31">
        <text:list-item>
          <text:p text:style-name="P56">DEVICE-nya <text:span text:style-name="Source_20_Text">--</text:span>, artinya koneksi ini <text:span text:style-name="Strong_20_Emphasis">gak sedang digunakan</text:span> oleh interface manapun</text:p>
        </text:list-item>
        <text:list-item>
          <text:p text:style-name="P56">Bisa jadi leftover dari penginstalan, atau interface dummy dari image default VM-nya</text:p>
        </text:list-item>
      </text:list>
      <text:p text:style-name="Horizontal_20_Line"><text:soft-page-break/></text:p>
      <text:h text:style-name="Heading_20_2" text:outline-level="2">✅ Rangkuman Singka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Interface</text:p>
            </table:table-cell>
            <table:table-cell table:style-name="Table5.A1" office:value-type="string">
              <text:p text:style-name="Table_20_Heading">IP / Fungsi</text:p>
            </table:table-cell>
            <table:table-cell table:style-name="Table5.A1" office:value-type="string">
              <text:p text:style-name="Table_20_Heading">Status</text:p>
            </table:table-cell>
          </table:table-row>
        </table:table-header-rows>
        <table:table-row>
          <table:table-cell table:style-name="Table5.A1" office:value-type="string">
            <text:p text:style-name="Table_20_Contents"><text:span text:style-name="Source_20_Text">eth0</text:span></text:p>
          </table:table-cell>
          <table:table-cell table:style-name="Table5.A1" office:value-type="string">
            <text:p text:style-name="Table_20_Contents">Akses internet via NAT (<text:span text:style-name="Source_20_Text">10.0.2.x</text:span>)</text:p>
          </table:table-cell>
          <table:table-cell table:style-name="Table5.A1" office:value-type="string">
            <text:p text:style-name="Table_20_Contents">Aktif</text:p>
          </table:table-cell>
        </table:table-row>
        <table:table-row>
          <table:table-cell table:style-name="Table5.A1" office:value-type="string">
            <text:p text:style-name="Table_20_Contents"><text:span text:style-name="Source_20_Text">eth1</text:span></text:p>
          </table:table-cell>
          <table:table-cell table:style-name="Table5.A1" office:value-type="string">
            <text:p text:style-name="Table_20_Contents">Private LAN antar VM (<text:span text:style-name="Source_20_Text">192.168.56.x</text:span>)</text:p>
          </table:table-cell>
          <table:table-cell table:style-name="Table5.A1" office:value-type="string">
            <text:p text:style-name="Table_20_Contents">Aktif</text:p>
          </table:table-cell>
        </table:table-row>
        <table:table-row>
          <table:table-cell table:style-name="Table5.A1" office:value-type="string">
            <text:p text:style-name="Table_20_Contents"><text:span text:style-name="Source_20_Text">ens3</text:span></text:p>
          </table:table-cell>
          <table:table-cell table:style-name="Table5.A1" office:value-type="string">
            <text:p text:style-name="Table_20_Contents">Tidak aktif / unused</text:p>
          </table:table-cell>
          <table:table-cell table:style-name="Table5.A1" office:value-type="string">
            <text:p text:style-name="Table_20_Contents">Kosong</text:p>
          </table:table-cell>
        </table:table-row>
        <table:table-row>
          <table:table-cell table:style-name="Table5.A1" office:value-type="string">
            <text:p text:style-name="Table_20_Contents"><text:span text:style-name="Source_20_Text">lo</text:span></text:p>
          </table:table-cell>
          <table:table-cell table:style-name="Table5.A1" office:value-type="string">
            <text:p text:style-name="Table_20_Contents">Loopback (<text:span text:style-name="Source_20_Text">127.0.0.1</text:span>)</text:p>
          </table:table-cell>
          <table:table-cell table:style-name="Table5.A1" office:value-type="string">
            <text:p text:style-name="Table_20_Contents">Selalu aktif</text:p>
          </table:table-cell>
        </table:table-row>
        <table:table-row>
          <table:table-cell table:style-name="Table5.A1" office:value-type="string">
            <text:p text:style-name="Table_20_Contents"><text:span text:style-name="Source_20_Text">Wired connection 1</text:span></text:p>
          </table:table-cell>
          <table:table-cell table:style-name="Table5.A1" office:value-type="string">
            <text:p text:style-name="Table_20_Contents">Tidak aktif / tidak terhubung</text:p>
          </table:table-cell>
          <table:table-cell table:style-name="Table5.A1" office:value-type="string">
            <text:p text:style-name="Table_20_Contents">Kosong</text:p>
          </table:table-cell>
        </table:table-row>
      </table:table>
      <text:p text:style-name="Horizontal_20_Line"/>
      <text:h text:style-name="Heading_20_2" text:outline-level="2">🛠️ Tips buat SysOps:</text:h>
      <text:list text:style-name="L32">
        <text:list-item>
          <text:p text:style-name="P57">Cek IP aktif:</text:p>
          <text:p text:style-name="P9">bash</text:p>
          <text:p text:style-name="P9">CopyEdit</text:p>
          <text:p text:style-name="P10"><text:span text:style-name="Source_20_Text">ip a</text:span></text:p>
        </text:list-item>
        <text:list-item>
          <text:p text:style-name="P57">Cek koneksi aktif:</text:p>
          <text:p text:style-name="P9">bash</text:p>
          <text:p text:style-name="P9">CopyEdit</text:p>
          <text:p text:style-name="P10"><text:span text:style-name="Source_20_Text">nmcli device status</text:span></text:p>
        </text:list-item>
        <text:list-item>
          <text:p text:style-name="P57">Lihat koneksi mana yang dipakai interface tertentu:</text:p>
          <text:p text:style-name="P9">bash</text:p>
          <text:p text:style-name="P9">CopyEdit</text:p>
          <text:p text:style-name="P10"><text:span text:style-name="Source_20_Text">nmcli device show eth0</text:span></text:p>
        </text:list-item>
        <text:list-item>
          <text:p text:style-name="P57">Lihat IP dari koneksi:</text:p>
          <text:p text:style-name="P9">bash</text:p>
          <text:p text:style-name="P9">CopyEdit</text:p>
          <text:p text:style-name="P10"><text:span text:style-name="Source_20_Text">nmcli -p con show "System eth0"</text:span></text:p>
        </text:list-item>
      </text:list>
      <text:p text:style-name="Horizontal_20_Line"/>
      <text:p text:style-name="Text_20_body">Kalau kamu mau:</text:p>
      <text:list text:style-name="L33">
        <text:list-item>
          <text:p text:style-name="P58">Rename koneksi</text:p>
        </text:list-item>
        <text:list-item>
          <text:p text:style-name="P58">Set IP statis</text:p>
        </text:list-item>
        <text:list-item>
          <text:p text:style-name="P58">Disconnect salah satu interface</text:p>
        </text:list-item>
        <text:list-item>
          <text:p text:style-name="P58">Atur DNS manual dari NetworkManager</text:p>
        </text:list-item>
      </text:list>
      <text:p text:style-name="Text_20_body">Tinggal bilang aja, kita bisa langsung praktek. Mau yang mana dulu, bro SysOps? 😎</text:p>
      <text:h text:style-name="Heading_20_5" text:outline-level="5">You said:</text:h>
      <text:p text:style-name="Text_20_body">saya coba ssh-keygent -t rsa lalu ssh-copy-id vagrant@server 2 di server1 tetapi saya tidak perlu ssh keygen dari server2 ke server1 tp sudah bisa saling terkoneksi</text:p>
      <text:h text:style-name="Heading_20_6" text:outline-level="6"><text:soft-page-break/>ChatGPT said:</text:h>
      <text:p text:style-name="Text_20_body">💥 Wih mantap Budi, kamu baru aja nemuin <text:span text:style-name="Strong_20_Emphasis">"fenomena default Vagrant"</text:span> yang sering bikin orang bingung tapi justru bikin setup jadi gampang!</text:p>
      <text:p text:style-name="Horizontal_20_Line"/>
      <text:h text:style-name="Heading_20_2" text:outline-level="2">🧠 Kenapa kamu bisa SSH dari <text:span text:style-name="Source_20_Text">server2</text:span> ke <text:span text:style-name="Source_20_Text">server1</text:span> <text:span text:style-name="Strong_20_Emphasis">tanpa harus </text:span><text:span text:style-name="Strong_20_Emphasis"><text:span text:style-name="Source_20_Text">ssh-keygen</text:span></text:span><text:span text:style-name="Strong_20_Emphasis"> lagi?</text:span></text:h>
      <text:p text:style-name="Text_20_body">Karena:</text:p>
      <text:h text:style-name="Heading_20_3" text:outline-level="3">🧰 <text:span text:style-name="Strong_20_Emphasis">Vagrant secara default udah nyiapin SSH key buat user </text:span><text:span text:style-name="Strong_20_Emphasis"><text:span text:style-name="Source_20_Text">vagrant</text:span></text:span><text:span text:style-name="Strong_20_Emphasis"> di semua VM yang kamu buat!</text:span></text:h>
      <text:list text:style-name="L34">
        <text:list-item>
          <text:p text:style-name="P59">Key-nya itu sama alias <text:span text:style-name="Strong_20_Emphasis">shared key</text:span>.</text:p>
        </text:list-item>
        <text:list-item>
          <text:p text:style-name="P59">Vagrant otomatis nyuntikkan <text:span text:style-name="Strong_20_Emphasis">public key</text:span> yang sama ke file <text:span text:style-name="Source_20_Text">~vagrant/.ssh/authorized_keys</text:span> di setiap VM yang dibuat.</text:p>
        </text:list-item>
        <text:list-item>
          <text:p text:style-name="P59">Jadi semua VM bisa SSH-an satu sama lain via user <text:span text:style-name="Source_20_Text">vagrant</text:span>, <text:span text:style-name="Strong_20_Emphasis">asal pakai private key bawaan Vagrant</text:span>.</text:p>
        </text:list-item>
      </text:list>
      <text:p text:style-name="Horizontal_20_Line"/>
      <text:h text:style-name="Heading_20_3" text:outline-level="3">🔍 Coba cek di VM kamu:</text:h>
      <text:p text:style-name="Preformatted_20_Text">bash</text:p>
      <text:p text:style-name="Preformatted_20_Text">CopyEdit</text:p>
      <text:p text:style-name="P2"><text:span text:style-name="Source_20_Text">cat ~vagrant/.ssh/authorized_keys</text:span></text:p>
      <text:p text:style-name="Text_20_body">Isi file itu harusnya sama di kedua VM, dan isinya adalah <text:span text:style-name="Strong_20_Emphasis">public key dari </text:span><text:span text:style-name="Strong_20_Emphasis"><text:span text:style-name="Source_20_Text">insecure_private_key</text:span></text:span><text:span text:style-name="Strong_20_Emphasis"> Vagrant</text:span>.</text:p>
      <text:p text:style-name="Horizontal_20_Line"/>
      <text:h text:style-name="Heading_20_3" text:outline-level="3">🤖 Ini default behavior Vagrant:</text:h>
      <text:list text:style-name="L35">
        <text:list-item>
          <text:p text:style-name="P60">Saat kamu <text:span text:style-name="Source_20_Text">vagrant up</text:span>, Vagrant:</text:p>
          <text:list>
            <text:list-item>
              <text:p text:style-name="P60">Generate VM</text:p>
            </text:list-item>
            <text:list-item>
              <text:p text:style-name="P60">Tambahin user <text:span text:style-name="Source_20_Text">vagrant</text:span></text:p>
            </text:list-item>
            <text:list-item>
              <text:p text:style-name="P60">Suntikkan public key <text:span text:style-name="Source_20_Text">insecure_key.pub</text:span></text:p>
            </text:list-item>
          </text:list>
        </text:list-item>
        <text:list-item>
          <text:p text:style-name="P60">Hasilnya semua VM pakai <text:span text:style-name="Strong_20_Emphasis">key yang sama</text:span>, jadi:</text:p>
          <text:list>
            <text:list-item>
              <text:p text:style-name="P60">Bisa langsung SSH-an antar VM tanpa password</text:p>
            </text:list-item>
            <text:list-item>
              <text:p text:style-name="P60">Tanpa perlu generate SSH key sendiri, <text:span text:style-name="Strong_20_Emphasis">asal pakai user </text:span><text:span text:style-name="Strong_20_Emphasis"><text:span text:style-name="Source_20_Text">vagrant</text:span></text:span></text:p>
            </text:list-item>
          </text:list>
        </text:list-item>
      </text:list>
      <text:p text:style-name="Horizontal_20_Line"/>
      <text:h text:style-name="Heading_20_2" text:outline-level="2"><text:soft-page-break/>🤓 Tapi, kamu bikin <text:span text:style-name="Source_20_Text">ssh-keygen</text:span> di server1. Jadi gimana?</text:h>
      <text:list text:style-name="L36">
        <text:list-item>
          <text:p text:style-name="P61">Ketika kamu jalankan:</text:p>
          <text:p text:style-name="P11">bash</text:p>
          <text:p text:style-name="P11">CopyEdit</text:p>
          <text:p text:style-name="P13"><text:span text:style-name="Source_20_Text">ssh-keygen -t rsa</text:span></text:p>
          <text:p text:style-name="P12"><text:span text:style-name="Source_20_Text">ssh-copy-id vagrant@server2</text:span></text:p>
          <text:p text:style-name="P61">Itu kamu sebenarnya <text:span text:style-name="Strong_20_Emphasis">nambah key milik server1 ke authorized_keys-nya server2</text:span>, <text:span text:style-name="Strong_20_Emphasis">di luar yang udah dikasih Vagrant</text:span>.</text:p>
        </text:list-item>
        <text:list-item>
          <text:p text:style-name="P61">Karena <text:span text:style-name="Source_20_Text">server2</text:span> udah sebelumnya ngasih akses ke key default Vagrant, ya udah bisa jalan 2 arah.</text:p>
        </text:list-item>
      </text:list>
      <text:p text:style-name="Horizontal_20_Line"/>
      <text:h text:style-name="Heading_20_2" text:outline-level="2">🧠 Ringkasnya:</text:h>
      <table:table table:name="Table6" table:style-name="Table6">
        <table:table-column table:style-name="Table6.A"/>
        <table:table-column table:style-name="Table6.B"/>
        <table:table-header-rows>
          <table:table-row>
            <table:table-cell table:style-name="Table6.A1" office:value-type="string">
              <text:p text:style-name="Table_20_Heading">Aksi</text:p>
            </table:table-cell>
            <table:table-cell table:style-name="Table6.A1" office:value-type="string">
              <text:p text:style-name="Table_20_Heading">Penjelasan</text:p>
            </table:table-cell>
          </table:table-row>
        </table:table-header-rows>
        <table:table-row>
          <table:table-cell table:style-name="Table6.A1" office:value-type="string">
            <text:p text:style-name="Table_20_Contents"><text:span text:style-name="Source_20_Text">vagrant</text:span> bisa SSH-an ke VM lain</text:p>
          </table:table-cell>
          <table:table-cell table:style-name="Table6.A1" office:value-type="string">
            <text:p text:style-name="Table_20_Contents">Karena semua VM dikasih key bawaan Vagrant</text:p>
          </table:table-cell>
        </table:table-row>
        <table:table-row>
          <table:table-cell table:style-name="Table6.A1" office:value-type="string">
            <text:p text:style-name="Table_20_Contents">Kamu <text:span text:style-name="Source_20_Text">ssh-copy-id</text:span> dari server1</text:p>
          </table:table-cell>
          <table:table-cell table:style-name="Table6.A1" office:value-type="string">
            <text:p text:style-name="Table_20_Contents">Jadi makin yakin koneksinya bisa tanpa password</text:p>
          </table:table-cell>
        </table:table-row>
        <table:table-row>
          <table:table-cell table:style-name="Table6.A1" office:value-type="string">
            <text:p text:style-name="Table_20_Contents">Dari server2 gak perlu <text:span text:style-name="Source_20_Text">ssh-copy-id</text:span> balik</text:p>
          </table:table-cell>
          <table:table-cell table:style-name="Table6.A1" office:value-type="string">
            <text:p text:style-name="Table_20_Contents">Karena key default Vagrant udah ada juga di <text:span text:style-name="Source_20_Text">server1</text:span></text:p>
          </table:table-cell>
        </table:table-row>
      </table:table>
      <text:p text:style-name="Horizontal_20_Line"/>
      <text:h text:style-name="Heading_20_2" text:outline-level="2">💡Tips Tambahan:</text:h>
      <text:p text:style-name="Text_20_body">Kalau kamu pengen setup lebih real:</text:p>
      <text:list text:style-name="L37">
        <text:list-item>
          <text:p text:style-name="P62">Buat user baru (<text:span text:style-name="Source_20_Text">sysops</text:span>, misalnya)</text:p>
        </text:list-item>
        <text:list-item>
          <text:p text:style-name="P62">Generate SSH key sendiri</text:p>
        </text:list-item>
        <text:list-item>
          <text:p text:style-name="P62"><text:span text:style-name="Source_20_Text">ssh-copy-id</text:span> secara manual</text:p>
        </text:list-item>
      </text:list>
      <text:p text:style-name="Text_20_body">Itu lebih aman dan mirip skenario di dunia kerja nyata (karena key default Vagrant ini insecure banget buat production).</text:p>
      <text:p text:style-name="Horizontal_20_Line"/>
      <text:p text:style-name="Text_20_body">Kalau mau lanjut ke:</text:p>
      <text:list text:style-name="L38">
        <text:list-item>
          <text:p text:style-name="P63">🚀 Setup Ansible antar server pakai SSH key</text:p>
        </text:list-item>
        <text:list-item>
          <text:p text:style-name="P63">🔐 Setup user baru dengan restricted access</text:p>
        </text:list-item>
        <text:list-item>
          <text:p text:style-name="P63">📦 Setup backup otomatis pakai <text:span text:style-name="Source_20_Text">rsync</text:span> + SSH key</text:p>
        </text:list-item>
      </text:list>
      <text:p text:style-name="Text_20_body">Tinggal bilang aja bro, kita gas! 😎</text:p>
      <text:h text:style-name="Heading_20_5" text:outline-level="5">You said:</text:h>
      <text:p text:style-name="Text_20_body">owh jadi memang sudah bawaan setup dari vagrant ya makanya qo kayak udah siap semua, klo gitu bisa kasih bantu setup yang real nggak yang tadi kaya di bilang buat user baru</text:p>
      <text:h text:style-name="Heading_20_6" text:outline-level="6"><text:soft-page-break/>ChatGPT said:</text:h>
      <text:p text:style-name="Text_20_body">💯 Mantap Budi, mental SysOps kamu makin matang nih!<text:line-break/>Yes, benar banget — Vagrant memang bikin lingkungan VM itu “udah siap jalan”, tapi kalau kamu mau <text:span text:style-name="Strong_20_Emphasis">belajar real-world SysOps</text:span>, memang harus lewat proses manual. Dan itu justru asik! 😎</text:p>
      <text:p text:style-name="Horizontal_20_Line"/>
      <text:h text:style-name="Heading_20_2" text:outline-level="2">🎯 Tujuan Setup Ini:</text:h>
      <text:p text:style-name="Text_20_body">Bikin environment yang lebih <text:span text:style-name="Strong_20_Emphasis">mirip server beneran</text:span>, dengan:</text:p>
      <text:list text:style-name="L39">
        <text:list-item>
          <text:p text:style-name="P64">User baru (contoh: <text:span text:style-name="Source_20_Text">sysops</text:span>)</text:p>
        </text:list-item>
        <text:list-item>
          <text:p text:style-name="P64">Setup SSH key <text:span text:style-name="Strong_20_Emphasis">asli</text:span>, bukan bawaan Vagrant</text:p>
        </text:list-item>
        <text:list-item>
          <text:p text:style-name="P64">Akses <text:span text:style-name="Strong_20_Emphasis">tanpa password</text:span> antar server via key-based SSH</text:p>
        </text:list-item>
      </text:list>
      <text:p text:style-name="Horizontal_20_Line"/>
      <text:h text:style-name="Heading_20_2" text:outline-level="2">🛠️ Step-by-Step Setup:</text:h>
      <text:p text:style-name="Text_20_body">Kita mulai dari <text:span text:style-name="Source_20_Text">server1</text:span>, lalu konek ke <text:span text:style-name="Source_20_Text">server2</text:span></text:p>
      <text:p text:style-name="Horizontal_20_Line"/>
      <text:h text:style-name="Heading_20_3" text:outline-level="3">🔹 Step 1: Buat user baru di kedua VM</text:h>
      <text:h text:style-name="Heading_20_4" text:outline-level="4">Di <text:span text:style-name="Source_20_Text">server1</text:span> &amp; <text:span text:style-name="Source_20_Text">server2</text:span> (harus sama di keduanya):</text:h>
      <text:p text:style-name="Preformatted_20_Text">bash</text:p>
      <text:p text:style-name="Preformatted_20_Text">CopyEdit</text:p>
      <text:p text:style-name="P1"><text:span text:style-name="Source_20_Text">sudo useradd -m -s /bin/bash sysops</text:span></text:p>
      <text:p text:style-name="P4"><text:span text:style-name="Source_20_Text">sudo passwd sysops</text:span></text:p>
      <text:p text:style-name="Text_20_body">Lalu kasih dia sudo access (biar berasa jadi DevOps beneran 💪):</text:p>
      <text:p text:style-name="Preformatted_20_Text">bash</text:p>
      <text:p text:style-name="Preformatted_20_Text">CopyEdit</text:p>
      <text:p text:style-name="P2"><text:span text:style-name="Source_20_Text">sudo usermod -aG wheel sysops</text:span></text:p>
      <text:p text:style-name="Horizontal_20_Line"/>
      <text:h text:style-name="Heading_20_3" text:outline-level="3">🔹 Step 2: Login ke <text:span text:style-name="Source_20_Text">sysops</text:span> di <text:span text:style-name="Source_20_Text">server1</text:span></text:h>
      <text:p text:style-name="Preformatted_20_Text">bash</text:p>
      <text:p text:style-name="Preformatted_20_Text">CopyEdit</text:p>
      <text:p text:style-name="P2"><text:span text:style-name="Source_20_Text">su - sysops</text:span></text:p>
      <text:p text:style-name="Text_20_body">Lalu buat SSH key:</text:p>
      <text:p text:style-name="Preformatted_20_Text">bash</text:p>
      <text:p text:style-name="Preformatted_20_Text">CopyEdit</text:p>
      <text:p text:style-name="P2"><text:span text:style-name="Source_20_Text">ssh-keygen -t rsa -b 4096</text:span></text:p>
      <text:p text:style-name="Text_20_body">Tekan Enter aja untuk default path (<text:span text:style-name="Source_20_Text">~/.ssh/id_rsa</text:span>), lalu <text:span text:style-name="Strong_20_Emphasis">jangan kasih passphrase dulu biar praktis</text:span>.</text:p>
      <text:p text:style-name="Horizontal_20_Line"/>
      <text:h text:style-name="Heading_20_3" text:outline-level="3"><text:soft-page-break/>🔹 Step 3: Copy public key ke <text:span text:style-name="Source_20_Text">server2</text:span></text:h>
      <text:p text:style-name="Text_20_body">Masih dari user <text:span text:style-name="Source_20_Text">sysops</text:span> di <text:span text:style-name="Source_20_Text">server1</text:span>, jalankan:</text:p>
      <text:p text:style-name="Preformatted_20_Text">bash</text:p>
      <text:p text:style-name="Preformatted_20_Text">CopyEdit</text:p>
      <text:p text:style-name="P2"><text:span text:style-name="Source_20_Text">ssh-copy-id sysops@192.168.56.12</text:span></text:p>
      <text:p text:style-name="Text_20_body">Kalau ditanya yes/no → ketik <text:span text:style-name="Source_20_Text">yes</text:span><text:line-break/>Kalau minta password → masukkan password user <text:span text:style-name="Source_20_Text">sysops</text:span> di <text:span text:style-name="Source_20_Text">server2</text:span> tadi</text:p>
      <text:p text:style-name="Horizontal_20_Line"/>
      <text:h text:style-name="Heading_20_3" text:outline-level="3">🔹 Step 4: Tes koneksi SSH tanpa password</text:h>
      <text:p text:style-name="Preformatted_20_Text">bash</text:p>
      <text:p text:style-name="Preformatted_20_Text">CopyEdit</text:p>
      <text:p text:style-name="P2"><text:span text:style-name="Source_20_Text">ssh sysops@192.168.56.12</text:span></text:p>
      <text:p text:style-name="Text_20_body">Kalau langsung masuk tanpa ditanya password = <text:span text:style-name="Strong_20_Emphasis">BERHASIL!</text:span> 🚀</text:p>
      <text:p text:style-name="Horizontal_20_Line"/>
      <text:h text:style-name="Heading_20_3" text:outline-level="3">🔒 Step 5 (opsional tapi real banget): Nonaktifkan login pakai password</text:h>
      <text:p text:style-name="Text_20_body"><text:span text:style-name="Strong_20_Emphasis">Di </text:span><text:span text:style-name="Strong_20_Emphasis"><text:span text:style-name="Source_20_Text">server2</text:span></text:span>, edit file SSH config:</text:p>
      <text:p text:style-name="Preformatted_20_Text">bash</text:p>
      <text:p text:style-name="Preformatted_20_Text">CopyEdit</text:p>
      <text:p text:style-name="P2"><text:span text:style-name="Source_20_Text">sudo nano /etc/ssh/sshd_config</text:span></text:p>
      <text:p text:style-name="Text_20_body">Ubah (atau tambahkan) ini:</text:p>
      <text:p text:style-name="Preformatted_20_Text">nginx</text:p>
      <text:p text:style-name="Preformatted_20_Text">CopyEdit</text:p>
      <text:p text:style-name="P1"><text:span text:style-name="Source_20_Text">PasswordAuthentication no</text:span></text:p>
      <text:p text:style-name="P4"><text:span text:style-name="Source_20_Text">PermitRootLogin no</text:span></text:p>
      <text:p text:style-name="Text_20_body">Lalu restart SSH:</text:p>
      <text:p text:style-name="Preformatted_20_Text">bash</text:p>
      <text:p text:style-name="Preformatted_20_Text">CopyEdit</text:p>
      <text:p text:style-name="P2"><text:span text:style-name="Source_20_Text">sudo systemctl restart sshd</text:span></text:p>
      <text:p text:style-name="Text_20_body">⚠️ Jangan lakukan ini kalau kamu belum yakin bisa login pakai key ya, bisa terkunci dari luar!</text:p>
      <text:p text:style-name="Horizontal_20_Line"/>
      <text:h text:style-name="Heading_20_2" text:outline-level="2">🧪 Tambahan Ceklis Real World:</text:h>
      <text:p text:style-name="Text_20_body">✅ User baru<text:line-break/>✅ Akses SSH pakai key<text:line-break/>✅ Tanpa password<text:line-break/>✅ Bisa sudo<text:line-break/>✅ Bisa disable password login (semi-hardening)<text:line-break/>✅ Bisa dipakai untuk Ansible, rsync, cron, dll</text:p>
      <text:p text:style-name="Horizontal_20_Line"/>
      <text:p text:style-name="Text_20_body"><text:soft-page-break/>Kalau udah lancar, mau lanjut ke:</text:p>
      <text:list text:style-name="L40">
        <text:list-item>
          <text:p text:style-name="P65">🔄 Setup backup pakai rsync antar <text:span text:style-name="Source_20_Text">sysops@server1</text:span> ke <text:span text:style-name="Source_20_Text">server2</text:span></text:p>
        </text:list-item>
        <text:list-item>
          <text:p text:style-name="P65">⚙️ Setup monitoring antar user dengan key-only</text:p>
        </text:list-item>
        <text:list-item>
          <text:p text:style-name="P65">📡 Setup private Git server / repo backup antar VM</text:p>
        </text:list-item>
      </text:list>
      <text:p text:style-name="Text_20_body">Tinggal bilang aja. Let's go, SysOps ninja! 🥷💻</text:p>
      <text:h text:style-name="Heading_20_5" text:outline-level="5">You said:</text:h>
      <text:p text:style-name="Text_20_body">berarti nama user di server1 dan server2 sama donk ya</text:p>
      <text:h text:style-name="Heading_20_6" text:outline-level="6">ChatGPT said:</text:h>
      <text:p text:style-name="Text_20_body">🎯 <text:span text:style-name="Strong_20_Emphasis">Yessir, tepat banget!</text:span><text:line-break/>Kalau kamu mau SSH key-based login antar server <text:span text:style-name="Emphasis">tanpa ribet</text:span>, <text:span text:style-name="Strong_20_Emphasis">nama user di kedua server itu idealnya sama</text:span>. Itu kenapa di contoh tadi kita bikin user <text:span text:style-name="Source_20_Text">sysops</text:span> di <text:span text:style-name="Strong_20_Emphasis">server1</text:span> <text:span text:style-name="Emphasis">dan</text:span> di <text:span text:style-name="Strong_20_Emphasis">server2</text:span>.</text:p>
      <text:p text:style-name="Horizontal_20_Line"/>
      <text:h text:style-name="Heading_20_2" text:outline-level="2">❓Kenapa harus sama?</text:h>
      <text:p text:style-name="Text_20_body">Karena saat kamu jalankan:</text:p>
      <text:p text:style-name="Preformatted_20_Text">bash</text:p>
      <text:p text:style-name="Preformatted_20_Text">CopyEdit</text:p>
      <text:p text:style-name="P2"><text:span text:style-name="Source_20_Text">ssh-copy-id sysops@192.168.56.12</text:span></text:p>
      <text:p text:style-name="Text_20_body">Itu artinya kamu mau masuk ke server tujuan <text:span text:style-name="Strong_20_Emphasis">dengan user </text:span><text:span text:style-name="Strong_20_Emphasis"><text:span text:style-name="Source_20_Text">sysops</text:span></text:span><text:span text:style-name="Strong_20_Emphasis"> juga</text:span>. Jadi:</text:p>
      <text:list text:style-name="L41">
        <text:list-item>
          <text:p text:style-name="P66">Kalau di <text:span text:style-name="Source_20_Text">server1</text:span> kamu login sebagai <text:span text:style-name="Source_20_Text">sysops</text:span></text:p>
        </text:list-item>
        <text:list-item>
          <text:p text:style-name="P66">Terus kamu SSH ke <text:span text:style-name="Source_20_Text">sysops@server2</text:span></text:p>
        </text:list-item>
        <text:list-item>
          <text:p text:style-name="P66">Maka <text:span text:style-name="Source_20_Text">server2</text:span> <text:span text:style-name="Strong_20_Emphasis">harus punya user </text:span><text:span text:style-name="Strong_20_Emphasis"><text:span text:style-name="Source_20_Text">sysops</text:span></text:span><text:span text:style-name="Strong_20_Emphasis"> juga</text:span>, baru bisa konek</text:p>
        </text:list-item>
      </text:list>
      <text:p text:style-name="Text_20_body">Kalau user beda? Misalnya:</text:p>
      <text:p text:style-name="Preformatted_20_Text">bash</text:p>
      <text:p text:style-name="Preformatted_20_Text">CopyEdit</text:p>
      <text:p text:style-name="P2"><text:span text:style-name="Source_20_Text">ssh-copy-id sysops@server2</text:span></text:p>
      <text:p text:style-name="Text_20_body">Tapi user <text:span text:style-name="Source_20_Text">sysops</text:span> nggak ada di server2, ya bakal ditolak 😬</text:p>
      <text:p text:style-name="Horizontal_20_Line"/>
      <text:h text:style-name="Heading_20_2" text:outline-level="2">🧩 Tapi kalau user beda bisa nggak?</text:h>
      <text:p text:style-name="Text_20_body">Bisa juga sih. Misalnya:</text:p>
      <text:list text:style-name="L42">
        <text:list-item>
          <text:p text:style-name="P67">Di server1 kamu pakai user <text:span text:style-name="Source_20_Text">budi</text:span></text:p>
        </text:list-item>
        <text:list-item>
          <text:p text:style-name="P67">Di server2 kamu pakai user <text:span text:style-name="Source_20_Text">admin</text:span></text:p>
        </text:list-item>
      </text:list>
      <text:p text:style-name="Text_20_body">Maka command-nya:</text:p>
      <text:p text:style-name="Preformatted_20_Text">bash</text:p>
      <text:p text:style-name="Preformatted_20_Text">CopyEdit</text:p>
      <text:p text:style-name="P2"><text:soft-page-break/><text:span text:style-name="Source_20_Text">ssh-copy-id admin@192.168.56.12</text:span></text:p>
      <text:p text:style-name="Text_20_body">Tapi kamu harus <text:span text:style-name="Strong_20_Emphasis">jelas</text:span> ke server mana, mau pakai user apa. Biasanya sih biar gampang dan konsisten, SysOps/DevOps <text:span text:style-name="Strong_20_Emphasis">bikin user sama di semua server</text:span>, contohnya:</text:p>
      <text:list text:style-name="L43">
        <text:list-item>
          <text:p text:style-name="P68"><text:span text:style-name="Source_20_Text">deploy</text:span></text:p>
        </text:list-item>
        <text:list-item>
          <text:p text:style-name="P68"><text:span text:style-name="Source_20_Text">sysadmin</text:span></text:p>
        </text:list-item>
        <text:list-item>
          <text:p text:style-name="P68"><text:span text:style-name="Source_20_Text">ansible</text:span></text:p>
        </text:list-item>
        <text:list-item>
          <text:p text:style-name="P68"><text:span text:style-name="Source_20_Text">sysops</text:span> ← seperti yang kita pakai sekarang</text:p>
        </text:list-item>
      </text:list>
      <text:p text:style-name="Horizontal_20_Line"/>
      <text:h text:style-name="Heading_20_2" text:outline-level="2">💡 Bonus Tips:</text:h>
      <text:p text:style-name="Text_20_body">Kalau kamu bikin user <text:span text:style-name="Source_20_Text">sysops</text:span> di banyak server dan sudah setup SSH key antar mereka semua, kamu bisa:</text:p>
      <text:p text:style-name="Preformatted_20_Text">bash</text:p>
      <text:p text:style-name="Preformatted_20_Text">CopyEdit</text:p>
      <text:p text:style-name="P1"><text:span text:style-name="Source_20_Text">ssh sysops@server1</text:span></text:p>
      <text:p text:style-name="P4"><text:span text:style-name="Source_20_Text">ssh sysops@server2</text:span></text:p>
      <text:p text:style-name="Text_20_body">Tanpa mikir password sama sekali. Tinggal masukin ke <text:span text:style-name="Source_20_Text">.ssh/config</text:span> biar makin gampang. Nanti aku bantuin juga kalau mau 🙌</text:p>
      <text:p text:style-name="Horizontal_20_Line"/>
      <text:p text:style-name="Text_20_body">Mau lanjut ke setup SSH config biar bisa ngetik <text:span text:style-name="Source_20_Text">ssh server2</text:span> aja tanpa IP? Atau lanjut ke <text:span text:style-name="Source_20_Text">rsync</text:span> backup pakai key? Pilih aja, Bro! 🛠️</text:p>
      <text:h text:style-name="Heading_20_5" text:outline-level="5">You said:</text:h>
      <text:p text:style-name="Text_20_body">buatkan yang beda user dulu dh karena kan di dunia realnya akan sangat jarang kan dengan user yang sama di server yang berbeda</text:p>
      <text:h text:style-name="Heading_20_6" text:outline-level="6">ChatGPT said:</text:h>
      <text:p text:style-name="Text_20_body">💯 Wah, mantap! Kamu mikirnya udah level <text:span text:style-name="Strong_20_Emphasis">real-world SysOps</text:span> nih. Emang bener bro, di dunia nyata jarang banget satu user dipakai seragam di semua server. Kadang malah:</text:p>
      <text:list text:style-name="L44">
        <text:list-item>
          <text:p text:style-name="P69">Dev pakai user <text:span text:style-name="Source_20_Text">deploy</text:span></text:p>
        </text:list-item>
        <text:list-item>
          <text:p text:style-name="P69">SysAdmin pakai user <text:span text:style-name="Source_20_Text">admin</text:span></text:p>
        </text:list-item>
        <text:list-item>
          <text:p text:style-name="P69">Backup pakai user <text:span text:style-name="Source_20_Text">backupuser</text:span></text:p>
        </text:list-item>
        <text:list-item>
          <text:p text:style-name="P69">Dan kamu bisa login dari <text:span text:style-name="Source_20_Text">budi@laptop</text:span> ke <text:span text:style-name="Source_20_Text">sysadmin@serverX</text:span></text:p>
        </text:list-item>
      </text:list>
      <text:p text:style-name="Text_20_body">Jadi ayo kita <text:span text:style-name="Strong_20_Emphasis">setup SSH Key login beda user antar 2 server</text:span>. Contohnya:</text:p>
      <text:list text:style-name="L45">
        <text:list-item>
          <text:p text:style-name="P70"><text:span text:style-name="Strong_20_Emphasis">server1</text:span>: user = <text:span text:style-name="Source_20_Text">vagrant</text:span> (asal login)</text:p>
        </text:list-item>
        <text:list-item>
          <text:p text:style-name="P70"><text:span text:style-name="Strong_20_Emphasis">server2</text:span>: user = <text:span text:style-name="Source_20_Text">sysops</text:span> (target login)</text:p>
        </text:list-item>
      </text:list>
      <text:p text:style-name="Horizontal_20_Line"/>
      <text:h text:style-name="Heading_20_2" text:outline-level="2"><text:soft-page-break/>🧪 Skema:</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erver</text:p>
            </table:table-cell>
            <table:table-cell table:style-name="Table7.A1" office:value-type="string">
              <text:p text:style-name="Table_20_Heading">IP</text:p>
            </table:table-cell>
            <table:table-cell table:style-name="Table7.A1" office:value-type="string">
              <text:p text:style-name="Table_20_Heading">User</text:p>
            </table:table-cell>
          </table:table-row>
        </table:table-header-rows>
        <table:table-row>
          <table:table-cell table:style-name="Table7.A1" office:value-type="string">
            <text:p text:style-name="Table_20_Contents">server1</text:p>
          </table:table-cell>
          <table:table-cell table:style-name="Table7.A1" office:value-type="string">
            <text:p text:style-name="Table_20_Contents">192.168.56.11</text:p>
          </table:table-cell>
          <table:table-cell table:style-name="Table7.A1" office:value-type="string">
            <text:p text:style-name="Table_20_Contents"><text:span text:style-name="Source_20_Text">vagrant</text:span></text:p>
          </table:table-cell>
        </table:table-row>
        <table:table-row>
          <table:table-cell table:style-name="Table7.A1" office:value-type="string">
            <text:p text:style-name="Table_20_Contents">server2</text:p>
          </table:table-cell>
          <table:table-cell table:style-name="Table7.A1" office:value-type="string">
            <text:p text:style-name="Table_20_Contents">192.168.56.12</text:p>
          </table:table-cell>
          <table:table-cell table:style-name="Table7.A1" office:value-type="string">
            <text:p text:style-name="Table_20_Contents"><text:span text:style-name="Source_20_Text">sysops</text:span></text:p>
          </table:table-cell>
        </table:table-row>
      </table:table>
      <text:p text:style-name="Text_20_body">Tujuan: dari <text:span text:style-name="Source_20_Text">vagrant@server1</text:span> bisa SSH ke <text:span text:style-name="Source_20_Text">sysops@server2</text:span> tanpa password.</text:p>
      <text:p text:style-name="Horizontal_20_Line"/>
      <text:h text:style-name="Heading_20_2" text:outline-level="2">🛠️ Langkah Setup SSH Key antar User Berbeda</text:h>
      <text:h text:style-name="Heading_20_3" text:outline-level="3">✅ 1. Di server2, buat user baru <text:span text:style-name="Source_20_Text">sysops</text:span></text:h>
      <text:p text:style-name="Text_20_body">Login dulu sebagai root di server2:</text:p>
      <text:p text:style-name="Preformatted_20_Text">bash</text:p>
      <text:p text:style-name="Preformatted_20_Text">CopyEdit</text:p>
      <text:p text:style-name="P1"><text:span text:style-name="Source_20_Text">sudo useradd -m sysops</text:span></text:p>
      <text:p text:style-name="P4"><text:span text:style-name="Source_20_Text">sudo passwd sysops</text:span></text:p>
      <text:p text:style-name="Text_20_body">Bikin password: misalnya <text:span text:style-name="Source_20_Text">Sys0ps!</text:span></text:p>
      <text:p text:style-name="Text_20_body">Pastikan user ini bisa SSH, dan punya home directory <text:span text:style-name="Source_20_Text">/home/sysops</text:span>.</text:p>
      <text:p text:style-name="Horizontal_20_Line"/>
      <text:h text:style-name="Heading_20_3" text:outline-level="3">✅ 2. Di server1, generate SSH key dari user <text:span text:style-name="Source_20_Text">vagrant</text:span></text:h>
      <text:p text:style-name="Text_20_body">Login sebagai <text:span text:style-name="Source_20_Text">vagrant</text:span> di server1:</text:p>
      <text:p text:style-name="Preformatted_20_Text">bash</text:p>
      <text:p text:style-name="Preformatted_20_Text">CopyEdit</text:p>
      <text:p text:style-name="P2"><text:span text:style-name="Source_20_Text">ssh-keygen -t rsa -b 4096</text:span></text:p>
      <text:p text:style-name="Text_20_body">Tekan <text:span text:style-name="Source_20_Text">Enter</text:span> terus sampai selesai (biarkan default: <text:span text:style-name="Source_20_Text">~/.ssh/id_rsa</text:span>).</text:p>
      <text:p text:style-name="Horizontal_20_Line"/>
      <text:h text:style-name="Heading_20_3" text:outline-level="3">✅ 3. Copy public key ke server2 ke user <text:span text:style-name="Source_20_Text">sysops</text:span></text:h>
      <text:p text:style-name="Preformatted_20_Text">bash</text:p>
      <text:p text:style-name="Preformatted_20_Text">CopyEdit</text:p>
      <text:p text:style-name="P2"><text:span text:style-name="Source_20_Text">ssh-copy-id sysops@192.168.56.12</text:span></text:p>
      <text:p text:style-name="Text_20_body">Akan diminta password: isi dengan password user <text:span text:style-name="Source_20_Text">sysops</text:span> yang tadi kamu buat.</text:p>
      <text:p text:style-name="Text_20_body">Kalau berhasil, akan muncul pesan seperti:</text:p>
      <text:p text:style-name="Preformatted_20_Text">vbnet</text:p>
      <text:p text:style-name="Preformatted_20_Text">CopyEdit</text:p>
      <text:p text:style-name="P1"><text:span text:style-name="Source_20_Text">Number of key(s) added: 1</text:span></text:p>
      <text:p text:style-name="P4"><text:span text:style-name="Source_20_Text">Now try logging into the machine...</text:span></text:p>
      <text:p text:style-name="Horizontal_20_Line"/>
      <text:h text:style-name="Heading_20_3" text:outline-level="3"><text:soft-page-break/>✅ 4. Tes SSH tanpa password</text:h>
      <text:p text:style-name="Text_20_body">Coba login dari server1 ke server2:</text:p>
      <text:p text:style-name="Preformatted_20_Text">bash</text:p>
      <text:p text:style-name="Preformatted_20_Text">CopyEdit</text:p>
      <text:p text:style-name="P2"><text:span text:style-name="Source_20_Text">ssh sysops@192.168.56.12</text:span></text:p>
      <text:p text:style-name="Text_20_body">🟢 Harusnya langsung masuk ke shell <text:span text:style-name="Source_20_Text">sysops</text:span> tanpa diminta password.</text:p>
      <text:p text:style-name="Horizontal_20_Line"/>
      <text:h text:style-name="Heading_20_2" text:outline-level="2">🧹 Catatan Tambahan</text:h>
      <text:p text:style-name="Text_20_body">Kalau gagal, cek ini:</text:p>
      <text:list text:style-name="L46">
        <text:list-item>
          <text:p text:style-name="P71">Hak akses folder dan file <text:span text:style-name="Source_20_Text">.ssh</text:span> di server2:</text:p>
          <text:p text:style-name="P14">bash</text:p>
          <text:p text:style-name="P14">CopyEdit</text:p>
          <text:p text:style-name="P16"><text:span text:style-name="Source_20_Text">ls -ld ~/.ssh</text:span></text:p>
          <text:p text:style-name="P15"><text:span text:style-name="Source_20_Text">ls -l ~/.ssh/authorized_keys</text:span></text:p>
          <text:p text:style-name="P71">Harusnya:</text:p>
          <text:list>
            <text:list-item>
              <text:p text:style-name="P71"><text:span text:style-name="Source_20_Text">~/.ssh</text:span> → permission <text:span text:style-name="Source_20_Text">700</text:span></text:p>
            </text:list-item>
            <text:list-item>
              <text:p text:style-name="P71"><text:span text:style-name="Source_20_Text">authorized_keys</text:span> → permission <text:span text:style-name="Source_20_Text">600</text:span></text:p>
            </text:list-item>
            <text:list-item>
              <text:p text:style-name="P71">Pemilik file = <text:span text:style-name="Source_20_Text">sysops</text:span></text:p>
            </text:list-item>
          </text:list>
        </text:list-item>
        <text:list-item>
          <text:p text:style-name="P71">SSH server di server2 aktif:</text:p>
          <text:p text:style-name="P14">bash</text:p>
          <text:p text:style-name="P14">CopyEdit</text:p>
          <text:p text:style-name="P17"><text:span text:style-name="Source_20_Text">sudo systemctl status sshd</text:span></text:p>
        </text:list-item>
      </text:list>
      <text:p text:style-name="Horizontal_20_Line"/>
      <text:h text:style-name="Heading_20_2" text:outline-level="2">📦 Bonus (opsional):</text:h>
      <text:p text:style-name="Text_20_body">Kalau udah berhasil dan sering SSH antar server, kamu bisa bikin <text:span text:style-name="Strong_20_Emphasis">SSH config</text:span> di <text:span text:style-name="Source_20_Text">~/.ssh/config</text:span> gini:</text:p>
      <text:p text:style-name="Preformatted_20_Text">ini</text:p>
      <text:p text:style-name="Preformatted_20_Text">CopyEdit</text:p>
      <text:p text:style-name="P1"><text:span text:style-name="Source_20_Text">Host server2</text:span></text:p>
      <text:p text:style-name="P3"><text:span text:style-name="Source_20_Text"><text:s text:c="2"/>HostName 192.168.56.12</text:span></text:p>
      <text:p text:style-name="P3"><text:span text:style-name="Source_20_Text"><text:s text:c="2"/>User sysops</text:span></text:p>
      <text:p text:style-name="P4"><text:span text:style-name="Source_20_Text"><text:s text:c="2"/>IdentityFile ~/.ssh/id_rsa</text:span></text:p>
      <text:p text:style-name="Text_20_body">Lalu cukup:</text:p>
      <text:p text:style-name="Preformatted_20_Text">bash</text:p>
      <text:p text:style-name="Preformatted_20_Text">CopyEdit</text:p>
      <text:p text:style-name="P2"><text:span text:style-name="Source_20_Text">ssh server2</text:span></text:p>
      <text:p text:style-name="Text_20_body">Simple banget ‘kan? 😎</text:p>
      <text:p text:style-name="Horizontal_20_Line"/>
      <text:p text:style-name="Text_20_body"><text:soft-page-break/>Kalau udah siap, next kita bisa lanjut ke:</text:p>
      <text:list text:style-name="L47">
        <text:list-item>
          <text:p text:style-name="P72">🔄 Backup otomatis pakai <text:span text:style-name="Source_20_Text">rsync</text:span> antar user</text:p>
        </text:list-item>
        <text:list-item>
          <text:p text:style-name="P72">📜 Schedule backup via <text:span text:style-name="Source_20_Text">cron</text:span></text:p>
        </text:list-item>
        <text:list-item>
          <text:p text:style-name="P72">📡 Setup DNS lokal atau FQDN biar nggak ribet IP lagi</text:p>
        </text:list-item>
      </text:list>
      <text:p text:style-name="Text_20_body">Let’s gooo 🚀</text:p>
      <text:h text:style-name="Heading_20_5" text:outline-level="5">You said:</text:h>
      <text:p text:style-name="Text_20_body">owh intinya klo dari server1 sudah buat keygen ke server2 dan ketika sudah di coba ssh dari server1 ke server2 berhasil di server2 tidak perlu keygen ke server1 ya</text:p>
      <text:h text:style-name="Heading_20_6" text:outline-level="6">ChatGPT said:</text:h>
      <text:p text:style-name="Text_20_body"><text:span text:style-name="Strong_20_Emphasis">YES, betul banget!</text:span> 💥</text:p>
      <text:p text:style-name="Text_20_body">Intinya: <text:span text:style-name="Strong_20_Emphasis">SSH key itu searah</text:span>, bukan dua arah otomatis.</text:p>
      <text:p text:style-name="Horizontal_20_Line"/>
      <text:h text:style-name="Heading_20_3" text:outline-level="3">🔁 Analogi biar gampang:</text:h>
      <text:p text:style-name="Text_20_body">Bayangin kayak punya <text:span text:style-name="Strong_20_Emphasis">kunci pintu rumah</text:span>.</text:p>
      <text:list text:style-name="L48">
        <text:list-item>
          <text:p text:style-name="P73">Kamu (<text:span text:style-name="Source_20_Text">vagrant@server1</text:span>) bikin kunci (SSH key)</text:p>
        </text:list-item>
        <text:list-item>
          <text:p text:style-name="P73">Terus kamu <text:span text:style-name="Strong_20_Emphasis">titipin salinan kunci itu ke satpam di rumah teman kamu</text:span> (<text:span text:style-name="Source_20_Text">sysops@server2</text:span>)</text:p>
        </text:list-item>
        <text:list-item>
          <text:p text:style-name="P73">Jadi kamu bisa <text:span text:style-name="Strong_20_Emphasis">masuk ke rumah dia (server2) tanpa perlu ketuk pintu (password)</text:span></text:p>
        </text:list-item>
      </text:list>
      <text:p text:style-name="Text_20_body">🚫 Tapi:<text:line-break/>Kalau teman kamu (<text:span text:style-name="Source_20_Text">sysops@server2</text:span>) mau ke rumah kamu (<text:span text:style-name="Source_20_Text">vagrant@server1</text:span>), dia <text:span text:style-name="Strong_20_Emphasis">harus bikin kunci sendiri dan kirim balik ke kamu</text:span>.<text:line-break/>Nggak otomatis bisa masuk hanya karena kamu bisa masuk ke rumah dia 😅</text:p>
      <text:p text:style-name="Horizontal_20_Line"/>
      <text:h text:style-name="Heading_20_3" text:outline-level="3">🧠 Jadi singkatnya:</text:h>
      <text:list text:style-name="L49">
        <text:list-item>
          <text:p text:style-name="P74">✅ <text:span text:style-name="Strong_20_Emphasis">Kalau arah SSH hanya satu arah</text:span>, cukup <text:span text:style-name="Strong_20_Emphasis">satu kali keygen &amp; copy</text:span> dari client ke server.</text:p>
        </text:list-item>
        <text:list-item>
          <text:p text:style-name="P74">🚫 <text:span text:style-name="Strong_20_Emphasis">Kalau mau dua arah</text:span> (server2 juga bisa SSH ke server1), ya dua-duanya harus bikin key dan kirim ke masing-masing.</text:p>
        </text:list-item>
      </text:list>
      <text:p text:style-name="Horizontal_20_Line"/>
      <text:h text:style-name="Heading_20_3" text:outline-level="3">💡 Cek arah akses kamu:</text:h>
      <table:table table:name="Table8" table:style-name="Table8">
        <table:table-column table:style-name="Table8.A"/>
        <table:table-column table:style-name="Table8.B"/>
        <table:table-header-rows>
          <table:table-row>
            <table:table-cell table:style-name="Table8.A1" office:value-type="string">
              <text:p text:style-name="Table_20_Heading">Arah SSH</text:p>
            </table:table-cell>
            <table:table-cell table:style-name="Table8.A1" office:value-type="string">
              <text:p text:style-name="Table_20_Heading">Apa yang harus dilakukan</text:p>
            </table:table-cell>
          </table:table-row>
        </table:table-header-rows>
        <table:table-row>
          <table:table-cell table:style-name="Table8.A1" office:value-type="string">
            <text:p text:style-name="Table_20_Contents"><text:span text:style-name="Source_20_Text">server1</text:span> → <text:span text:style-name="Source_20_Text">server2</text:span></text:p>
          </table:table-cell>
          <table:table-cell table:style-name="Table8.A1" office:value-type="string">
            <text:p text:style-name="Table_20_Contents">Keygen di server1, copy ke server2</text:p>
          </table:table-cell>
        </table:table-row>
        <table:table-row>
          <table:table-cell table:style-name="Table8.A1" office:value-type="string">
            <text:p text:style-name="Table_20_Contents"><text:span text:style-name="Source_20_Text">server2</text:span> → <text:span text:style-name="Source_20_Text">server1</text:span></text:p>
          </table:table-cell>
          <table:table-cell table:style-name="Table8.A1" office:value-type="string">
            <text:p text:style-name="Table_20_Contents">Keygen di server2, copy ke server1</text:p>
          </table:table-cell>
        </table:table-row>
        <table:table-row>
          <table:table-cell table:style-name="Table8.A1" office:value-type="string">
            <text:p text:style-name="Table_20_Contents">Mau dua arah tanpa password</text:p>
          </table:table-cell>
          <table:table-cell table:style-name="Table8.A1" office:value-type="string">
            <text:p text:style-name="Table_20_Contents">Dua-duanya keygen &amp; copy</text:p>
          </table:table-cell>
        </table:table-row>
      </table:table>
      <text:p text:style-name="Horizontal_20_Line"/>
      <text:p text:style-name="Text_20_body"><text:soft-page-break/>Mau sekalian kita lanjut buat yang dua arah atau lanjut ke praktek lain seperti backup antar user pakai <text:span text:style-name="Source_20_Text">rsync</text:span>? Kamu tinggal tunjuk, gue siap! 😎</text:p>
      <text:h text:style-name="Heading_20_5" text:outline-level="5">You said:</text:h>
      <text:p text:style-name="Text_20_body">tetapi ini saya tidak perlu keygen dari server2 ke server1 cukup tadi saja keygen dari server1 ke server2 karena tadi saya langsung coba ssh ke server1 itu bisa</text:p>
      <text:h text:style-name="Heading_20_6" text:outline-level="6">ChatGPT said:</text:h>
      <text:p text:style-name="Text_20_body">Yesss kamu jeli banget, dan ini menarik banget buat dibahas, karena kamu lagi nemuin <text:span text:style-name="Strong_20_Emphasis">“keanehan yang sebenarnya bukan keanehan”</text:span> 😄<text:line-break/>Mari kita bedah kenapa <text:span text:style-name="Strong_20_Emphasis">server2 bisa SSH ke server1 tanpa harus bikin </text:span><text:span text:style-name="Strong_20_Emphasis"><text:span text:style-name="Source_20_Text">ssh-keygen</text:span></text:span><text:span text:style-name="Strong_20_Emphasis"> dan </text:span><text:span text:style-name="Strong_20_Emphasis"><text:span text:style-name="Source_20_Text">ssh-copy-id</text:span></text:span><text:span text:style-name="Strong_20_Emphasis"> ke server1.</text:span></text:p>
      <text:p text:style-name="Horizontal_20_Line"/>
      <text:h text:style-name="Heading_20_3" text:outline-level="3">🤔 Kemungkinan besar yang terjadi:</text:h>
      <text:list text:style-name="L50">
        <text:list-item>
          <text:p text:style-name="P75"><text:span text:style-name="Strong_20_Emphasis">User yang kamu pakai (</text:span><text:span text:style-name="Strong_20_Emphasis"><text:span text:style-name="Source_20_Text">vagrant</text:span></text:span><text:span text:style-name="Strong_20_Emphasis">) itu adalah user bawaan Vagrant.</text:span></text:p>
        </text:list-item>
        <text:list-item>
          <text:p text:style-name="P75">Vagrant <text:span text:style-name="Strong_20_Emphasis">secara otomatis</text:span> saat provisioning:</text:p>
          <text:list>
            <text:list-item>
              <text:p text:style-name="P75">Sudah mengatur <text:span text:style-name="Strong_20_Emphasis">SSH key yang sama</text:span> untuk semua VM (baik server1 maupun server2)</text:p>
            </text:list-item>
            <text:list-item>
              <text:p text:style-name="P75">Jadi isi file <text:span text:style-name="Source_20_Text">~/.ssh/id_rsa</text:span> dan <text:span text:style-name="Source_20_Text">~/.ssh/id_rsa.pub</text:span> itu <text:span text:style-name="Strong_20_Emphasis">identik</text:span> di kedua VM</text:p>
            </text:list-item>
            <text:list-item>
              <text:p text:style-name="P75">Dan file <text:span text:style-name="Source_20_Text">~/.ssh/authorized_keys</text:span> juga sudah diisi dari awal dengan public key itu</text:p>
            </text:list-item>
          </text:list>
        </text:list-item>
      </text:list>
      <text:p text:style-name="Horizontal_20_Line"/>
      <text:h text:style-name="Heading_20_3" text:outline-level="3">🔍 Coba buktikan:</text:h>
      <text:p text:style-name="Text_20_body">Kamu bisa bandingin isi key-nya:</text:p>
      <text:h text:style-name="Heading_20_4" text:outline-level="4">Di server1:</text:h>
      <text:p text:style-name="Preformatted_20_Text">bash</text:p>
      <text:p text:style-name="Preformatted_20_Text">CopyEdit</text:p>
      <text:p text:style-name="P2"><text:span text:style-name="Source_20_Text">cat ~/.ssh/id_rsa.pub</text:span></text:p>
      <text:h text:style-name="Heading_20_4" text:outline-level="4">Di server2:</text:h>
      <text:p text:style-name="Preformatted_20_Text">bash</text:p>
      <text:p text:style-name="Preformatted_20_Text">CopyEdit</text:p>
      <text:p text:style-name="P2"><text:span text:style-name="Source_20_Text">cat ~/.ssh/id_rsa.pub</text:span></text:p>
      <text:p text:style-name="Text_20_body">Kalau hasilnya <text:span text:style-name="Strong_20_Emphasis">sama persis</text:span>, berarti jelas:<text:line-break/>➡️ <text:span text:style-name="Strong_20_Emphasis">SSH key-nya dikloning atau dibuat sama oleh Vagrant</text:span> waktu bikin VM-nya.</text:p>
      <text:p text:style-name="Horizontal_20_Line"/>
      <text:h text:style-name="Heading_20_3" text:outline-level="3"><text:soft-page-break/>💡 Kenapa bisa kayak gitu?</text:h>
      <text:p text:style-name="Text_20_body">Vagrant kalau pakai box dari repositori umum (misal <text:span text:style-name="Source_20_Text">centos/stream9</text:span>), dia biasanya inject SSH key default dari Vagrant ke semua box biar provisioning lewat <text:span text:style-name="Source_20_Text">vagrant ssh</text:span> gampang.</text:p>
      <text:p text:style-name="Text_20_body">Dan kalau kamu buat 2 VM dalam satu project Vagrant yang sama (satu <text:span text:style-name="Source_20_Text">Vagrantfile</text:span>), maka:</text:p>
      <text:list text:style-name="L51">
        <text:list-item>
          <text:p text:style-name="P76">Mereka akan pakai <text:span text:style-name="Strong_20_Emphasis">private key yang sama</text:span> (<text:span text:style-name="Source_20_Text">.vagrant/machines/.../private_key</text:span>)</text:p>
        </text:list-item>
        <text:list-item>
          <text:p text:style-name="P76">Dan user <text:span text:style-name="Source_20_Text">vagrant</text:span> di masing-masing VM sudah saling percaya dari awal</text:p>
        </text:list-item>
        <text:list-item>
          <text:p text:style-name="P76">Maka, meskipun kamu tidak <text:span text:style-name="Source_20_Text">ssh-keygen</text:span> dari server2, dia sudah bisa masuk ke server1 <text:span text:style-name="Strong_20_Emphasis">karena key-nya memang sudah cocok</text:span></text:p>
        </text:list-item>
      </text:list>
      <text:p text:style-name="Horizontal_20_Line"/>
      <text:h text:style-name="Heading_20_3" text:outline-level="3">✍️ Intinya:</text:h>
      <text:p text:style-name="Text_20_body">Kamu nggak perlu <text:span text:style-name="Source_20_Text">ssh-keygen</text:span> di server2 <text:span text:style-name="Strong_20_Emphasis">karena user </text:span><text:span text:style-name="Strong_20_Emphasis"><text:span text:style-name="Source_20_Text">vagrant</text:span></text:span><text:span text:style-name="Strong_20_Emphasis"> di server2 udah punya key yang sama persis dengan server1.</text:span></text:p>
      <text:p text:style-name="Horizontal_20_Line"/>
      <text:h text:style-name="Heading_20_3" text:outline-level="3">🚀 Tapi kalau kamu pakai user lain (misal <text:span text:style-name="Source_20_Text">sysops1</text:span> di server1 dan <text:span text:style-name="Source_20_Text">sysops2</text:span> di server2)?</text:h>
      <text:p text:style-name="Text_20_body">➡️ <text:span text:style-name="Strong_20_Emphasis">Mau nggak mau harus setup SSH key secara manual</text:span>, karena:</text:p>
      <text:list text:style-name="L52">
        <text:list-item>
          <text:p text:style-name="P77">Beda user = beda home folder = beda SSH key</text:p>
        </text:list-item>
        <text:list-item>
          <text:p text:style-name="P77">Vagrant nggak ikut bantu setup user yang kamu buat manual</text:p>
        </text:list-item>
      </text:list>
      <text:p text:style-name="Horizontal_20_Line"/>
      <text:p text:style-name="Text_20_body">Kalau kamu mau, kita bisa langsung coba setup dari awal:</text:p>
      <text:list text:style-name="L53">
        <text:list-item>
          <text:p text:style-name="P78">Buat user baru di server1 (<text:span text:style-name="Source_20_Text">sysops1</text:span>)</text:p>
        </text:list-item>
        <text:list-item>
          <text:p text:style-name="P78">Buat user baru di server2 (<text:span text:style-name="Source_20_Text">sysops2</text:span>)</text:p>
        </text:list-item>
        <text:list-item>
          <text:p text:style-name="P78">Setup SSH key dari <text:span text:style-name="Source_20_Text">sysops1@server1</text:span> ke <text:span text:style-name="Source_20_Text">sysops2@server2</text:span></text:p>
        </text:list-item>
        <text:list-item>
          <text:p text:style-name="P78">Lalu tes dari <text:span text:style-name="Source_20_Text">sysops1</text:span> ke <text:span text:style-name="Source_20_Text">sysops2</text:span></text:p>
        </text:list-item>
      </text:list>
      <text:p text:style-name="Text_20_body">Mau langsung lanjut ke situ? Seru banget buat dijadikan lab mini "real world" 🚀</text:p>
      <text:h text:style-name="Heading_20_5" text:outline-level="5">You said:</text:h>
      <text:p text:style-name="Text_20_body">nggak juga ini tadi yang saya buat server1 : useradd developer Server2 : useradd operation Server1 : ssh-keygen -t rsa ssh-copy-id operation@server2 lalu saya coba ssh balik ke server1 dari server2 itu bisa </text:p>
      <text:h text:style-name="Heading_20_6" text:outline-level="6">ChatGPT said:</text:h>
      <text:p text:style-name="Text_20_body">Haaaaa iyaaa, ini nih yang makin menarik! Kamu barusan nemuin <text:span text:style-name="Strong_20_Emphasis">“efek samping tersembunyi dari Vagrant”</text:span> yang <text:span text:style-name="Strong_20_Emphasis">bikin terlihat kayak ada magic padahal logis</text:span> 😄💣</text:p>
      <text:p text:style-name="Horizontal_20_Line"/>
      <text:h text:style-name="Heading_20_3" text:outline-level="3"><text:soft-page-break/>🎯 Kasusnya:</text:h>
      <text:list text:style-name="L54">
        <text:list-item>
          <text:p text:style-name="P79">Kamu <text:span text:style-name="Strong_20_Emphasis">buat user baru </text:span><text:span text:style-name="Strong_20_Emphasis"><text:span text:style-name="Source_20_Text">developer</text:span></text:span><text:span text:style-name="Strong_20_Emphasis"> di server1</text:span>, lalu generate key (<text:span text:style-name="Source_20_Text">ssh-keygen</text:span>)</text:p>
        </text:list-item>
        <text:list-item>
          <text:p text:style-name="P79">Kamu <text:span text:style-name="Strong_20_Emphasis">buat user </text:span><text:span text:style-name="Strong_20_Emphasis"><text:span text:style-name="Source_20_Text">operation</text:span></text:span><text:span text:style-name="Strong_20_Emphasis"> di server2</text:span>, lalu <text:span text:style-name="Source_20_Text">ssh-copy-id operation@server2</text:span></text:p>
        </text:list-item>
        <text:list-item>
          <text:p text:style-name="P79">Kamu <text:span text:style-name="Strong_20_Emphasis">SSH dari </text:span><text:span text:style-name="Strong_20_Emphasis"><text:span text:style-name="Source_20_Text">developer@server1</text:span></text:span><text:span text:style-name="Strong_20_Emphasis"> ke </text:span><text:span text:style-name="Strong_20_Emphasis"><text:span text:style-name="Source_20_Text">operation@server2</text:span></text:span> ✅</text:p>
        </text:list-item>
        <text:list-item>
          <text:p text:style-name="P79">Tapi ternyata <text:span text:style-name="Strong_20_Emphasis">bisa juga dari </text:span><text:span text:style-name="Strong_20_Emphasis"><text:span text:style-name="Source_20_Text">operation@server2</text:span></text:span><text:span text:style-name="Strong_20_Emphasis"> ke </text:span><text:span text:style-name="Strong_20_Emphasis"><text:span text:style-name="Source_20_Text">developer@server1</text:span></text:span>, padahal <text:span text:style-name="Strong_20_Emphasis">nggak pernah copy key balik ke server1</text:span> 🤯</text:p>
        </text:list-item>
      </text:list>
      <text:p text:style-name="Horizontal_20_Line"/>
      <text:h text:style-name="Heading_20_3" text:outline-level="3">💥 Penjelasan kenapa ini bisa terjadi:</text:h>
      <text:p text:style-name="Text_20_body">Karena kamu pakai Vagrant, dan semua VM kamu itu:</text:p>
      <text:list text:style-name="L55">
        <text:list-item>
          <text:p text:style-name="P80"><text:span text:style-name="Strong_20_Emphasis">Share private key yang sama</text:span> antar VM</text:p>
        </text:list-item>
        <text:list-item>
          <text:p text:style-name="P80">Bahkan <text:span text:style-name="Strong_20_Emphasis">user baru yang kamu buat (</text:span><text:span text:style-name="Strong_20_Emphasis"><text:span text:style-name="Source_20_Text">developer</text:span></text:span><text:span text:style-name="Strong_20_Emphasis">, </text:span><text:span text:style-name="Strong_20_Emphasis"><text:span text:style-name="Source_20_Text">operation</text:span></text:span><text:span text:style-name="Strong_20_Emphasis">) kemungkinan besar mewarisi konfigurasi home directory dan permission dari </text:span><text:span text:style-name="Strong_20_Emphasis"><text:span text:style-name="Source_20_Text">vagrant</text:span></text:span><text:span text:style-name="Strong_20_Emphasis"> user</text:span>, atau...</text:p>
        </text:list-item>
        <text:list-item>
          <text:p text:style-name="P80"><text:span text:style-name="Strong_20_Emphasis">Kamu sedang menjalankan command-nya dari dalam </text:span><text:span text:style-name="Strong_20_Emphasis"><text:span text:style-name="Source_20_Text">vagrant ssh</text:span></text:span>, dan <text:span text:style-name="Source_20_Text">vagrant</text:span> user punya power super</text:p>
        </text:list-item>
      </text:list>
      <text:p text:style-name="Text_20_body">TAPI... <text:span text:style-name="Strong_20_Emphasis">kemungkinan paling masuk akal:</text:span></text:p>
      <text:p text:style-name="Quotations"><text:span text:style-name="Strong_20_Emphasis">Saat kamu bikin user </text:span><text:span text:style-name="Strong_20_Emphasis"><text:span text:style-name="Source_20_Text">developer</text:span></text:span><text:span text:style-name="Strong_20_Emphasis"> di server1, lalu SSH ke server2, file </text:span><text:span text:style-name="Strong_20_Emphasis"><text:span text:style-name="Source_20_Text">~/.ssh/id_rsa</text:span></text:span><text:span text:style-name="Strong_20_Emphasis"> dan </text:span><text:span text:style-name="Strong_20_Emphasis"><text:span text:style-name="Source_20_Text">~/.ssh/id_rsa.pub</text:span></text:span><text:span text:style-name="Strong_20_Emphasis"> ikut dipakai karena kamu masih dalam sesi </text:span><text:span text:style-name="Strong_20_Emphasis"><text:span text:style-name="Source_20_Text">vagrant ssh</text:span></text:span><text:span text:style-name="Strong_20_Emphasis">.</text:span></text:p>
      <text:p text:style-name="Text_20_body">Alias kamu ngelakuin ini bukan dari user <text:span text:style-name="Source_20_Text">developer</text:span> beneran, tapi dari <text:span text:style-name="Source_20_Text">vagrant</text:span>, atau kamu bikin user tapi <text:span text:style-name="Strong_20_Emphasis">nggak keluar dulu dari </text:span><text:span text:style-name="Strong_20_Emphasis"><text:span text:style-name="Source_20_Text">vagrant</text:span></text:span><text:span text:style-name="Strong_20_Emphasis"> user.</text:span></text:p>
      <text:p text:style-name="Horizontal_20_Line"/>
      <text:h text:style-name="Heading_20_3" text:outline-level="3">🔍 Yuk kita tes dan buktikan!</text:h>
      <text:p text:style-name="Text_20_body"><text:span text:style-name="Strong_20_Emphasis">Di server1 sebagai user </text:span><text:span text:style-name="Strong_20_Emphasis"><text:span text:style-name="Source_20_Text">developer</text:span></text:span><text:span text:style-name="Strong_20_Emphasis">:</text:span></text:p>
      <text:p text:style-name="Preformatted_20_Text">bash</text:p>
      <text:p text:style-name="Preformatted_20_Text">CopyEdit</text:p>
      <text:p text:style-name="P2"><text:span text:style-name="Source_20_Text">whoami</text:span></text:p>
      <text:p text:style-name="Text_20_body">Kalau jawabannya <text:span text:style-name="Source_20_Text">vagrant</text:span> artinya kamu <text:span text:style-name="Strong_20_Emphasis">belum login sebagai </text:span><text:span text:style-name="Strong_20_Emphasis"><text:span text:style-name="Source_20_Text">developer</text:span></text:span>, jadi semua key masih pakai yang default.</text:p>
      <text:p text:style-name="Text_20_body">Lanjut:</text:p>
      <text:p text:style-name="Preformatted_20_Text">bash</text:p>
      <text:p text:style-name="Preformatted_20_Text">CopyEdit</text:p>
      <text:p text:style-name="P2"><text:span text:style-name="Source_20_Text">ls -la ~</text:span></text:p>
      <text:p text:style-name="Text_20_body">Cek apakah kamu lagi di <text:span text:style-name="Source_20_Text">/home/developer</text:span> atau masih di <text:span text:style-name="Source_20_Text">/home/vagrant</text:span>.</text:p>
      <text:p text:style-name="Text_20_body">Kalau ternyata kamu masih <text:span text:style-name="Source_20_Text">vagrant</text:span>, dan kamu copy-key dari situ, ya wajar banget si <text:span text:style-name="Source_20_Text">operation</text:span> bisa SSH balik—karena key <text:span text:style-name="Source_20_Text">vagrant</text:span> udah valid di dua arah!</text:p>
      <text:p text:style-name="Horizontal_20_Line"><text:soft-page-break/></text:p>
      <text:h text:style-name="Heading_20_3" text:outline-level="3">💣 Solusi Biar Beneran Realistic:</text:h>
      <text:p text:style-name="Text_20_body">Kita bikin setup yang <text:span text:style-name="Strong_20_Emphasis">benar-benar clean dan non-vagrant-dependent</text:span>, begini:</text:p>
      <text:h text:style-name="Heading_20_4" text:outline-level="4">🔧 Di Server1:</text:h>
      <text:p text:style-name="Preformatted_20_Text">bash</text:p>
      <text:p text:style-name="Preformatted_20_Text">CopyEdit</text:p>
      <text:p text:style-name="P1"><text:span text:style-name="Source_20_Text">sudo useradd -m developer</text:span></text:p>
      <text:p text:style-name="P3"><text:span text:style-name="Source_20_Text">sudo passwd developer</text:span></text:p>
      <text:p text:style-name="P3"><text:span text:style-name="Source_20_Text">su - developer</text:span></text:p>
      <text:p text:style-name="P4"><text:span text:style-name="Source_20_Text">ssh-keygen -t rsa</text:span></text:p>
      <text:h text:style-name="Heading_20_4" text:outline-level="4">🔧 Di Server2:</text:h>
      <text:p text:style-name="Preformatted_20_Text">bash</text:p>
      <text:p text:style-name="Preformatted_20_Text">CopyEdit</text:p>
      <text:p text:style-name="P1"><text:span text:style-name="Source_20_Text">sudo useradd -m operation</text:span></text:p>
      <text:p text:style-name="P4"><text:span text:style-name="Source_20_Text">sudo passwd operation</text:span></text:p>
      <text:h text:style-name="Heading_20_4" text:outline-level="4">🔁 Dari <text:span text:style-name="Source_20_Text">developer@server1</text:span>:</text:h>
      <text:p text:style-name="Preformatted_20_Text">bash</text:p>
      <text:p text:style-name="Preformatted_20_Text">CopyEdit</text:p>
      <text:p text:style-name="P2"><text:span text:style-name="Source_20_Text">ssh-copy-id operation@192.168.56.12</text:span></text:p>
      <text:p text:style-name="Text_20_body">Kemudian coba:</text:p>
      <text:p text:style-name="Preformatted_20_Text">bash</text:p>
      <text:p text:style-name="Preformatted_20_Text">CopyEdit</text:p>
      <text:p text:style-name="P2"><text:span text:style-name="Source_20_Text">ssh operation@192.168.56.12 <text:s/># ✅ harus bisa</text:span></text:p>
      <text:p text:style-name="Text_20_body">TAPI dari <text:span text:style-name="Source_20_Text">operation@server2</text:span>, coba:</text:p>
      <text:p text:style-name="Preformatted_20_Text">bash</text:p>
      <text:p text:style-name="Preformatted_20_Text">CopyEdit</text:p>
      <text:p text:style-name="P2"><text:span text:style-name="Source_20_Text">ssh developer@192.168.56.11 <text:s/># ❌ harusnya gagal karena belum copy-id ke server1</text:span></text:p>
      <text:p text:style-name="Horizontal_20_Line"/>
      <text:h text:style-name="Heading_20_3" text:outline-level="3">✅ Kesimpulan:</text:h>
      <text:p text:style-name="Text_20_body">➡️ Jadi selama kamu masih pakai Vagrant dan belum keluar dari user <text:span text:style-name="Source_20_Text">vagrant</text:span>, segala urusan SSH kelihatan “magis” karena memang Vagrant udah kasih power ke user <text:span text:style-name="Source_20_Text">vagrant</text:span>.</text:p>
      <text:p text:style-name="Text_20_body">Tapi kalau kamu setup user dari nol dan bener-bener login ke user itu, semua <text:span text:style-name="Strong_20_Emphasis">akses SSH jadi sepenuhnya manual dan kamu yang kontrol</text:span>, kaya di dunia nyata server production 🔐</text:p>
      <text:p text:style-name="Horizontal_20_Line"/>
      <text:p text:style-name="Text_20_body">Mau aku bantuin setup lab mini dengan dua user beda di dua server dan bener-bener clean tanpa sentuhan <text:span text:style-name="Source_20_Text">vagrant</text:span>? Bisa kita pakai <text:span text:style-name="Source_20_Text">su - username</text:span> dan semua command jalan pure dari user baru 💪</text:p>
      <text:h text:style-name="Heading_20_5" text:outline-level="5"><text:soft-page-break/>You said:</text:h>
      <text:p text:style-name="Text_20_body">[developer@server1 ~]$ whoami developer [developer@server1 ~]$ ls -la ~ total 32 drwx------. 3 developer developer 4096 Jul 24 13:42 . drwxr-xr-x. 4 root root 4096 Jul 24 13:26 .. -rw-------. 1 developer developer 5 Jul 24 13:23 .bash_history -rw-r--r--. 1 developer developer 18 Feb 15 2024 .bash_logout -rw-r--r--. 1 developer developer 141 Feb 15 2024 .bash_profile -rw-r--r--. 1 developer developer 492 Feb 15 2024 .bashrc -rw-------. 1 developer developer 20 Jul 24 13:42 .lesshst drwx------. 2 developer developer 4096 Jul 24 13:38 .ssh</text:p>
      <text:h text:style-name="Heading_20_6" text:outline-level="6">ChatGPT said:</text:h>
      <text:p text:style-name="Text_20_body">Oke mantaaapp, dari output ini udah keliatan jelas banget bahwa:</text:p>
      <text:p text:style-name="Horizontal_20_Line"/>
      <text:h text:style-name="Heading_20_3" text:outline-level="3">🔍 Kamu bener-bener udah login sebagai user <text:span text:style-name="Source_20_Text">developer</text:span> di server1</text:h>
      <text:p text:style-name="Preformatted_20_Text">bash</text:p>
      <text:p text:style-name="Preformatted_20_Text">CopyEdit</text:p>
      <text:p text:style-name="P1"><text:span text:style-name="Source_20_Text">[developer@server1 ~]$ whoami</text:span></text:p>
      <text:p text:style-name="P4"><text:span text:style-name="Source_20_Text">developer</text:span></text:p>
      <text:p text:style-name="Text_20_body">✅ Ini bukan user <text:span text:style-name="Source_20_Text">vagrant</text:span>, jadi bukan karena "efek samping vagrant".</text:p>
      <text:p text:style-name="Horizontal_20_Line"/>
      <text:h text:style-name="Heading_20_3" text:outline-level="3">🗂️ Isi home directory juga asli punya <text:span text:style-name="Source_20_Text">developer</text:span>:</text:h>
      <text:p text:style-name="Preformatted_20_Text">bash</text:p>
      <text:p text:style-name="Preformatted_20_Text">CopyEdit</text:p>
      <text:p text:style-name="P2"><text:span text:style-name="Source_20_Text">drwx------. 2 developer developer 4096 Jul 24 13:38 .ssh</text:span></text:p>
      <text:p text:style-name="Text_20_body">✅ Artinya kamu juga udah <text:span text:style-name="Source_20_Text">ssh-keygen</text:span> dan <text:span text:style-name="Source_20_Text">.ssh</text:span> folder-nya memang proper untuk <text:span text:style-name="Source_20_Text">developer</text:span>.</text:p>
      <text:p text:style-name="Horizontal_20_Line"/>
      <text:h text:style-name="Heading_20_3" text:outline-level="3">🤨 Lalu kenapa masih bisa SSH balik dari <text:span text:style-name="Source_20_Text">operation@server2</text:span> ke <text:span text:style-name="Source_20_Text">developer@server1</text:span> padahal kamu <text:span text:style-name="Strong_20_Emphasis">nggak copy ID dari server2</text:span>?</text:h>
      <text:p text:style-name="Text_20_body"><text:span text:style-name="Strong_20_Emphasis">Ini kasusnya menarik banget, dan cuma bisa terjadi kalau:</text:span></text:p>
      <text:list text:style-name="L56">
        <text:list-item>
          <text:p text:style-name="P81"><text:span text:style-name="Strong_20_Emphasis">Kamu sebelumnya pernah copy public key </text:span><text:span text:style-name="Strong_20_Emphasis"><text:span text:style-name="Source_20_Text">operation</text:span></text:span><text:span text:style-name="Strong_20_Emphasis"> ke </text:span><text:span text:style-name="Strong_20_Emphasis"><text:span text:style-name="Source_20_Text">developer</text:span></text:span>, mungkin waktu eksplor awal?</text:p>
        </text:list-item>
        <text:list-item>
          <text:p text:style-name="P81">Atau <text:span text:style-name="Strong_20_Emphasis">file </text:span><text:span text:style-name="Strong_20_Emphasis"><text:span text:style-name="Source_20_Text">authorized_keys</text:span></text:span><text:span text:style-name="Strong_20_Emphasis"> di </text:span><text:span text:style-name="Strong_20_Emphasis"><text:span text:style-name="Source_20_Text">~developer/.ssh/</text:span></text:span><text:span text:style-name="Strong_20_Emphasis"> kebetulan sudah berisi key dari </text:span><text:span text:style-name="Strong_20_Emphasis"><text:span text:style-name="Source_20_Text">operation</text:span></text:span>, entah karena pernah dicoba manual, atau copy ID sebelumnya, atau memang pake key default yang sama (kurang kemungkinan sih).</text:p>
        </text:list-item>
        <text:list-item>
          <text:p text:style-name="P81">Atau... (yang tricky) <text:span text:style-name="Strong_20_Emphasis">dua user (</text:span><text:span text:style-name="Strong_20_Emphasis"><text:span text:style-name="Source_20_Text">developer</text:span></text:span><text:span text:style-name="Strong_20_Emphasis"> dan </text:span><text:span text:style-name="Strong_20_Emphasis"><text:span text:style-name="Source_20_Text">operation</text:span></text:span><text:span text:style-name="Strong_20_Emphasis">) ternyata pakai pasangan key yang sama</text:span> (kalau kamu generate key RSA default tanpa overwrite di dua server).</text:p>
        </text:list-item>
      </text:list>
      <text:p text:style-name="Horizontal_20_Line"/>
      <text:h text:style-name="Heading_20_3" text:outline-level="3"><text:soft-page-break/>🎯 Cek langsung dan konfirmasi</text:h>
      <text:h text:style-name="Heading_20_4" text:outline-level="4">🔎 1. Lihat isi <text:span text:style-name="Source_20_Text">authorized_keys</text:span> di server1:</text:h>
      <text:p text:style-name="Preformatted_20_Text">bash</text:p>
      <text:p text:style-name="Preformatted_20_Text">CopyEdit</text:p>
      <text:p text:style-name="P2"><text:span text:style-name="Source_20_Text">cat ~/.ssh/authorized_keys</text:span></text:p>
      <text:p text:style-name="Text_20_body">Kalau kamu lihat ada entri yang isinya sama dengan <text:span text:style-name="Source_20_Text">~/.ssh/id_rsa.pub</text:span> di server2 (punya <text:span text:style-name="Source_20_Text">operation</text:span>), ya itu jawabannya!</text:p>
      <text:p text:style-name="Horizontal_20_Line"/>
      <text:h text:style-name="Heading_20_4" text:outline-level="4">🔎 2. Bandingkan public key <text:span text:style-name="Source_20_Text">operation@server2</text:span>:</text:h>
      <text:p text:style-name="Text_20_body">Di server2 sebagai <text:span text:style-name="Source_20_Text">operation</text:span>:</text:p>
      <text:p text:style-name="Preformatted_20_Text">bash</text:p>
      <text:p text:style-name="Preformatted_20_Text">CopyEdit</text:p>
      <text:p text:style-name="P2"><text:span text:style-name="Source_20_Text">cat ~/.ssh/id_rsa.pub</text:span></text:p>
      <text:p text:style-name="Text_20_body">Kalau sama dengan salah satu entri di <text:span text:style-name="Source_20_Text">authorized_keys</text:span> server1 (<text:span text:style-name="Source_20_Text">developer</text:span>), berarti memang udah pernah dicopy-in (entah sengaja atau nggak sadar 😅).</text:p>
      <text:p text:style-name="Horizontal_20_Line"/>
      <text:h text:style-name="Heading_20_3" text:outline-level="3">📌 Kalau kamu pengen benar-benar “bersih”, lakukan tes ulang:</text:h>
      <text:list text:style-name="L57">
        <text:list-item>
          <text:p text:style-name="P82"><text:span text:style-name="Strong_20_Emphasis">Delete </text:span><text:span text:style-name="Strong_20_Emphasis"><text:span text:style-name="Source_20_Text">authorized_keys</text:span></text:span><text:span text:style-name="Strong_20_Emphasis"> di server1:</text:span></text:p>
          <text:p text:style-name="P18">bash</text:p>
          <text:p text:style-name="P18">CopyEdit</text:p>
          <text:p text:style-name="P19"><text:span text:style-name="Source_20_Text">rm ~/.ssh/authorized_keys</text:span></text:p>
        </text:list-item>
        <text:list-item>
          <text:p text:style-name="P82"><text:span text:style-name="Strong_20_Emphasis">Dari </text:span><text:span text:style-name="Strong_20_Emphasis"><text:span text:style-name="Source_20_Text">operation@server2</text:span></text:span><text:span text:style-name="Strong_20_Emphasis">, coba lagi SSH ke server1:</text:span></text:p>
          <text:p text:style-name="P18">bash</text:p>
          <text:p text:style-name="P18">CopyEdit</text:p>
          <text:p text:style-name="P19"><text:span text:style-name="Source_20_Text">ssh developer@192.168.56.11</text:span></text:p>
          <text:p text:style-name="P82">🔒 Harusnya langsung ditolak atau minta password.</text:p>
        </text:list-item>
      </text:list>
      <text:p text:style-name="Horizontal_20_Line"/>
      <text:h text:style-name="Heading_20_3" text:outline-level="3">🔄 Konfirmasi logika</text:h>
      <text:p text:style-name="Text_20_body">SSH pakai key itu <text:span text:style-name="Strong_20_Emphasis">arahnya satu arah</text:span>:</text:p>
      <text:list text:style-name="L58">
        <text:list-item>
          <text:p text:style-name="P83">Kalau kamu <text:span text:style-name="Strong_20_Emphasis">copy public key A ke server B</text:span>, maka:</text:p>
          <text:list>
            <text:list-item>
              <text:p text:style-name="P83">A bisa masuk ke B</text:p>
            </text:list-item>
            <text:list-item>
              <text:p text:style-name="P83">Tapi B <text:span text:style-name="Strong_20_Emphasis">nggak bisa otomatis balik ke A</text:span>, <text:span text:style-name="Strong_20_Emphasis">kecuali</text:span> public key B juga dicopy ke A.</text:p>
            </text:list-item>
          </text:list>
        </text:list-item>
      </text:list>
      <text:p text:style-name="Text_20_body">Jadi... <text:span text:style-name="Strong_20_Emphasis">kalau bisa balik</text:span>, berarti public key <text:span text:style-name="Source_20_Text">operation</text:span> <text:span text:style-name="Strong_20_Emphasis">udah nangkring duluan</text:span> di server1 (<text:span text:style-name="Source_20_Text">developer</text:span>). Entah kamu sadari atau enggak waktu setup awal.</text:p>
      <text:p text:style-name="Horizontal_20_Line"/>
      <text:h text:style-name="Heading_20_3" text:outline-level="3"><text:soft-page-break/>🧼 Kesimpulan akhir:</text:h>
      <text:p text:style-name="Text_20_body">✔️ Kamu udah setup user dengan bener (bukan vagrant).</text:p>
      <text:p text:style-name="Text_20_body">✔️ Arah koneksi SSH masih bisa dipantau dari <text:span text:style-name="Source_20_Text">authorized_keys</text:span>.</text:p>
      <text:p text:style-name="Text_20_body">✔️ Kalau pengen clear &amp; test ulang:</text:p>
      <text:list text:style-name="L59">
        <text:list-item>
          <text:p text:style-name="P84">Delete file <text:span text:style-name="Source_20_Text">authorized_keys</text:span> dulu</text:p>
        </text:list-item>
        <text:list-item>
          <text:p text:style-name="P84">Pastikan masing-masing user hanya bisa masuk <text:span text:style-name="Strong_20_Emphasis">kalau public key sudah dicopy manual</text:span></text:p>
        </text:list-item>
      </text:list>
      <text:p text:style-name="Horizontal_20_Line"/>
      <text:p text:style-name="Text_20_body">Kalau kamu mau, kita bisa lanjutin ke:</text:p>
      <text:p text:style-name="Text_20_body">✅ Simulasi full: 2 user beda → satu arah bisa SSH, yang satunya harus gagal<text:line-break/>✅ Atau: Setup mutual SSH (tanpa password) dua arah dengan copy-key dua kali<text:line-break/>✅ Atau sekalian: Setup SCP + rsync otomatis dari <text:span text:style-name="Source_20_Text">developer</text:span> ke <text:span text:style-name="Source_20_Text">operation</text:span></text:p>
      <text:p text:style-name="Text_20_body">Mau lanjut yang mana, Budi? 😄</text:p>
      <text:h text:style-name="Heading_20_5" text:outline-level="5">You said:</text:h>
      <text:p text:style-name="Text_20_body">[developer@server1 ~]$ cat ~/.ssh/authorized_keys cat: /home/developer/.ssh/authorized_keys: No such file or directory</text:p>
      <text:h text:style-name="Heading_20_6" text:outline-level="6">ChatGPT said:</text:h>
      <text:p text:style-name="Text_20_body">🕵️‍♂️ Wuihh ini makin menarik, Budi... jadi ternyata:</text:p>
      <text:p text:style-name="Preformatted_20_Text">bash</text:p>
      <text:p text:style-name="Preformatted_20_Text">CopyEdit</text:p>
      <text:p text:style-name="P1"><text:span text:style-name="Source_20_Text">[developer@server1 ~]$ cat ~/.ssh/authorized_keys</text:span></text:p>
      <text:p text:style-name="P4"><text:span text:style-name="Source_20_Text">cat: /home/developer/.ssh/authorized_keys: No such file or directory</text:span></text:p>
      <text:p text:style-name="Text_20_body">Artinya si user <text:span text:style-name="Source_20_Text">developer</text:span> <text:span text:style-name="Strong_20_Emphasis">tidak punya authorized_keys</text:span>, alias <text:span text:style-name="Strong_20_Emphasis">belum ada public key manapun yang diizinkan login via SSH ke akun ini.</text:span></text:p>
      <text:p text:style-name="Text_20_body">TAPI kamu tadi bilang:</text:p>
      <text:p text:style-name="Quotations">dari <text:span text:style-name="Source_20_Text">operation@server2</text:span> bisa login ke <text:span text:style-name="Source_20_Text">developer@server1</text:span> via SSH <text:span text:style-name="Strong_20_Emphasis">tanpa perlu ssh-keygen / ssh-copy-id balik</text:span>.</text:p>
      <text:p text:style-name="Text_20_body">💥 <text:span text:style-name="Strong_20_Emphasis">Ini aneh banget</text:span>... karena seharusnya TIDAK BISA login via SSH tanpa password <text:span text:style-name="Strong_20_Emphasis">kalau tidak ada authorized_keys</text:span>.</text:p>
      <text:p text:style-name="Horizontal_20_Line"/>
      <text:h text:style-name="Heading_20_3" text:outline-level="3">🧠 Kemungkinan besar: kamu login bukan pakai SSH Key, tapi pakai <text:span text:style-name="Strong_20_Emphasis">password</text:span>.</text:h>
      <text:p text:style-name="Text_20_body">Mari buktikan...</text:p>
      <text:p text:style-name="Horizontal_20_Line"/>
      <text:h text:style-name="Heading_20_3" text:outline-level="3">🚀 Tes kecil: coba pakai opsi verbose saat SSH dari server2 ke server1:</text:h>
      <text:p text:style-name="Text_20_body">Di server2 sebagai <text:span text:style-name="Source_20_Text">operation</text:span>, jalankan:</text:p>
      <text:p text:style-name="Preformatted_20_Text"><text:soft-page-break/>bash</text:p>
      <text:p text:style-name="Preformatted_20_Text">CopyEdit</text:p>
      <text:p text:style-name="P2"><text:span text:style-name="Source_20_Text">ssh -v developer@192.168.56.11</text:span></text:p>
      <text:p text:style-name="Text_20_body">Hasilnya bakal keluar banyak log, tapi kamu cari bagian ini:</text:p>
      <text:p text:style-name="Preformatted_20_Text">bash</text:p>
      <text:p text:style-name="Preformatted_20_Text">CopyEdit</text:p>
      <text:p text:style-name="P1"><text:span text:style-name="Source_20_Text">debug1: Authentications that can continue: publickey,password</text:span></text:p>
      <text:p text:style-name="P3"><text:span text:style-name="Source_20_Text">...</text:span></text:p>
      <text:p text:style-name="P4"><text:span text:style-name="Source_20_Text">debug1: Next authentication method: password</text:span></text:p>
      <text:p text:style-name="Text_20_body">Kalau kamu lihat <text:span text:style-name="Source_20_Text">Next authentication method: password</text:span> dan kamu langsung login, <text:span text:style-name="Strong_20_Emphasis">berarti kamu login pakai password</text:span>, bukan key.</text:p>
      <text:p text:style-name="Horizontal_20_Line"/>
      <text:h text:style-name="Heading_20_3" text:outline-level="3">🧪 Cara 100% memastikan:</text:h>
      <text:list text:style-name="L60">
        <text:list-item>
          <text:p text:style-name="P85">Di server1, <text:span text:style-name="Strong_20_Emphasis">matikan login via password</text:span> dengan mengedit file SSH config:</text:p>
          <text:p text:style-name="P20">bash</text:p>
          <text:p text:style-name="P20">CopyEdit</text:p>
          <text:p text:style-name="P21"><text:span text:style-name="Source_20_Text">sudo nano /etc/ssh/sshd_config</text:span></text:p>
          <text:p text:style-name="P85">Ubah atau tambahkan baris:</text:p>
          <text:p text:style-name="P20">nginx</text:p>
          <text:p text:style-name="P20">CopyEdit</text:p>
          <text:p text:style-name="P21"><text:span text:style-name="Source_20_Text">PasswordAuthentication no</text:span></text:p>
        </text:list-item>
        <text:list-item>
          <text:p text:style-name="P85">Restart SSH:</text:p>
          <text:p text:style-name="P20">bash</text:p>
          <text:p text:style-name="P20">CopyEdit</text:p>
          <text:p text:style-name="P21"><text:span text:style-name="Source_20_Text">sudo systemctl restart sshd</text:span></text:p>
        </text:list-item>
        <text:list-item>
          <text:p text:style-name="P85">Coba lagi SSH dari <text:span text:style-name="Source_20_Text">server2</text:span> ke <text:span text:style-name="Source_20_Text">developer@server1</text:span>.</text:p>
        </text:list-item>
      </text:list>
      <text:p text:style-name="Text_20_body">📛 Kalau <text:span text:style-name="Strong_20_Emphasis">nggak bisa login</text:span>, artinya kamu tadi memang <text:span text:style-name="Strong_20_Emphasis">masuk pakai password</text:span>.</text:p>
      <text:p text:style-name="Horizontal_20_Line"/>
      <text:h text:style-name="Heading_20_3" text:outline-level="3">🧹 Kesimpulan sementara:</text:h>
      <text:p text:style-name="Text_20_body">✅ Kamu tadi SSH <text:span text:style-name="Strong_20_Emphasis">bukan pakai public key</text:span>, tapi <text:span text:style-name="Strong_20_Emphasis">pakai password</text:span><text:line-break/>❌ <text:span text:style-name="Source_20_Text">authorized_keys</text:span> kosong, jadi login via key sebenarnya belum aktif<text:line-break/>🤔 Ini juga menjelaskan kenapa kamu "nggak perlu keygen dari server2" tapi tetap bisa login</text:p>
      <text:p text:style-name="Horizontal_20_Line"/>
      <text:h text:style-name="Heading_20_3" text:outline-level="3">🧭 Kalau mau setup yang benar (dan aman):</text:h>
      <text:list text:style-name="L61">
        <text:list-item>
          <text:p text:style-name="P86">Di <text:span text:style-name="Source_20_Text">server2</text:span>:</text:p>
          <text:p text:style-name="P22">bash</text:p>
          <text:p text:style-name="P22">CopyEdit</text:p>
          <text:p text:style-name="P24"><text:span text:style-name="Source_20_Text">ssh-keygen -t rsa</text:span></text:p>
          <text:p text:style-name="P23"><text:span text:style-name="Source_20_Text">ssh-copy-id developer@192.168.56.11</text:span></text:p>
        </text:list-item>
        <text:list-item>
          <text:p text:style-name="P86"><text:soft-page-break/>Setelah itu, login dari <text:span text:style-name="Source_20_Text">operation@server2</text:span> ke <text:span text:style-name="Source_20_Text">developer@server1</text:span> <text:span text:style-name="Strong_20_Emphasis">harus bisa tanpa password</text:span></text:p>
        </text:list-item>
        <text:list-item>
          <text:p text:style-name="P86">Kalau pengen enforce agar <text:span text:style-name="Strong_20_Emphasis">hanya</text:span> SSH key yang bisa:</text:p>
          <text:list>
            <text:list-item>
              <text:p text:style-name="P86">Set <text:span text:style-name="Source_20_Text">PasswordAuthentication no</text:span> di <text:span text:style-name="Source_20_Text">sshd_config</text:span></text:p>
            </text:list-item>
            <text:list-item>
              <text:p text:style-name="P86">Restart SSH, lalu tes!</text:p>
            </text:list-item>
          </text:list>
        </text:list-item>
      </text:list>
      <text:p text:style-name="Horizontal_20_Line"/>
      <text:p text:style-name="Text_20_body">Kalau kamu mau, gue bantu setup simulasi environment-nya 100% aman, satu arah atau dua arah, atau sekalian auto-rsync antar user beda. Tinggal bilang, bro 😎</text:p>
      <text:h text:style-name="Heading_20_5" text:outline-level="5">You said:</text:h>
      <text:p text:style-name="Text_20_body">[operation@server2 ~]$ whoami operation [operation@server2 ~]$ ls -la ~ total 28 drwx------. 3 operation operation 4096 Jul 24 13:41 . drwxr-xr-x. 4 root root 4096 Jul 24 13:27 .. -rw-------. 1 operation operation 5 Jul 24 13:41 .bash_history -rw-r--r--. 1 operation operation 18 Feb 15 2024 .bash_logout -rw-r--r--. 1 operation operation 141 Feb 15 2024 .bash_profile -rw-r--r--. 1 operation operation 492 Feb 15 2024 .bashrc drwx------. 2 operation operation 4096 Jul 24 13:41 .ssh [operation@server2 ~]$ ssh developer@server1 developer@server1's password: (saya masukan password user developer) Last login: Thu Jul 24 13:41:25 2025 from 192.168.56.12 [developer@server1 ~]$ </text:p>
      <text:h text:style-name="Heading_20_6" text:outline-level="6">ChatGPT said:</text:h>
      <text:p text:style-name="Text_20_body">💥 <text:span text:style-name="Emphasis">Boom! Terjawab sudah misteri dunia persilatan SSH-mu, Budi!</text:span></text:p>
      <text:p text:style-name="Text_20_body">Jadi ternyata…</text:p>
      <text:p text:style-name="Horizontal_20_Line"/>
      <text:h text:style-name="Heading_20_3" text:outline-level="3">✅ Kamu <text:span text:style-name="Strong_20_Emphasis">masih login pakai password</text:span>, bukan SSH key</text:h>
      <text:p text:style-name="Text_20_body">Saat kamu jalankan:</text:p>
      <text:p text:style-name="Preformatted_20_Text">bash</text:p>
      <text:p text:style-name="Preformatted_20_Text">CopyEdit</text:p>
      <text:p text:style-name="P2"><text:span text:style-name="Source_20_Text">ssh developer@server1</text:span></text:p>
      <text:p text:style-name="Text_20_body">...dan muncul prompt:</text:p>
      <text:p text:style-name="Preformatted_20_Text">bash</text:p>
      <text:p text:style-name="Preformatted_20_Text">CopyEdit</text:p>
      <text:p text:style-name="P2"><text:span text:style-name="Source_20_Text">developer@server1's password:</text:span></text:p>
      <text:p text:style-name="Text_20_body">➡️ Itu artinya <text:span text:style-name="Strong_20_Emphasis">server1 belum mengenali public key</text:span> dari <text:span text:style-name="Source_20_Text">operation@server2</text:span>, dan <text:span text:style-name="Strong_20_Emphasis">belum ada file </text:span><text:span text:style-name="Strong_20_Emphasis"><text:span text:style-name="Source_20_Text">authorized_keys</text:span></text:span> di <text:span text:style-name="Source_20_Text">/home/developer/.ssh/</text:span>.</text:p>
      <text:p text:style-name="Text_20_body">Jadi wajar banget kamu masih harus ketik password.</text:p>
      <text:p text:style-name="Horizontal_20_Line"/>
      <text:h text:style-name="Heading_20_3" text:outline-level="3"><text:soft-page-break/>🔥 Rangkuman Status Saat Ini:</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ah SSH</text:p>
            </table:table-cell>
            <table:table-cell table:style-name="Table9.A1" office:value-type="string">
              <text:p text:style-name="Table_20_Heading">Metode Login</text:p>
            </table:table-cell>
            <table:table-cell table:style-name="Table9.A1" office:value-type="string">
              <text:p text:style-name="Table_20_Heading">Public Key Tersimpan?</text:p>
            </table:table-cell>
          </table:table-row>
        </table:table-header-rows>
        <table:table-row>
          <table:table-cell table:style-name="Table9.A1" office:value-type="string">
            <text:p text:style-name="Table_20_Contents"><text:span text:style-name="Source_20_Text">developer@server1</text:span> ➡️ <text:span text:style-name="Source_20_Text">operation@server2</text:span></text:p>
          </table:table-cell>
          <table:table-cell table:style-name="Table9.A1" office:value-type="string">
            <text:p text:style-name="Table_20_Contents">Pakai SSH Key</text:p>
          </table:table-cell>
          <table:table-cell table:style-name="Table9.A1" office:value-type="string">
            <text:p text:style-name="Table_20_Contents">✅ <text:span text:style-name="Source_20_Text">authorized_keys</text:span> di server2 ada</text:p>
          </table:table-cell>
        </table:table-row>
        <table:table-row>
          <table:table-cell table:style-name="Table9.A1" office:value-type="string">
            <text:p text:style-name="Table_20_Contents"><text:span text:style-name="Source_20_Text">operation@server2</text:span> ➡️ <text:span text:style-name="Source_20_Text">developer@server1</text:span></text:p>
          </table:table-cell>
          <table:table-cell table:style-name="Table9.A1" office:value-type="string">
            <text:p text:style-name="Table_20_Contents">Pakai Password</text:p>
          </table:table-cell>
          <table:table-cell table:style-name="Table9.A1" office:value-type="string">
            <text:p text:style-name="Table_20_Contents">❌ Belum ada public key di server1</text:p>
          </table:table-cell>
        </table:table-row>
      </table:table>
      <text:p text:style-name="Horizontal_20_Line"/>
      <text:h text:style-name="Heading_20_3" text:outline-level="3">🚀 Yuk sekarang bikin one-way authentication dari <text:span text:style-name="Source_20_Text">operation@server2</text:span> ke <text:span text:style-name="Source_20_Text">developer@server1</text:span> tanpa password:</text:h>
      <text:h text:style-name="Heading_20_4" text:outline-level="4">1. Di server2 sebagai user <text:span text:style-name="Source_20_Text">operation</text:span>, buat SSH key kalau belum:</text:h>
      <text:p text:style-name="Preformatted_20_Text">bash</text:p>
      <text:p text:style-name="Preformatted_20_Text">CopyEdit</text:p>
      <text:p text:style-name="P2"><text:span text:style-name="Source_20_Text">ssh-keygen -t rsa</text:span></text:p>
      <text:p text:style-name="Text_20_body">Tekan <text:span text:style-name="Source_20_Text">Enter</text:span> terus aja sampai selesai. File <text:span text:style-name="Source_20_Text">id_rsa.pub</text:span> akan muncul di <text:span text:style-name="Source_20_Text">~/.ssh/</text:span>.</text:p>
      <text:h text:style-name="Heading_20_4" text:outline-level="4">2. Kirim public key ke server1:</text:h>
      <text:p text:style-name="Preformatted_20_Text">bash</text:p>
      <text:p text:style-name="Preformatted_20_Text">CopyEdit</text:p>
      <text:p text:style-name="P2"><text:span text:style-name="Source_20_Text">ssh-copy-id developer@server1</text:span></text:p>
      <text:p text:style-name="Text_20_body">Masukkan <text:span text:style-name="Strong_20_Emphasis">password</text:span> <text:span text:style-name="Source_20_Text">developer</text:span> saat diminta.</text:p>
      <text:p text:style-name="Text_20_body">Kalau sukses, kamu akan lihat output mirip begini:</text:p>
      <text:p text:style-name="Preformatted_20_Text">vbnet</text:p>
      <text:p text:style-name="Preformatted_20_Text">CopyEdit</text:p>
      <text:p text:style-name="P1"><text:span text:style-name="Source_20_Text">Number of key(s) added: 1</text:span></text:p>
      <text:p text:style-name="P4"><text:span text:style-name="Source_20_Text">Now try logging into the machine, with: <text:s text:c="2"/>"ssh 'developer@server1'"</text:span></text:p>
      <text:h text:style-name="Heading_20_4" text:outline-level="4">3. Tes:</text:h>
      <text:p text:style-name="Preformatted_20_Text">bash</text:p>
      <text:p text:style-name="Preformatted_20_Text">CopyEdit</text:p>
      <text:p text:style-name="P2"><text:span text:style-name="Source_20_Text">ssh developer@server1</text:span></text:p>
      <text:p text:style-name="Text_20_body">Kalau langsung nyambung TANPA ngetik password = 💯 sukses.</text:p>
      <text:p text:style-name="Horizontal_20_Line"/>
      <text:h text:style-name="Heading_20_3" text:outline-level="3">🛡️ Bonus (opsional tapi direkomendasikan):</text:h>
      <text:p text:style-name="Text_20_body">Kalau kamu <text:span text:style-name="Strong_20_Emphasis">mau server1 hanya menerima koneksi via SSH key</text:span>, dan <text:span text:style-name="Strong_20_Emphasis">block login pakai password</text:span>, kamu bisa:</text:p>
      <text:p text:style-name="Preformatted_20_Text">bash</text:p>
      <text:p text:style-name="Preformatted_20_Text">CopyEdit</text:p>
      <text:p text:style-name="P2"><text:span text:style-name="Source_20_Text">sudo nano /etc/ssh/sshd_config</text:span></text:p>
      <text:p text:style-name="Text_20_body">Ubah:</text:p>
      <text:p text:style-name="Preformatted_20_Text"><text:soft-page-break/>nginx</text:p>
      <text:p text:style-name="Preformatted_20_Text">CopyEdit</text:p>
      <text:p text:style-name="P2"><text:span text:style-name="Source_20_Text">PasswordAuthentication no</text:span></text:p>
      <text:p text:style-name="Text_20_body">Lalu restart SSH:</text:p>
      <text:p text:style-name="Preformatted_20_Text">bash</text:p>
      <text:p text:style-name="Preformatted_20_Text">CopyEdit</text:p>
      <text:p text:style-name="P2"><text:span text:style-name="Source_20_Text">sudo systemctl restart sshd</text:span></text:p>
      <text:p text:style-name="Text_20_body">⚠️ <text:span text:style-name="Emphasis">Pastikan key-based login sudah jalan dulu sebelum kamu disable password, biar gak nyusahin diri sendiri.</text:span></text:p>
      <text:p text:style-name="Horizontal_20_Line"/>
      <text:p text:style-name="Text_20_body">Kalau udah berhasil, kita bisa lanjut ke:</text:p>
      <text:list text:style-name="L62">
        <text:list-item>
          <text:p text:style-name="P87">✨ Auto <text:span text:style-name="Source_20_Text">rsync</text:span> pakai SSH key</text:p>
        </text:list-item>
        <text:list-item>
          <text:p text:style-name="P87">📦 Deploy otomatis via SSH antar user</text:p>
        </text:list-item>
        <text:list-item>
          <text:p text:style-name="P87">📘 Setup <text:span text:style-name="Source_20_Text">known_hosts</text:span> biar lebih aman</text:p>
        </text:list-item>
        <text:list-item>
          <text:p text:style-name="P87">🔐 Batasi akses user SSH pakai <text:span text:style-name="Source_20_Text">AllowUsers</text:span> di config</text:p>
        </text:list-item>
        <text:list-item>
          <text:p text:style-name="P87">💼 Bikin environment mirip dunia kerja</text:p>
        </text:list-item>
      </text:list>
      <text:p text:style-name="Text_20_body">Gue siap bantu semua alurnya 😎 tinggal tunjuk aja arahnya!</text:p>
      <text:h text:style-name="Heading_20_5" text:outline-level="5">You said:</text:h>
      <text:p text:style-name="Text_20_body">owh jadi ssh keygen itu biar kita nggak usah masukin password ke server yang kita tuju ya karena pada dasarkan kita bisa langsungg ssh ke server2 dari server1 tanpa ssh sekalipun asalkan kita tau password dari server2</text:p>
      <text:h text:style-name="Heading_20_6" text:outline-level="6">ChatGPT said:</text:h>
      <text:p text:style-name="Text_20_body">🎯 <text:span text:style-name="Strong_20_Emphasis">Tepat banget, Budi!</text:span><text:line-break/>Kamu udah nangkep intinya dengan sangat akurat!</text:p>
      <text:p text:style-name="Horizontal_20_Line"/>
      <text:h text:style-name="Heading_20_2" text:outline-level="2">💡 Jadi gini ringkasannya:</text:h>
      <text:h text:style-name="Heading_20_3" text:outline-level="3">🔐 <text:span text:style-name="Strong_20_Emphasis">Tanpa SSH Key:</text:span></text:h>
      <text:p text:style-name="Text_20_body">Kamu bisa tetap SSH ke server lain <text:span text:style-name="Strong_20_Emphasis">selama kamu tahu password-nya</text:span>.</text:p>
      <text:p text:style-name="Preformatted_20_Text">bash</text:p>
      <text:p text:style-name="Preformatted_20_Text">CopyEdit</text:p>
      <text:p text:style-name="P2"><text:span text:style-name="Source_20_Text">ssh user@server</text:span></text:p>
      <text:p text:style-name="Text_20_body">➡️ diminta password<text:line-break/>➡️ masuk</text:p>
      <text:p text:style-name="Text_20_body">🟡 <text:span text:style-name="Emphasis">Aman, tapi manual. Harus ketik password tiap kali.</text:span></text:p>
      <text:p text:style-name="Horizontal_20_Line"/>
      <text:h text:style-name="Heading_20_3" text:outline-level="3"><text:soft-page-break/>🗝️ <text:span text:style-name="Strong_20_Emphasis">Dengan SSH Key:</text:span></text:h>
      <text:p text:style-name="Text_20_body">SSH key itu semacam "kunci rumah digital". Kamu cukup <text:span text:style-name="Strong_20_Emphasis">punya private key di lokal (client)</text:span> dan <text:span text:style-name="Strong_20_Emphasis">public key disimpan di server tujuan</text:span>, maka kamu <text:span text:style-name="Strong_20_Emphasis">nggak perlu masukin password lagi</text:span>.</text:p>
      <text:p text:style-name="Preformatted_20_Text">bash</text:p>
      <text:p text:style-name="Preformatted_20_Text">CopyEdit</text:p>
      <text:p text:style-name="P2"><text:span text:style-name="Source_20_Text">ssh user@server</text:span></text:p>
      <text:p text:style-name="Text_20_body">➡️ <text:span text:style-name="Emphasis">Langsung nyambung tanpa password</text:span></text:p>
      <text:p text:style-name="Text_20_body">✅ Cepat<text:line-break/>✅ Aman<text:line-break/>✅ Cocok buat automation (<text:span text:style-name="Source_20_Text">scp</text:span>, <text:span text:style-name="Source_20_Text">rsync</text:span>, <text:span text:style-name="Source_20_Text">Ansible</text:span>, dll)</text:p>
      <text:p text:style-name="Horizontal_20_Line"/>
      <text:h text:style-name="Heading_20_2" text:outline-level="2">🔧 Analoginya Biar Makin Nempel:</text:h>
      <text:list text:style-name="L63">
        <text:list-item>
          <text:p text:style-name="P88">Bayangin kamu mau masuk kantor.</text:p>
        </text:list-item>
        <text:list-item>
          <text:p text:style-name="P88">Kalau tanpa SSH key:<text:line-break/>Kamu harus panggil satpam dan <text:span text:style-name="Strong_20_Emphasis">ngisi buku tamu + tunjukin KTP</text:span> tiap kali.</text:p>
        </text:list-item>
        <text:list-item>
          <text:p text:style-name="P88">Kalau pakai SSH key:<text:line-break/>Kamu <text:span text:style-name="Strong_20_Emphasis">punya kartu akses khusus</text:span>, tinggal tap → pintu langsung kebuka.</text:p>
        </text:list-item>
      </text:list>
      <text:p text:style-name="Horizontal_20_Line"/>
      <text:h text:style-name="Heading_20_2" text:outline-level="2">🚀 Di Dunia SysOps &amp; DevOps</text:h>
      <text:p text:style-name="Text_20_body">SSH Key ini penting banget, karena:</text:p>
      <text:list text:style-name="L64">
        <text:list-item>
          <text:p text:style-name="P89">Kamu perlu automatisasi (<text:span text:style-name="Source_20_Text">cron</text:span>, <text:span text:style-name="Source_20_Text">rsync</text:span>, <text:span text:style-name="Source_20_Text">git pull</text:span>, <text:span text:style-name="Source_20_Text">ansible</text:span>, dll)</text:p>
        </text:list-item>
        <text:list-item>
          <text:p text:style-name="P89">Login pakai password = rawan brute-force attack</text:p>
        </text:list-item>
        <text:list-item>
          <text:p text:style-name="P89">Bisa dibuat lebih aman: key-nya dikasih <text:span text:style-name="Strong_20_Emphasis">passphrase</text:span> + pakai <text:span text:style-name="Source_20_Text">ssh-agent</text:span></text:p>
        </text:list-item>
      </text:list>
      <text:p text:style-name="Horizontal_20_Line"/>
      <text:p text:style-name="Text_20_body">Kalau kamu udah paham dan bisa setup SSH key dua arah, kita bisa naik level ke:</text:p>
      <text:list text:style-name="L65">
        <text:list-item>
          <text:p text:style-name="P90">🔄 <text:span text:style-name="Source_20_Text">rsync</text:span> backup otomatis</text:p>
        </text:list-item>
        <text:list-item>
          <text:p text:style-name="P90">🔍 monitoring via SSH</text:p>
        </text:list-item>
        <text:list-item>
          <text:p text:style-name="P90">🔄 git dengan SSH remote</text:p>
        </text:list-item>
        <text:list-item>
          <text:p text:style-name="P90">🔐 security: limit akses hanya via key</text:p>
        </text:list-item>
      </text:list>
      <text:p text:style-name="Text_20_body">Mau langsung lanjut ke salah satu itu atau mau eksplor SSH key lebih dalam dulu (misal pakai passphrase, pakai ssh-agent, atau multiple key)?</text:p>
      <text:h text:style-name="Heading_20_5" text:outline-level="5">You said:</text:h>
      <text:p text:style-name="Text_20_body">hahahahaaaaaaaa sangat sulit dengan segini banyaknya praktek dan percobaan ternyata hanya baru untuk memahami konsep ssh keygen</text:p>
      <text:h text:style-name="Heading_20_6" text:outline-level="6"><text:soft-page-break/>ChatGPT said:</text:h>
      <text:p text:style-name="Text_20_body">🤣 <text:span text:style-name="Strong_20_Emphasis">Hahahahaha... Tenang, Budi!</text:span><text:line-break/><text:span text:style-name="Strong_20_Emphasis">Ini wajar banget, sumpah.</text:span> Bahkan banyak SysOps/DevOps junior <text:span text:style-name="Strong_20_Emphasis">ngerasa jago</text:span> padahal baru ngerti "oh ternyata SSH keygen itu buat login tanpa password ya?". Padahal... baru pemanasan!</text:p>
      <text:p text:style-name="Horizontal_20_Line"/>
      <text:h text:style-name="Heading_20_2" text:outline-level="2">🚧 Kenapa Kelihatannya Susah?</text:h>
      <text:p text:style-name="Text_20_body">Karena gini:</text:p>
      <text:list text:style-name="L66">
        <text:list-item>
          <text:p text:style-name="P91">SSH itu deceptively <text:span text:style-name="Strong_20_Emphasis">sederhana di permukaan</text:span> tapi <text:span text:style-name="Strong_20_Emphasis">kompleks di bawahnya</text:span>.</text:p>
        </text:list-item>
        <text:list-item>
          <text:p text:style-name="P91">Banyak tool di dunia DevOps itu <text:span text:style-name="Strong_20_Emphasis">bergantung ke SSH</text:span>, tapi <text:span text:style-name="Strong_20_Emphasis">nggak ada yang ngajarin konsepnya dari awal secara runtut</text:span>.</text:p>
        </text:list-item>
        <text:list-item>
          <text:p text:style-name="P91">Dan kita barusan <text:span text:style-name="Strong_20_Emphasis">bikin setup real</text:span>, dengan:</text:p>
          <text:list>
            <text:list-item>
              <text:p text:style-name="P91">2 VM</text:p>
            </text:list-item>
            <text:list-item>
              <text:p text:style-name="P91">2 user beda</text:p>
            </text:list-item>
            <text:list-item>
              <text:p text:style-name="P91">IP private</text:p>
            </text:list-item>
            <text:list-item>
              <text:p text:style-name="P91">koneksi 2 arah<text:line-break/>→ itu udah setara <text:span text:style-name="Emphasis">mini-lab kecil</text:span> di dunia DevOps beneran 😎</text:p>
            </text:list-item>
          </text:list>
        </text:list-item>
      </text:list>
      <text:p text:style-name="Horizontal_20_Line"/>
      <text:h text:style-name="Heading_20_2" text:outline-level="2">🚀 Kabar Baiknya?</text:h>
      <text:p text:style-name="Text_20_body">🔥 Kamu udah ngelewatin salah satu fase paling penting:<text:line-break/><text:span text:style-name="Strong_20_Emphasis">Bukan cuma tau caranya, tapi ngerti kenapa dan gimana itu bekerja.</text:span></text:p>
      <text:p text:style-name="Text_20_body">Kebanyakan orang cuma asal:</text:p>
      <text:p text:style-name="Preformatted_20_Text">bash</text:p>
      <text:p text:style-name="Preformatted_20_Text">CopyEdit</text:p>
      <text:p text:style-name="P1"><text:span text:style-name="Source_20_Text">ssh-keygen</text:span></text:p>
      <text:p text:style-name="P4"><text:span text:style-name="Source_20_Text">ssh-copy-id</text:span></text:p>
      <text:p text:style-name="Text_20_body">...dan pas error langsung panik.<text:line-break/>Kamu sekarang bisa ngejelasin:</text:p>
      <text:list text:style-name="L67">
        <text:list-item>
          <text:p text:style-name="P92">SSH itu bisa login pakai password atau public key</text:p>
        </text:list-item>
        <text:list-item>
          <text:p text:style-name="P92"><text:span text:style-name="Source_20_Text">ssh-copy-id</text:span> nambahin public key ke <text:span text:style-name="Source_20_Text">~/.ssh/authorized_keys</text:span></text:p>
        </text:list-item>
        <text:list-item>
          <text:p text:style-name="P92">Public key cuma dipakai untuk <text:span text:style-name="Strong_20_Emphasis">verifikasi</text:span>, bukan untuk "nyambung"</text:p>
        </text:list-item>
        <text:list-item>
          <text:p text:style-name="P92">Kenapa dari server A bisa SSH ke B tapi nggak sebaliknya (karena arahannya cuma satu)</text:p>
        </text:list-item>
      </text:list>
      <text:p text:style-name="Horizontal_20_Line"/>
      <text:h text:style-name="Heading_20_2" text:outline-level="2">🔥 Level Kamu Sekarang:</text:h>
      <text:p text:style-name="Text_20_body">🟩 <text:span text:style-name="Strong_20_Emphasis">"SSH Key Warrior - Level 1"</text:span></text:p>
      <text:p text:style-name="Text_20_body"><text:soft-page-break/>Kalo kamu siap, kita bisa lanjut ke:</text:p>
      <text:list text:style-name="L68">
        <text:list-item>
          <text:p text:style-name="P93">🔄 <text:span text:style-name="Source_20_Text">rsync</text:span> backup otomatis antar server pakai SSH key</text:p>
        </text:list-item>
        <text:list-item>
          <text:p text:style-name="P93">🔑 Gunakan key dengan passphrase dan <text:span text:style-name="Source_20_Text">ssh-agent</text:span></text:p>
        </text:list-item>
        <text:list-item>
          <text:p text:style-name="P93">🔒 Hardening SSH: disable password login, pakai fail2ban</text:p>
        </text:list-item>
        <text:list-item>
          <text:p text:style-name="P93">🧠 Otomatisasi pakai Ansible (yang juga pakai SSH)</text:p>
        </text:list-item>
      </text:list>
      <text:p text:style-name="Horizontal_20_Line"/>
      <text:p text:style-name="Text_20_body"><text:span text:style-name="Strong_20_Emphasis">Tapi inget:</text:span></text:p>
      <text:p text:style-name="Quotations">"Kalau kamu bisa jelaskan sesuatu dengan jelas setelah mempraktekkannya — berarti kamu bener-bener paham."</text:p>
      <text:p text:style-name="Text_20_body">Dan kamu udah sampe ke titik itu.<text:line-break/>Jadi mau lanjut eksplor apa sekarang? Mau <text:span text:style-name="Source_20_Text">rsync</text:span>, Ansible, atau hardening SSH? 😎</text:p>
      <text:h text:style-name="Heading_20_5" text:outline-level="5">You said:</text:h>
      <text:p text:style-name="Text_20_body">hahahaaa iya jadi dari awal praktek itu sebenernya udah nangkep maksudnya klo ssh keygennya harus setup dari server1 ke server2 dan setup dari server2 ke server1 tp pas di coba dari server2 ke server1 qo nggak perlu keygen malah masukin password dari situ mulai bingung dan jadi tahu klo yang benernya itu adalah ketika ssh tidak perlu memasukkan password</text:p>
      <text:h text:style-name="Heading_20_6" text:outline-level="6">ChatGPT said:</text:h>
      <text:p text:style-name="Text_20_body">Hahahaha YESSS! 🥳<text:line-break/><text:span text:style-name="Strong_20_Emphasis">Itu dia momen "AHA!"-nya!</text:span><text:line-break/>Bener banget — kamu udah punya <text:span text:style-name="Emphasis">sense-nya</text:span> sekarang.</text:p>
      <text:p text:style-name="Horizontal_20_Line"/>
      <text:h text:style-name="Heading_20_2" text:outline-level="2">💡 Mari kita rangkum logikanya biar makin nempel:</text:h>
      <text:h text:style-name="Heading_20_3" text:outline-level="3">🔐 SSH Login itu Ada 2 Mode:</text:h>
      <text:list text:style-name="L69">
        <text:list-item>
          <text:p text:style-name="P94"><text:span text:style-name="Strong_20_Emphasis">Password-based</text:span>:<text:line-break/>Cuma butuh tau username + password → langsung masuk.</text:p>
        </text:list-item>
        <text:list-item>
          <text:p text:style-name="P94"><text:span text:style-name="Strong_20_Emphasis">Key-based (tanpa password)</text:span>:</text:p>
          <text:list>
            <text:list-item>
              <text:p text:style-name="P94">Harus ada <text:span text:style-name="Strong_20_Emphasis">private key</text:span> di client.</text:p>
            </text:list-item>
            <text:list-item>
              <text:p text:style-name="P94">Harus ada <text:span text:style-name="Strong_20_Emphasis">public key</text:span> di <text:span text:style-name="Source_20_Text">~/.ssh/authorized_keys</text:span> di server.</text:p>
            </text:list-item>
            <text:list-item>
              <text:p text:style-name="P94">Kalau cocok → masuk tanpa password.</text:p>
            </text:list-item>
          </text:list>
        </text:list-item>
      </text:list>
      <text:p text:style-name="Horizontal_20_Line"/>
      <text:h text:style-name="Heading_20_3" text:outline-level="3">🔄 Studi kasus kamu tadi:</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Dari</text:p>
            </table:table-cell>
            <table:table-cell table:style-name="Table10.A1" office:value-type="string">
              <text:p text:style-name="Table_20_Heading">Ke</text:p>
            </table:table-cell>
            <table:table-cell table:style-name="Table10.A1" office:value-type="string">
              <text:p text:style-name="Table_20_Heading">Pakai SSH Key?</text:p>
            </table:table-cell>
            <table:table-cell table:style-name="Table10.A1" office:value-type="string">
              <text:p text:style-name="Table_20_Heading">Login tanpa password?</text:p>
            </table:table-cell>
          </table:table-row>
        </table:table-header-rows>
        <table:table-row>
          <table:table-cell table:style-name="Table10.A1" office:value-type="string">
            <text:p text:style-name="Table_20_Contents">Server1 <text:soft-page-break/>(<text:span text:style-name="Source_20_Text">developer</text:span>)</text:p>
          </table:table-cell>
          <table:table-cell table:style-name="Table10.A1" office:value-type="string">
            <text:p text:style-name="Table_20_Contents">Server2 <text:soft-page-break/>(<text:span text:style-name="Source_20_Text">operation</text:span>)</text:p>
          </table:table-cell>
          <table:table-cell table:style-name="Table10.A1" office:value-type="string">
            <text:p text:style-name="Table_20_Contents">✅ iya (pakai <text:span text:style-name="Source_20_Text">ssh-copy-</text:span><text:soft-page-break/><text:span text:style-name="Source_20_Text">id</text:span>)</text:p>
          </table:table-cell>
          <table:table-cell table:style-name="Table10.A1" office:value-type="string">
            <text:p text:style-name="Table_20_Contents">✅</text:p>
          </table:table-cell>
        </table:table-row>
        <table:table-row>
          <table:table-cell table:style-name="Table10.A1" office:value-type="string">
            <text:p text:style-name="Table_20_Contents">Server2 (<text:span text:style-name="Source_20_Text">operation</text:span>)</text:p>
          </table:table-cell>
          <table:table-cell table:style-name="Table10.A1" office:value-type="string">
            <text:p text:style-name="Table_20_Contents">Server1 (<text:span text:style-name="Source_20_Text">developer</text:span>)</text:p>
          </table:table-cell>
          <table:table-cell table:style-name="Table10.A1" office:value-type="string">
            <text:p text:style-name="Table_20_Contents">❌ belum ada key</text:p>
          </table:table-cell>
          <table:table-cell table:style-name="Table10.A1" office:value-type="string">
            <text:p text:style-name="Table_20_Contents">❌ Harus password</text:p>
          </table:table-cell>
        </table:table-row>
      </table:table>
      <text:p text:style-name="Quotations">Tapi karena kamu <text:span text:style-name="Strong_20_Emphasis">tahu passwordnya</text:span>, ya bisa aja login. Tapi <text:span text:style-name="Strong_20_Emphasis">bukan pakai SSH key</text:span>.</text:p>
      <text:p text:style-name="Horizontal_20_Line"/>
      <text:h text:style-name="Heading_20_3" text:outline-level="3">🎯 Jadi simpulannya:</text:h>
      <text:p text:style-name="Quotations"><text:span text:style-name="Strong_20_Emphasis">SSH key itu bukan syarat buat konek antar server, tapi syarat buat konek TANPA password.</text:span></text:p>
      <text:p text:style-name="Text_20_body">Dan... <text:span text:style-name="Strong_20_Emphasis">dari sisi DevOps</text:span>, justru key-based authentication itu:</text:p>
      <text:list text:style-name="L70">
        <text:list-item>
          <text:p text:style-name="P95">Lebih aman</text:p>
        </text:list-item>
        <text:list-item>
          <text:p text:style-name="P95">Lebih cepat</text:p>
        </text:list-item>
        <text:list-item>
          <text:p text:style-name="P95">Bisa diotomatisasi (backup, deploy, monitoring, Ansible, dll)</text:p>
        </text:list-item>
      </text:list>
      <text:p text:style-name="Horizontal_20_Line"/>
      <text:h text:style-name="Heading_20_3" text:outline-level="3">🤖 Next Level:</text:h>
      <text:p text:style-name="Text_20_body">Kalau kamu mau lanjut, tinggal bilang. Bisa kita coba:</text:p>
      <text:list text:style-name="L71">
        <text:list-item>
          <text:p text:style-name="P96">🔄 <text:span text:style-name="Source_20_Text">rsync</text:span> backup otomatis antar 2 user beda</text:p>
        </text:list-item>
        <text:list-item>
          <text:p text:style-name="P96">⚙️ <text:span text:style-name="Source_20_Text">ssh-agent</text:span> buat handle banyak key</text:p>
        </text:list-item>
        <text:list-item>
          <text:p text:style-name="P96">🔐 Nonaktifkan login pakai password = full secure</text:p>
        </text:list-item>
        <text:list-item>
          <text:p text:style-name="P96">🤖 Setup monitoring pakai SSH key (misal pakai <text:span text:style-name="Source_20_Text">Nagios</text:span>/<text:span text:style-name="Source_20_Text">Zabbix</text:span>/<text:span text:style-name="Source_20_Text">Netdata</text:span>)</text:p>
        </text:list-item>
      </text:list>
      <text:p text:style-name="Horizontal_20_Line"/>
      <text:p text:style-name="Text_20_body">Tapi jujur aja, kamu udah <text:span text:style-name="Strong_20_Emphasis">nangkap konsep penting banget</text:span> di dunia DevOps.<text:line-break/>Kebanyakan orang lewat ini mentah-mentah dan langsung lompat ke automation — akhirnya pas error, panik 🫠</text:p>
      <text:p text:style-name="Text_20_body">Jadi, mau lanjut ke mana, Warrior SSH? 😎</text:p>
      <text:h text:style-name="Heading_20_5" text:outline-level="5">You said:</text:h>
      <text:p text:style-name="Text_20_body">🔄 rsync backup otomatis antar 2 user beda</text:p>
      <text:h text:style-name="Heading_20_6" text:outline-level="6">ChatGPT said:</text:h>
      <text:p text:style-name="Text_20_body">Oke BOS! Kita lanjut ke topik 🔄 <text:span text:style-name="Strong_20_Emphasis">rsync backup otomatis antar 2 user berbeda di 2 server berbeda</text:span>, tanpa ribet masukin password lagi! Ini salah satu skenario <text:span text:style-name="Strong_20_Emphasis">favorit SysOps/DevOps</text:span> buat backup file dari satu server ke server lain secara otomatis dan aman 💪</text:p>
      <text:p text:style-name="Horizontal_20_Line"/>
      <text:h text:style-name="Heading_20_2" text:outline-level="2"><text:soft-page-break/>🔧 SKENARIO:</text:h>
      <text:p text:style-name="Text_20_body">Misal kamu punya:</text:p>
      <text:list text:style-name="L72">
        <text:list-item>
          <text:p text:style-name="P97"><text:span text:style-name="Source_20_Text">server1 (192.168.56.11)</text:span> → punya user: <text:span text:style-name="Source_20_Text">developer</text:span></text:p>
        </text:list-item>
        <text:list-item>
          <text:p text:style-name="P97"><text:span text:style-name="Source_20_Text">server2 (192.168.56.12)</text:span> → punya user: <text:span text:style-name="Source_20_Text">operation</text:span></text:p>
        </text:list-item>
      </text:list>
      <text:p text:style-name="Text_20_body">Tujuan:</text:p>
      <text:p text:style-name="Quotations">Dari <text:span text:style-name="Source_20_Text">server1</text:span> (<text:span text:style-name="Source_20_Text">developer</text:span>) mau backup folder <text:span text:style-name="Source_20_Text">/home/developer/data/</text:span> ke <text:span text:style-name="Source_20_Text">server2</text:span> (<text:span text:style-name="Source_20_Text">operation</text:span>) ke folder <text:span text:style-name="Source_20_Text">/home/operation/backup/</text:span><text:line-break/>Secara otomatis tanpa masukin password</text:p>
      <text:p text:style-name="Horizontal_20_Line"/>
      <text:h text:style-name="Heading_20_2" text:outline-level="2">✍️ LANGKAH-LANGKAH LENGKAP:</text:h>
      <text:h text:style-name="Heading_20_3" text:outline-level="3">1️⃣ Siapkan direktori data dummy di <text:span text:style-name="Source_20_Text">server1</text:span></text:h>
      <text:p text:style-name="Preformatted_20_Text">bash</text:p>
      <text:p text:style-name="Preformatted_20_Text">CopyEdit</text:p>
      <text:p text:style-name="P1"><text:span text:style-name="Source_20_Text">[developer@server1 ~]$ mkdir ~/data</text:span></text:p>
      <text:p text:style-name="P3"><text:span text:style-name="Source_20_Text">[developer@server1 ~]$ echo "Backup file $(date)" &gt; ~/data/file1.txt</text:span></text:p>
      <text:p text:style-name="P4"><text:span text:style-name="Source_20_Text">[developer@server1 ~]$ echo "Ini file penting" &gt; ~/data/file2.txt</text:span></text:p>
      <text:h text:style-name="Heading_20_3" text:outline-level="3">2️⃣ Buat direktori tujuan di <text:span text:style-name="Source_20_Text">server2</text:span></text:h>
      <text:p text:style-name="Preformatted_20_Text">bash</text:p>
      <text:p text:style-name="Preformatted_20_Text">CopyEdit</text:p>
      <text:p text:style-name="P2"><text:span text:style-name="Source_20_Text">[operation@server2 ~]$ mkdir ~/backup</text:span></text:p>
      <text:p text:style-name="Horizontal_20_Line"/>
      <text:h text:style-name="Heading_20_3" text:outline-level="3">3️⃣ Setup SSH key dari <text:span text:style-name="Source_20_Text">server1</text:span> ke <text:span text:style-name="Source_20_Text">server2</text:span> (kalau belum)</text:h>
      <text:p text:style-name="Text_20_body">Di <text:span text:style-name="Source_20_Text">server1</text:span> sebagai user <text:span text:style-name="Source_20_Text">developer</text:span>:</text:p>
      <text:p text:style-name="Preformatted_20_Text">bash</text:p>
      <text:p text:style-name="Preformatted_20_Text">CopyEdit</text:p>
      <text:p text:style-name="P2"><text:span text:style-name="Source_20_Text">[developer@server1 ~]$ ssh-keygen -t rsa</text:span></text:p>
      <text:p text:style-name="Text_20_body">(jika ditanya lokasi file, ENTER aja terus)</text:p>
      <text:p text:style-name="Text_20_body">Lalu copy public key ke <text:span text:style-name="Source_20_Text">server2</text:span> user <text:span text:style-name="Source_20_Text">operation</text:span>:</text:p>
      <text:p text:style-name="Preformatted_20_Text">bash</text:p>
      <text:p text:style-name="Preformatted_20_Text">CopyEdit</text:p>
      <text:p text:style-name="P2"><text:span text:style-name="Source_20_Text">[developer@server1 ~]$ ssh-copy-id operation@192.168.56.12</text:span></text:p>
      <text:p text:style-name="Text_20_body">Uji coba:</text:p>
      <text:p text:style-name="Preformatted_20_Text">bash</text:p>
      <text:p text:style-name="Preformatted_20_Text">CopyEdit</text:p>
      <text:p text:style-name="P2"><text:span text:style-name="Source_20_Text">[developer@server1 ~]$ ssh operation@192.168.56.12</text:span></text:p>
      <text:p text:style-name="Text_20_body">Kalau nggak diminta password, berarti SUKSES ✅</text:p>
      <text:p text:style-name="Horizontal_20_Line"><text:soft-page-break/></text:p>
      <text:h text:style-name="Heading_20_3" text:outline-level="3">4️⃣ Jalankan <text:span text:style-name="Source_20_Text">rsync</text:span> dari server1 ke server2</text:h>
      <text:p text:style-name="Preformatted_20_Text">bash</text:p>
      <text:p text:style-name="Preformatted_20_Text">CopyEdit</text:p>
      <text:p text:style-name="P2"><text:span text:style-name="Source_20_Text">[developer@server1 ~]$ rsync -avz ~/data/ operation@192.168.56.12:/home/operation/backup/</text:span></text:p>
      <text:p text:style-name="Text_20_body">Penjelasan opsi:</text:p>
      <text:list text:style-name="L73">
        <text:list-item>
          <text:p text:style-name="P98"><text:span text:style-name="Source_20_Text">-a</text:span> = archive mode (izin file, symlink, timestamp ikut)</text:p>
        </text:list-item>
        <text:list-item>
          <text:p text:style-name="P98"><text:span text:style-name="Source_20_Text">-v</text:span> = verbose (biar keliatan prosesnya)</text:p>
        </text:list-item>
        <text:list-item>
          <text:p text:style-name="P98"><text:span text:style-name="Source_20_Text">-z</text:span> = compress data saat transfer</text:p>
        </text:list-item>
        <text:list-item>
          <text:p text:style-name="P98"><text:span text:style-name="Source_20_Text">~/data/</text:span> = folder sumber (tanda <text:span text:style-name="Source_20_Text">/</text:span> penting ya)</text:p>
        </text:list-item>
        <text:list-item>
          <text:p text:style-name="P98"><text:span text:style-name="Source_20_Text">operation@192.168.56.12:/home/operation/backup/</text:span> = tujuan (user beda, server beda)</text:p>
        </text:list-item>
      </text:list>
      <text:p text:style-name="Horizontal_20_Line"/>
      <text:h text:style-name="Heading_20_3" text:outline-level="3">5️⃣ Cek hasilnya di server2</text:h>
      <text:p text:style-name="Preformatted_20_Text">bash</text:p>
      <text:p text:style-name="Preformatted_20_Text">CopyEdit</text:p>
      <text:p text:style-name="P2"><text:span text:style-name="Source_20_Text">[operation@server2 ~]$ ls ~/backup</text:span></text:p>
      <text:p text:style-name="Text_20_body">Harusnya ada <text:span text:style-name="Source_20_Text">file1.txt</text:span> dan <text:span text:style-name="Source_20_Text">file2.txt</text:span> hasil backup 🔥</text:p>
      <text:p text:style-name="Horizontal_20_Line"/>
      <text:h text:style-name="Heading_20_3" text:outline-level="3">6️⃣ (Bonus) Otomatisasi pakai Cron (opsional)</text:h>
      <text:p text:style-name="Text_20_body">Di <text:span text:style-name="Source_20_Text">server1</text:span>, jalankan:</text:p>
      <text:p text:style-name="Preformatted_20_Text">bash</text:p>
      <text:p text:style-name="Preformatted_20_Text">CopyEdit</text:p>
      <text:p text:style-name="P2"><text:span text:style-name="Source_20_Text">[developer@server1 ~]$ crontab -e</text:span></text:p>
      <text:p text:style-name="Text_20_body">Tambahkan ini untuk backup tiap jam 3 pagi:</text:p>
      <text:p text:style-name="Preformatted_20_Text">bash</text:p>
      <text:p text:style-name="Preformatted_20_Text">CopyEdit</text:p>
      <text:p text:style-name="P2"><text:span text:style-name="Source_20_Text">0 3 * * * rsync -az ~/data/ operation@192.168.56.12:/home/operation/backup/</text:span></text:p>
      <text:p text:style-name="Horizontal_20_Line"/>
      <text:h text:style-name="Heading_20_2" text:outline-level="2">💡Tips Tambahan:</text:h>
      <text:list text:style-name="L74">
        <text:list-item>
          <text:p text:style-name="P99">Pastikan permission folder backup di server2 cukup (<text:span text:style-name="Source_20_Text">operation</text:span> punya akses tulis).</text:p>
        </text:list-item>
        <text:list-item>
          <text:p text:style-name="P99">Bisa pakai opsi <text:span text:style-name="Source_20_Text">--delete</text:span> kalau mau backup-nya mirror (hati-hati ya!).</text:p>
        </text:list-item>
        <text:list-item>
          <text:p text:style-name="P99">Gunakan hostname <text:span text:style-name="Source_20_Text">server2</text:span> kalau udah diatur <text:span text:style-name="Source_20_Text">/etc/hosts</text:span>.</text:p>
        </text:list-item>
      </text:list>
      <text:p text:style-name="Horizontal_20_Line"/>
      <text:p text:style-name="Text_20_body"><text:soft-page-break/>Mau lanjut?</text:p>
      <text:list text:style-name="L75">
        <text:list-item>
          <text:p text:style-name="P100">🔁 Arah sebaliknya (server2 → server1)</text:p>
        </text:list-item>
        <text:list-item>
          <text:p text:style-name="P100">🧪 Simulasi backup yang lebih kompleks</text:p>
        </text:list-item>
        <text:list-item>
          <text:p text:style-name="P100">📁 Sinkronisasi antar distro berbeda (Ubuntu ←→ CentOS)</text:p>
        </text:list-item>
        <text:list-item>
          <text:p text:style-name="P100">🔒 Hardening rsync pakai fail2ban atau port non-standar</text:p>
        </text:list-item>
      </text:list>
      <text:p text:style-name="Text_20_body">Terserah Kapten DevOp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21:53:43.613223271</meta:creation-date>
    <dc:date>2025-07-24T21:54:20.232275584</dc:date>
    <meta:editing-duration>PT37S</meta:editing-duration>
    <meta:editing-cycles>1</meta:editing-cycles>
    <meta:document-statistic meta:table-count="10" meta:image-count="0" meta:object-count="0" meta:page-count="43" meta:paragraph-count="1182" meta:word-count="8018" meta:character-count="50185" meta:non-whitespace-character-count="43342"/>
    <meta:generator>LibreOffice/24.2.7.2$Linux_X86_64 LibreOffice_project/420$Build-2</meta:generator>
  </office:meta>
</office:document-meta>
</file>